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54mm"/>
    </style:style>
    <style:style style:name="co2" style:family="table-column">
      <style:table-column-properties fo:break-before="auto" style:column-width="51.54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46.65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12.33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Últimos Pagamentos do Ente Devedor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Comum:</text:p>
          </table:table-cell>
          <table:table-cell office:value-type="string" calcext:value-type="string">
            <text:p>2015.04199-5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Idoso:</text:p>
          </table:table-cell>
          <table:table-cell office:value-type="string" calcext:value-type="string">
            <text:p>2019.04822-6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7/2018</text:p>
            <text:p>11:14:09</text:p>
          </table:table-cell>
          <table:table-cell office:value-type="string" calcext:value-type="string">
            <text:p>2018.03516-3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91792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7.240,0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7/2018</text:p>
            <text:p>14:52:54</text:p>
          </table:table-cell>
          <table:table-cell office:value-type="string" calcext:value-type="string">
            <text:p>2018.0352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504-</text:p>
            <text:p>77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4.709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7/2018</text:p>
            <text:p>14:53:07</text:p>
          </table:table-cell>
          <table:table-cell office:value-type="string" calcext:value-type="string">
            <text:p>2018.0353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8010-</text:p>
            <text:p>55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7.24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7/2018</text:p>
            <text:p>14:53:13</text:p>
          </table:table-cell>
          <table:table-cell office:value-type="string" calcext:value-type="string">
            <text:p>2018.03533-3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386168-</text:p>
            <text:p>02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.397,8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7/2018</text:p>
            <text:p>14:53:16</text:p>
          </table:table-cell>
          <table:table-cell office:value-type="string" calcext:value-type="string">
            <text:p>2018.0353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34540-</text:p>
            <text:p>45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.331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7/2018</text:p>
            <text:p>14:53:18</text:p>
          </table:table-cell>
          <table:table-cell office:value-type="string" calcext:value-type="string">
            <text:p>2018.0353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34540-</text:p>
            <text:p>45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9.324,3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7/2018</text:p>
            <text:p>21:00:00</text:p>
          </table:table-cell>
          <table:table-cell office:value-type="string" calcext:value-type="string">
            <text:p>2018.02547-8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83639-</text:p>
            <text:p>4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8.702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8</text:p>
            <text:p>12:19:38</text:p>
          </table:table-cell>
          <table:table-cell office:value-type="string" calcext:value-type="string">
            <text:p>2018.0356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22982-</text:p>
            <text:p>7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2.448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8</text:p>
            <text:p>16:43:28</text:p>
          </table:table-cell>
          <table:table-cell office:value-type="string" calcext:value-type="string">
            <text:p>2018.0359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99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23.743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8</text:p>
            <text:p>16:43:30</text:p>
          </table:table-cell>
          <table:table-cell office:value-type="string" calcext:value-type="string">
            <text:p>2018.0359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99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23.743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8</text:p>
            <text:p>16:43:31</text:p>
          </table:table-cell>
          <table:table-cell office:value-type="string" calcext:value-type="string">
            <text:p>2018.0359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99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5.935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8</text:p>
            <text:p>16:43:33</text:p>
          </table:table-cell>
          <table:table-cell office:value-type="string" calcext:value-type="string">
            <text:p>2018.0359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99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1.871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8</text:p>
            <text:p>16:43:34</text:p>
          </table:table-cell>
          <table:table-cell office:value-type="string" calcext:value-type="string">
            <text:p>2018.0359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99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7.804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8</text:p>
            <text:p>16:43:36</text:p>
          </table:table-cell>
          <table:table-cell office:value-type="string" calcext:value-type="string">
            <text:p>2018.0359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99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3.743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8</text:p>
            <text:p>16:43:37</text:p>
          </table:table-cell>
          <table:table-cell office:value-type="string" calcext:value-type="string">
            <text:p>2018.0359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99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7.804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8</text:p>
            <text:p>16:43:39</text:p>
          </table:table-cell>
          <table:table-cell office:value-type="string" calcext:value-type="string">
            <text:p>2018.0360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99-</text:p>
            <text:p>5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5.935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7/2018</text:p>
            <text:p>17:33:50</text:p>
          </table:table-cell>
          <table:table-cell office:value-type="string" calcext:value-type="string">
            <text:p>2018.0360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5305-</text:p>
            <text:p>4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1.594,5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5/07/2018</text:p>
          </table:table-cell>
          <table:table-cell office:value-type="string" calcext:value-type="string">
            <text:p>2018.03602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85305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1.594,5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33:50</text:p>
          </table:table-cell>
          <table:table-cell table:number-columns-repeated="2"/>
          <table:table-cell office:value-type="string" calcext:value-type="string">
            <text:p>42.2003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7/2018</text:p>
            <text:p>19:21:05</text:p>
          </table:table-cell>
          <table:table-cell office:value-type="string" calcext:value-type="string">
            <text:p>2018.0351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22916-</text:p>
            <text:p>9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8.160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7/2018</text:p>
            <text:p>15:14:00</text:p>
          </table:table-cell>
          <table:table-cell office:value-type="string" calcext:value-type="string">
            <text:p>2018.0363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4889-</text:p>
            <text:p>37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2.408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7/2018</text:p>
            <text:p>13:35:56</text:p>
          </table:table-cell>
          <table:table-cell office:value-type="string" calcext:value-type="string">
            <text:p>2018.0364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424-</text:p>
            <text:p>1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5.381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7/2018</text:p>
            <text:p>14:46:37</text:p>
          </table:table-cell>
          <table:table-cell office:value-type="string" calcext:value-type="string">
            <text:p>2018.0365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544-</text:p>
            <text:p>28.2014.8.19.0034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.209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7/2018</text:p>
            <text:p>14:57:12</text:p>
          </table:table-cell>
          <table:table-cell office:value-type="string" calcext:value-type="string">
            <text:p>2018.03655-0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18618-</text:p>
            <text:p>2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9.070,2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7/2018</text:p>
            <text:p>13:55:33</text:p>
          </table:table-cell>
          <table:table-cell office:value-type="string" calcext:value-type="string">
            <text:p>2018.0368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4415-</text:p>
            <text:p>54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47.599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7/2018</text:p>
            <text:p>13:55:34</text:p>
          </table:table-cell>
          <table:table-cell office:value-type="string" calcext:value-type="string">
            <text:p>2018.0368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9158-</text:p>
            <text:p>4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6.471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7/2018</text:p>
            <text:p>18:21:47</text:p>
          </table:table-cell>
          <table:table-cell office:value-type="string" calcext:value-type="string">
            <text:p>2018.03701-8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56293-</text:p>
            <text:p>15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96.00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8</text:p>
            <text:p>11:48:53</text:p>
          </table:table-cell>
          <table:table-cell office:value-type="string" calcext:value-type="string">
            <text:p>2018.03739-5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64891-</text:p>
            <text:p>74.2013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7.943,3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8</text:p>
            <text:p>11:48:55</text:p>
          </table:table-cell>
          <table:table-cell office:value-type="string" calcext:value-type="string">
            <text:p>2018.03740-9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64891-</text:p>
            <text:p>74.2013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0.337,1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2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6/07/2018</text:p>
            <text:p>11:48:57</text:p>
          </table:table-cell>
          <table:table-cell office:value-type="string" calcext:value-type="string">
            <text:p>2018.03741-7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64891-</text:p>
            <text:p>74.2013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2.071,8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7/2018</text:p>
            <text:p>11:48:59</text:p>
          </table:table-cell>
          <table:table-cell office:value-type="string" calcext:value-type="string">
            <text:p>2018.0374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4891-</text:p>
            <text:p>74.2013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7.088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7/2018</text:p>
            <text:p>16:15:58</text:p>
          </table:table-cell>
          <table:table-cell office:value-type="string" calcext:value-type="string">
            <text:p>2018.0375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4651-</text:p>
            <text:p>3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4.756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7/2018</text:p>
            <text:p>11:28:33</text:p>
          </table:table-cell>
          <table:table-cell office:value-type="string" calcext:value-type="string">
            <text:p>2018.0376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653-</text:p>
            <text:p>37.1994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3.097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7/2018</text:p>
            <text:p>11:28:35</text:p>
          </table:table-cell>
          <table:table-cell office:value-type="string" calcext:value-type="string">
            <text:p>2018.0376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653-</text:p>
            <text:p>37.1994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3.097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7/2018</text:p>
            <text:p>17:37:38</text:p>
          </table:table-cell>
          <table:table-cell office:value-type="string" calcext:value-type="string">
            <text:p>2018.0377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1322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52.108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8/2018</text:p>
            <text:p>16:15:57</text:p>
          </table:table-cell>
          <table:table-cell office:value-type="string" calcext:value-type="string">
            <text:p>2018.0380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821-</text:p>
            <text:p>07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5.225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8/2018</text:p>
            <text:p>21:05:01</text:p>
          </table:table-cell>
          <table:table-cell office:value-type="string" calcext:value-type="string">
            <text:p>2018.0378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1298-</text:p>
            <text:p>93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.925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8/2018</text:p>
            <text:p>11:20:53</text:p>
          </table:table-cell>
          <table:table-cell office:value-type="string" calcext:value-type="string">
            <text:p>2018.0385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553-</text:p>
            <text:p>86.2006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5.466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8/2018</text:p>
            <text:p>11:24:34</text:p>
          </table:table-cell>
          <table:table-cell office:value-type="string" calcext:value-type="string">
            <text:p>2018.0385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553-</text:p>
            <text:p>86.2006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.269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8/2018</text:p>
            <text:p>10:43:40</text:p>
          </table:table-cell>
          <table:table-cell office:value-type="string" calcext:value-type="string">
            <text:p>2018.0382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932-</text:p>
            <text:p>76.2007.8.19.0065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.257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8/2018</text:p>
            <text:p>10:43:42</text:p>
          </table:table-cell>
          <table:table-cell office:value-type="string" calcext:value-type="string">
            <text:p>2018.0382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932-</text:p>
            <text:p>76.2007.8.19.0065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2.759,1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8/2018</text:p>
            <text:p>10:43:44</text:p>
          </table:table-cell>
          <table:table-cell office:value-type="string" calcext:value-type="string">
            <text:p>2018.0382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932-</text:p>
            <text:p>76.2007.8.19.0065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2.759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8/2018</text:p>
            <text:p>22:02:10</text:p>
          </table:table-cell>
          <table:table-cell office:value-type="string" calcext:value-type="string">
            <text:p>2018.0383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396-</text:p>
            <text:p>48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1.067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8/2018</text:p>
            <text:p>14:38:32</text:p>
          </table:table-cell>
          <table:table-cell office:value-type="string" calcext:value-type="string">
            <text:p>2018.0384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665-</text:p>
            <text:p>2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.100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8/2018</text:p>
            <text:p>14:38:33</text:p>
          </table:table-cell>
          <table:table-cell office:value-type="string" calcext:value-type="string">
            <text:p>2018.0384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66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96.023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8/2018</text:p>
            <text:p>14:38:35</text:p>
          </table:table-cell>
          <table:table-cell office:value-type="string" calcext:value-type="string">
            <text:p>2018.0384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66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1.032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8/2018</text:p>
            <text:p>14:38:36</text:p>
          </table:table-cell>
          <table:table-cell office:value-type="string" calcext:value-type="string">
            <text:p>2018.0384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66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96.023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8/2018</text:p>
            <text:p>14:38:38</text:p>
          </table:table-cell>
          <table:table-cell office:value-type="string" calcext:value-type="string">
            <text:p>2018.0384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66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92.046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8/2018</text:p>
            <text:p>14:38:39</text:p>
          </table:table-cell>
          <table:table-cell office:value-type="string" calcext:value-type="string">
            <text:p>2018.0384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66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1.032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8/2018</text:p>
            <text:p>14:38:42</text:p>
          </table:table-cell>
          <table:table-cell office:value-type="string" calcext:value-type="string">
            <text:p>2018.0384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071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61.18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8/2018</text:p>
            <text:p>14:38:44</text:p>
          </table:table-cell>
          <table:table-cell office:value-type="string" calcext:value-type="string">
            <text:p>2018.0384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071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5.325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8/2018</text:p>
            <text:p>14:38:45</text:p>
          </table:table-cell>
          <table:table-cell office:value-type="string" calcext:value-type="string">
            <text:p>2018.0384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071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5.325,6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5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3/08/2018</text:p>
          </table:table-cell>
          <table:table-cell office:value-type="string" calcext:value-type="string">
            <text:p>2018.03870-7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82564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2.736,1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11:11</text:p>
          </table:table-cell>
          <table:table-cell table:number-columns-repeated="2"/>
          <table:table-cell office:value-type="string" calcext:value-type="string">
            <text:p>95.2007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8/2018</text:p>
            <text:p>16:11:15</text:p>
          </table:table-cell>
          <table:table-cell office:value-type="string" calcext:value-type="string">
            <text:p>2018.0387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2564-</text:p>
            <text:p>95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.736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8/2018</text:p>
            <text:p>14:25:46</text:p>
          </table:table-cell>
          <table:table-cell office:value-type="string" calcext:value-type="string">
            <text:p>2018.0387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183-</text:p>
            <text:p>61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4.372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8/2018</text:p>
            <text:p>14:25:47</text:p>
          </table:table-cell>
          <table:table-cell office:value-type="string" calcext:value-type="string">
            <text:p>2018.0387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183-</text:p>
            <text:p>61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5.546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8/2018</text:p>
            <text:p>14:25:48</text:p>
          </table:table-cell>
          <table:table-cell office:value-type="string" calcext:value-type="string">
            <text:p>2018.0387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183-</text:p>
            <text:p>61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5.546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8/2018</text:p>
            <text:p>16:14:56</text:p>
          </table:table-cell>
          <table:table-cell office:value-type="string" calcext:value-type="string">
            <text:p>2018.0389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272-</text:p>
            <text:p>38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1.207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8/2018</text:p>
            <text:p>16:14:57</text:p>
          </table:table-cell>
          <table:table-cell office:value-type="string" calcext:value-type="string">
            <text:p>2018.0389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272-</text:p>
            <text:p>38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47.081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8/2018</text:p>
            <text:p>16:14:59</text:p>
          </table:table-cell>
          <table:table-cell office:value-type="string" calcext:value-type="string">
            <text:p>2018.0389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272-</text:p>
            <text:p>38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6.257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8/2018</text:p>
            <text:p>16:15:00</text:p>
          </table:table-cell>
          <table:table-cell office:value-type="string" calcext:value-type="string">
            <text:p>2018.0390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272-</text:p>
            <text:p>38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65.315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8/2018</text:p>
            <text:p>16:15:02</text:p>
          </table:table-cell>
          <table:table-cell office:value-type="string" calcext:value-type="string">
            <text:p>2018.0390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272-</text:p>
            <text:p>38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7.660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8/2018</text:p>
            <text:p>16:15:03</text:p>
          </table:table-cell>
          <table:table-cell office:value-type="string" calcext:value-type="string">
            <text:p>2018.0390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272-</text:p>
            <text:p>38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0.609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6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5/08/2018</text:p>
            <text:p>16:15:05</text:p>
          </table:table-cell>
          <table:table-cell office:value-type="string" calcext:value-type="string">
            <text:p>2018.0390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272-</text:p>
            <text:p>38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2.303,8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8/2018</text:p>
            <text:p>16:15:06</text:p>
          </table:table-cell>
          <table:table-cell office:value-type="string" calcext:value-type="string">
            <text:p>2018.0390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272-</text:p>
            <text:p>38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0.824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8</text:p>
            <text:p>12:45:09</text:p>
          </table:table-cell>
          <table:table-cell office:value-type="string" calcext:value-type="string">
            <text:p>2018.0391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2500-</text:p>
            <text:p>23.2000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9.763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8</text:p>
            <text:p>15:43:00</text:p>
          </table:table-cell>
          <table:table-cell office:value-type="string" calcext:value-type="string">
            <text:p>2018.0391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6178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5.308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8</text:p>
            <text:p>15:43:00</text:p>
          </table:table-cell>
          <table:table-cell office:value-type="string" calcext:value-type="string">
            <text:p>2018.0391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6178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.008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8</text:p>
            <text:p>18:43:34</text:p>
          </table:table-cell>
          <table:table-cell office:value-type="string" calcext:value-type="string">
            <text:p>2018.0392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1129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9.774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8</text:p>
            <text:p>20:54:33</text:p>
          </table:table-cell>
          <table:table-cell office:value-type="string" calcext:value-type="string">
            <text:p>2018.0392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3152-</text:p>
            <text:p>0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5.506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8</text:p>
            <text:p>20:54:33</text:p>
          </table:table-cell>
          <table:table-cell office:value-type="string" calcext:value-type="string">
            <text:p>2018.0392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3152-</text:p>
            <text:p>0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5.506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8/2018</text:p>
            <text:p>20:54:35</text:p>
          </table:table-cell>
          <table:table-cell office:value-type="string" calcext:value-type="string">
            <text:p>2018.0392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3152-</text:p>
            <text:p>0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45.696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8/2018</text:p>
            <text:p>17:47:05</text:p>
          </table:table-cell>
          <table:table-cell office:value-type="string" calcext:value-type="string">
            <text:p>2018.0393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8301-</text:p>
            <text:p>47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.239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8/2018</text:p>
            <text:p>10:36:08</text:p>
          </table:table-cell>
          <table:table-cell office:value-type="string" calcext:value-type="string">
            <text:p>2018.0395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07666-</text:p>
            <text:p>04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5.12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8/2018</text:p>
            <text:p>16:43:58</text:p>
          </table:table-cell>
          <table:table-cell office:value-type="string" calcext:value-type="string">
            <text:p>2018.0396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9691-</text:p>
            <text:p>40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950.447,9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8/2018</text:p>
            <text:p>16:43:59</text:p>
          </table:table-cell>
          <table:table-cell office:value-type="string" calcext:value-type="string">
            <text:p>2018.0396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9691-</text:p>
            <text:p>40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30.584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8/2018</text:p>
            <text:p>16:44:01</text:p>
          </table:table-cell>
          <table:table-cell office:value-type="string" calcext:value-type="string">
            <text:p>2018.0396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9691-</text:p>
            <text:p>40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024.811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8/2018</text:p>
            <text:p>12:46:12</text:p>
          </table:table-cell>
          <table:table-cell office:value-type="string" calcext:value-type="string">
            <text:p>2018.0397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407-</text:p>
            <text:p>8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92.418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8/2018</text:p>
            <text:p>14:31:48</text:p>
          </table:table-cell>
          <table:table-cell office:value-type="string" calcext:value-type="string">
            <text:p>2018.0398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8402-</text:p>
            <text:p>46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6.824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8/2018</text:p>
            <text:p>15:01:07</text:p>
          </table:table-cell>
          <table:table-cell office:value-type="string" calcext:value-type="string">
            <text:p>2018.0399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506-</text:p>
            <text:p>4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7.887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8/2018</text:p>
            <text:p>18:58:05</text:p>
          </table:table-cell>
          <table:table-cell office:value-type="string" calcext:value-type="string">
            <text:p>2018.0400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868-</text:p>
            <text:p>13.2002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62.882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8/2018</text:p>
            <text:p>18:58:07</text:p>
          </table:table-cell>
          <table:table-cell office:value-type="string" calcext:value-type="string">
            <text:p>2018.0400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868-</text:p>
            <text:p>13.2002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71.177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8/2018</text:p>
            <text:p>18:58:09</text:p>
          </table:table-cell>
          <table:table-cell office:value-type="string" calcext:value-type="string">
            <text:p>2018.0400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868-</text:p>
            <text:p>13.2002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2.479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8/2018</text:p>
            <text:p>15:08:37</text:p>
          </table:table-cell>
          <table:table-cell office:value-type="string" calcext:value-type="string">
            <text:p>2018.0401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868-</text:p>
            <text:p>13.2002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9.452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8/2018</text:p>
            <text:p>15:54:11</text:p>
          </table:table-cell>
          <table:table-cell office:value-type="string" calcext:value-type="string">
            <text:p>2018.0401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2383-</text:p>
            <text:p>04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0.017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8/2018</text:p>
            <text:p>18:55:23</text:p>
          </table:table-cell>
          <table:table-cell office:value-type="string" calcext:value-type="string">
            <text:p>2018.0401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87-</text:p>
            <text:p>9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2.241,9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8/08/2018</text:p>
          </table:table-cell>
          <table:table-cell office:value-type="string" calcext:value-type="string">
            <text:p>2018.04015-9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19187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8.747,2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55:25</text:p>
          </table:table-cell>
          <table:table-cell table:number-columns-repeated="2"/>
          <table:table-cell office:value-type="string" calcext:value-type="string">
            <text:p>92.2003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8/2018</text:p>
            <text:p>18:55:26</text:p>
          </table:table-cell>
          <table:table-cell office:value-type="string" calcext:value-type="string">
            <text:p>2018.0401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87-</text:p>
            <text:p>9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7.678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8/2018</text:p>
            <text:p>11:09:20</text:p>
          </table:table-cell>
          <table:table-cell office:value-type="string" calcext:value-type="string">
            <text:p>2018.0402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8962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8.041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8/2018</text:p>
            <text:p>12:35:12</text:p>
          </table:table-cell>
          <table:table-cell office:value-type="string" calcext:value-type="string">
            <text:p>2018.0402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9276-</text:p>
            <text:p>43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0.798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8/2018</text:p>
            <text:p>12:35:14</text:p>
          </table:table-cell>
          <table:table-cell office:value-type="string" calcext:value-type="string">
            <text:p>2018.0402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9276-</text:p>
            <text:p>43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0.266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8/2018</text:p>
            <text:p>12:35:16</text:p>
          </table:table-cell>
          <table:table-cell office:value-type="string" calcext:value-type="string">
            <text:p>2018.0402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9276-</text:p>
            <text:p>43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.266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8/2018</text:p>
            <text:p>12:35:18</text:p>
          </table:table-cell>
          <table:table-cell office:value-type="string" calcext:value-type="string">
            <text:p>2018.0402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9276-</text:p>
            <text:p>43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.266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8/2018</text:p>
            <text:p>17:37:00</text:p>
          </table:table-cell>
          <table:table-cell office:value-type="string" calcext:value-type="string">
            <text:p>2018.0404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2960-</text:p>
            <text:p>8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4.583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9/2018</text:p>
            <text:p>13:48:04</text:p>
          </table:table-cell>
          <table:table-cell office:value-type="string" calcext:value-type="string">
            <text:p>2018.0405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8682-</text:p>
            <text:p>05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1.460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9/2018</text:p>
            <text:p>13:48:06</text:p>
          </table:table-cell>
          <table:table-cell office:value-type="string" calcext:value-type="string">
            <text:p>2018.0405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8682-</text:p>
            <text:p>05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0.326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9/2018</text:p>
            <text:p>13:48:07</text:p>
          </table:table-cell>
          <table:table-cell office:value-type="string" calcext:value-type="string">
            <text:p>2018.0405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8682-</text:p>
            <text:p>05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5.227,4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9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3/09/2018</text:p>
            <text:p>13:48:08</text:p>
          </table:table-cell>
          <table:table-cell office:value-type="string" calcext:value-type="string">
            <text:p>2018.0405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8682-</text:p>
            <text:p>05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5.440,1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9/2018</text:p>
            <text:p>13:48:10</text:p>
          </table:table-cell>
          <table:table-cell office:value-type="string" calcext:value-type="string">
            <text:p>2018.0405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8682-</text:p>
            <text:p>05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9.756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9/2018</text:p>
            <text:p>13:48:11</text:p>
          </table:table-cell>
          <table:table-cell office:value-type="string" calcext:value-type="string">
            <text:p>2018.0405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8682-</text:p>
            <text:p>05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9.549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9/2018</text:p>
            <text:p>18:33:25</text:p>
          </table:table-cell>
          <table:table-cell office:value-type="string" calcext:value-type="string">
            <text:p>2018.0407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6084-</text:p>
            <text:p>5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442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9/2018</text:p>
            <text:p>13:38:44</text:p>
          </table:table-cell>
          <table:table-cell office:value-type="string" calcext:value-type="string">
            <text:p>2018.0407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5629-</text:p>
            <text:p>1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2.361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9/2018</text:p>
            <text:p>13:15:52</text:p>
          </table:table-cell>
          <table:table-cell office:value-type="string" calcext:value-type="string">
            <text:p>2018.0412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407-</text:p>
            <text:p>8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0.34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9/2018</text:p>
            <text:p>13:15:55</text:p>
          </table:table-cell>
          <table:table-cell office:value-type="string" calcext:value-type="string">
            <text:p>2018.0409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2210-</text:p>
            <text:p>3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4.982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9/2018</text:p>
            <text:p>11:29:40</text:p>
          </table:table-cell>
          <table:table-cell office:value-type="string" calcext:value-type="string">
            <text:p>2018.0412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111-</text:p>
            <text:p>70.2002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9.063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9/2018</text:p>
            <text:p>18:11:36</text:p>
          </table:table-cell>
          <table:table-cell office:value-type="string" calcext:value-type="string">
            <text:p>2018.0417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5216-</text:p>
            <text:p>27.2002.8.19.0014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8.004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9/2018</text:p>
            <text:p>18:11:38</text:p>
          </table:table-cell>
          <table:table-cell office:value-type="string" calcext:value-type="string">
            <text:p>2018.0411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5216-</text:p>
            <text:p>27.2002.8.19.0014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7.123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9/2018</text:p>
            <text:p>14:41:20</text:p>
          </table:table-cell>
          <table:table-cell office:value-type="string" calcext:value-type="string">
            <text:p>2018.0421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729-</text:p>
            <text:p>88.2018.8.19.0002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4.254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9/2018</text:p>
            <text:p>17:01:09</text:p>
          </table:table-cell>
          <table:table-cell office:value-type="string" calcext:value-type="string">
            <text:p>2018.0414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9301-</text:p>
            <text:p>7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9.544,2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9/2018</text:p>
            <text:p>17:01:10</text:p>
          </table:table-cell>
          <table:table-cell office:value-type="string" calcext:value-type="string">
            <text:p>2018.0415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9301-</text:p>
            <text:p>7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42.445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9/2018</text:p>
            <text:p>17:01:11</text:p>
          </table:table-cell>
          <table:table-cell office:value-type="string" calcext:value-type="string">
            <text:p>2018.0415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9301-</text:p>
            <text:p>7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32.476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9/2018</text:p>
            <text:p>17:01:19</text:p>
          </table:table-cell>
          <table:table-cell office:value-type="string" calcext:value-type="string">
            <text:p>2018.0415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4145-</text:p>
            <text:p>12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8.327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9/2018</text:p>
            <text:p>18:16:41</text:p>
          </table:table-cell>
          <table:table-cell office:value-type="string" calcext:value-type="string">
            <text:p>2018.0420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32920-</text:p>
            <text:p>0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1.466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9/2018</text:p>
            <text:p>14:36:41</text:p>
          </table:table-cell>
          <table:table-cell office:value-type="string" calcext:value-type="string">
            <text:p>2018.0416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25600-</text:p>
            <text:p>59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.978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9/2018</text:p>
            <text:p>15:41:58</text:p>
          </table:table-cell>
          <table:table-cell office:value-type="string" calcext:value-type="string">
            <text:p>2018.0416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4012-</text:p>
            <text:p>8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.338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9/2018</text:p>
            <text:p>13:40:32</text:p>
          </table:table-cell>
          <table:table-cell office:value-type="string" calcext:value-type="string">
            <text:p>2018.0419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0387-</text:p>
            <text:p>34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3.790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9/2018</text:p>
            <text:p>18:15:59</text:p>
          </table:table-cell>
          <table:table-cell office:value-type="string" calcext:value-type="string">
            <text:p>2018.0424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0312-</text:p>
            <text:p>79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0.362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9/2018</text:p>
            <text:p>18:16:00</text:p>
          </table:table-cell>
          <table:table-cell office:value-type="string" calcext:value-type="string">
            <text:p>2018.0424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0312-</text:p>
            <text:p>79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1.810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9/2018</text:p>
            <text:p>18:36:21</text:p>
          </table:table-cell>
          <table:table-cell office:value-type="string" calcext:value-type="string">
            <text:p>2018.0425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21616-</text:p>
            <text:p>3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93.583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0/2018</text:p>
            <text:p>13:37:46</text:p>
          </table:table-cell>
          <table:table-cell office:value-type="string" calcext:value-type="string">
            <text:p>2018.0424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4687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3.252,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1/10/2018</text:p>
          </table:table-cell>
          <table:table-cell office:value-type="string" calcext:value-type="string">
            <text:p>2018.04271-2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04996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.762,4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55:39</text:p>
          </table:table-cell>
          <table:table-cell table:number-columns-repeated="2"/>
          <table:table-cell office:value-type="string" calcext:value-type="string">
            <text:p>92.2007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10/2018</text:p>
            <text:p>17:55:41</text:p>
          </table:table-cell>
          <table:table-cell office:value-type="string" calcext:value-type="string">
            <text:p>2018.0425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4996-</text:p>
            <text:p>92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.762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10/2018</text:p>
            <text:p>17:52:27</text:p>
          </table:table-cell>
          <table:table-cell office:value-type="string" calcext:value-type="string">
            <text:p>2018.0423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3921-</text:p>
            <text:p>56.2002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6.641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10/2018</text:p>
            <text:p>18:53:44</text:p>
          </table:table-cell>
          <table:table-cell office:value-type="string" calcext:value-type="string">
            <text:p>2018.0423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2903-</text:p>
            <text:p>5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.436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10/2018</text:p>
            <text:p>18:53:50</text:p>
          </table:table-cell>
          <table:table-cell office:value-type="string" calcext:value-type="string">
            <text:p>2018.04247-0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37707-</text:p>
            <text:p>1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9.565,3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10/2018</text:p>
            <text:p>18:53:51</text:p>
          </table:table-cell>
          <table:table-cell office:value-type="string" calcext:value-type="string">
            <text:p>2018.0423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7707-</text:p>
            <text:p>1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.874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10/2018</text:p>
            <text:p>18:46:30</text:p>
          </table:table-cell>
          <table:table-cell office:value-type="string" calcext:value-type="string">
            <text:p>2018.0430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2385-</text:p>
            <text:p>49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360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10/2018</text:p>
            <text:p>13:15:34</text:p>
          </table:table-cell>
          <table:table-cell office:value-type="string" calcext:value-type="string">
            <text:p>2018.0428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3150-</text:p>
            <text:p>71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8.120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10/2018</text:p>
            <text:p>19:24:10</text:p>
          </table:table-cell>
          <table:table-cell office:value-type="string" calcext:value-type="string">
            <text:p>2018.0427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924-</text:p>
            <text:p>33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6.532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11/2018</text:p>
            <text:p>14:44:29</text:p>
          </table:table-cell>
          <table:table-cell office:value-type="string" calcext:value-type="string">
            <text:p>2019.0001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3916-</text:p>
            <text:p>34.2002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3.940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12/2018</text:p>
            <text:p>15:17:02</text:p>
          </table:table-cell>
          <table:table-cell office:value-type="string" calcext:value-type="string">
            <text:p>2019.0003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9868-</text:p>
            <text:p>4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7.624,5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3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5/12/2018</text:p>
            <text:p>19:11:49</text:p>
          </table:table-cell>
          <table:table-cell office:value-type="string" calcext:value-type="string">
            <text:p>2019.0001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5721-</text:p>
            <text:p>55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89.306,0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12/2018</text:p>
            <text:p>14:46:00</text:p>
          </table:table-cell>
          <table:table-cell office:value-type="string" calcext:value-type="string">
            <text:p>2019.0042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3207-</text:p>
            <text:p>88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.955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12/2018</text:p>
            <text:p>14:46:01</text:p>
          </table:table-cell>
          <table:table-cell office:value-type="string" calcext:value-type="string">
            <text:p>2019.0032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3207-</text:p>
            <text:p>88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.600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12/2018</text:p>
            <text:p>18:26:29</text:p>
          </table:table-cell>
          <table:table-cell office:value-type="string" calcext:value-type="string">
            <text:p>2019.0033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879-</text:p>
            <text:p>2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.250.052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12/2018</text:p>
            <text:p>18:26:33</text:p>
          </table:table-cell>
          <table:table-cell office:value-type="string" calcext:value-type="string">
            <text:p>2019.0032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340-</text:p>
            <text:p>63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7.312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12/2018</text:p>
            <text:p>17:50:09</text:p>
          </table:table-cell>
          <table:table-cell office:value-type="string" calcext:value-type="string">
            <text:p>2019.0033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511-</text:p>
            <text:p>59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106.049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2/2018</text:p>
            <text:p>15:53:16</text:p>
          </table:table-cell>
          <table:table-cell office:value-type="string" calcext:value-type="string">
            <text:p>2019.0037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2551-</text:p>
            <text:p>29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7.220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2/2018</text:p>
            <text:p>15:53:18</text:p>
          </table:table-cell>
          <table:table-cell office:value-type="string" calcext:value-type="string">
            <text:p>2019.0035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2551-</text:p>
            <text:p>29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.66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2/2018</text:p>
            <text:p>19:46:35</text:p>
          </table:table-cell>
          <table:table-cell office:value-type="string" calcext:value-type="string">
            <text:p>2019.0037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1655-</text:p>
            <text:p>1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.453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2/2018</text:p>
            <text:p>20:46:33</text:p>
          </table:table-cell>
          <table:table-cell office:value-type="string" calcext:value-type="string">
            <text:p>2019.0037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1655-</text:p>
            <text:p>1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.453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12/2018</text:p>
            <text:p>20:46:37</text:p>
          </table:table-cell>
          <table:table-cell office:value-type="string" calcext:value-type="string">
            <text:p>2019.0035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1655-</text:p>
            <text:p>1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8.781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12/2018</text:p>
            <text:p>19:09:33</text:p>
          </table:table-cell>
          <table:table-cell office:value-type="string" calcext:value-type="string">
            <text:p>2019.0036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06-</text:p>
            <text:p>57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0.370,8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12/2018</text:p>
            <text:p>19:09:33</text:p>
          </table:table-cell>
          <table:table-cell office:value-type="string" calcext:value-type="string">
            <text:p>2019.0037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806-</text:p>
            <text:p>57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03.708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12/2018</text:p>
            <text:p>17:52:57</text:p>
          </table:table-cell>
          <table:table-cell office:value-type="string" calcext:value-type="string">
            <text:p>2019.0040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1214-</text:p>
            <text:p>24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.241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12/2018</text:p>
            <text:p>08:20:15</text:p>
          </table:table-cell>
          <table:table-cell office:value-type="string" calcext:value-type="string">
            <text:p>2019.0040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0681-</text:p>
            <text:p>1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.047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12/2018</text:p>
            <text:p>08:20:17</text:p>
          </table:table-cell>
          <table:table-cell office:value-type="string" calcext:value-type="string">
            <text:p>2019.0005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0681-</text:p>
            <text:p>1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5.636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12/2018</text:p>
            <text:p>08:20:18</text:p>
          </table:table-cell>
          <table:table-cell office:value-type="string" calcext:value-type="string">
            <text:p>2019.0007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0681-</text:p>
            <text:p>1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.907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12/2018</text:p>
            <text:p>08:20:20</text:p>
          </table:table-cell>
          <table:table-cell office:value-type="string" calcext:value-type="string">
            <text:p>2019.0007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0681-</text:p>
            <text:p>1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2.859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12/2018</text:p>
            <text:p>08:20:23</text:p>
          </table:table-cell>
          <table:table-cell office:value-type="string" calcext:value-type="string">
            <text:p>2019.0007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0681-</text:p>
            <text:p>1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2.17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12/2018</text:p>
            <text:p>12:52:56</text:p>
          </table:table-cell>
          <table:table-cell office:value-type="string" calcext:value-type="string">
            <text:p>2019.0041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5716-</text:p>
            <text:p>30.2000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34.083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12/2018</text:p>
            <text:p>15:15:33</text:p>
          </table:table-cell>
          <table:table-cell office:value-type="string" calcext:value-type="string">
            <text:p>2019.00075-4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349432-</text:p>
            <text:p>5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2.445,7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12/2018</text:p>
            <text:p>15:16:53</text:p>
          </table:table-cell>
          <table:table-cell office:value-type="string" calcext:value-type="string">
            <text:p>2019.0004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1811-</text:p>
            <text:p>04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7.948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12/2018</text:p>
            <text:p>15:37:34</text:p>
          </table:table-cell>
          <table:table-cell office:value-type="string" calcext:value-type="string">
            <text:p>2019.0004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8.631,8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5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8/12/2018</text:p>
          </table:table-cell>
          <table:table-cell office:value-type="string" calcext:value-type="string">
            <text:p>2019.00064-9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96756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87.007,8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37:35</text:p>
          </table:table-cell>
          <table:table-cell table:number-columns-repeated="2"/>
          <table:table-cell office:value-type="string" calcext:value-type="string">
            <text:p>50.199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12/2018</text:p>
            <text:p>15:37:37</text:p>
          </table:table-cell>
          <table:table-cell office:value-type="string" calcext:value-type="string">
            <text:p>2019.00068-1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35.703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12/2018</text:p>
            <text:p>15:37:38</text:p>
          </table:table-cell>
          <table:table-cell office:value-type="string" calcext:value-type="string">
            <text:p>2019.0005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1.927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12/2018</text:p>
            <text:p>12:02:54</text:p>
          </table:table-cell>
          <table:table-cell office:value-type="string" calcext:value-type="string">
            <text:p>2019.0007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231-</text:p>
            <text:p>87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9.257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12/2018</text:p>
            <text:p>17:57:16</text:p>
          </table:table-cell>
          <table:table-cell office:value-type="string" calcext:value-type="string">
            <text:p>2019.0005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2.087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12/2018</text:p>
            <text:p>17:57:18</text:p>
          </table:table-cell>
          <table:table-cell office:value-type="string" calcext:value-type="string">
            <text:p>2019.0004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2.087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12/2018</text:p>
            <text:p>17:57:20</text:p>
          </table:table-cell>
          <table:table-cell office:value-type="string" calcext:value-type="string">
            <text:p>2019.0004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35.703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12/2018</text:p>
            <text:p>17:57:21</text:p>
          </table:table-cell>
          <table:table-cell office:value-type="string" calcext:value-type="string">
            <text:p>2019.0008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422.087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12/2018</text:p>
            <text:p>17:57:22</text:p>
          </table:table-cell>
          <table:table-cell office:value-type="string" calcext:value-type="string">
            <text:p>2019.0005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1.879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12/2018</text:p>
            <text:p>17:57:24</text:p>
          </table:table-cell>
          <table:table-cell office:value-type="string" calcext:value-type="string">
            <text:p>2019.0006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35.703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12/2018</text:p>
            <text:p>10:02:02</text:p>
          </table:table-cell>
          <table:table-cell office:value-type="string" calcext:value-type="string">
            <text:p>2019.0006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0681-</text:p>
            <text:p>1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42.307,1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6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7/01/2019</text:p>
            <text:p>19:09:58</text:p>
          </table:table-cell>
          <table:table-cell office:value-type="string" calcext:value-type="string">
            <text:p>2019.0015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239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5.329,9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1/2019</text:p>
            <text:p>19:10:00</text:p>
          </table:table-cell>
          <table:table-cell office:value-type="string" calcext:value-type="string">
            <text:p>2019.0003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239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36.729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1/2019</text:p>
            <text:p>19:10:01</text:p>
          </table:table-cell>
          <table:table-cell office:value-type="string" calcext:value-type="string">
            <text:p>2019.0005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239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5.329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1/2019</text:p>
            <text:p>19:10:03</text:p>
          </table:table-cell>
          <table:table-cell office:value-type="string" calcext:value-type="string">
            <text:p>2019.0004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239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36.729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1/2019</text:p>
            <text:p>17:34:32</text:p>
          </table:table-cell>
          <table:table-cell office:value-type="string" calcext:value-type="string">
            <text:p>2019.0007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0462-</text:p>
            <text:p>41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2.998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1/2019</text:p>
            <text:p>18:08:04</text:p>
          </table:table-cell>
          <table:table-cell office:value-type="string" calcext:value-type="string">
            <text:p>2019.0009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066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.635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1/2019</text:p>
            <text:p>18:08:07</text:p>
          </table:table-cell>
          <table:table-cell office:value-type="string" calcext:value-type="string">
            <text:p>2019.0019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066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83.290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1/2019</text:p>
            <text:p>18:08:34</text:p>
          </table:table-cell>
          <table:table-cell office:value-type="string" calcext:value-type="string">
            <text:p>2019.0010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8036-</text:p>
            <text:p>58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7.842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1/2019</text:p>
            <text:p>18:08:36</text:p>
          </table:table-cell>
          <table:table-cell office:value-type="string" calcext:value-type="string">
            <text:p>2019.0013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3616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8.069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1/2019</text:p>
            <text:p>18:08:38</text:p>
          </table:table-cell>
          <table:table-cell office:value-type="string" calcext:value-type="string">
            <text:p>2019.0006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8513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.997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1/2019</text:p>
            <text:p>18:42:12</text:p>
          </table:table-cell>
          <table:table-cell office:value-type="string" calcext:value-type="string">
            <text:p>2019.0011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1616-</text:p>
            <text:p>31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1.323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1/2019</text:p>
            <text:p>19:42:24</text:p>
          </table:table-cell>
          <table:table-cell office:value-type="string" calcext:value-type="string">
            <text:p>2019.0014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428-</text:p>
            <text:p>3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7.351,8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1/2019</text:p>
            <text:p>19:42:26</text:p>
          </table:table-cell>
          <table:table-cell office:value-type="string" calcext:value-type="string">
            <text:p>2019.0017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428-</text:p>
            <text:p>3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7.351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1/2019</text:p>
            <text:p>19:42:28</text:p>
          </table:table-cell>
          <table:table-cell office:value-type="string" calcext:value-type="string">
            <text:p>2019.0009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428-</text:p>
            <text:p>3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519.685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1/2019</text:p>
            <text:p>19:42:30</text:p>
          </table:table-cell>
          <table:table-cell office:value-type="string" calcext:value-type="string">
            <text:p>2019.0016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32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898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1/2019</text:p>
            <text:p>19:42:32</text:p>
          </table:table-cell>
          <table:table-cell office:value-type="string" calcext:value-type="string">
            <text:p>2019.0011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32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898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1/2019</text:p>
            <text:p>19:42:34</text:p>
          </table:table-cell>
          <table:table-cell office:value-type="string" calcext:value-type="string">
            <text:p>2019.0008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32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898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1/2019</text:p>
            <text:p>17:46:12</text:p>
          </table:table-cell>
          <table:table-cell office:value-type="string" calcext:value-type="string">
            <text:p>2019.0011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839-</text:p>
            <text:p>45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71.030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1/2019</text:p>
            <text:p>18:27:13</text:p>
          </table:table-cell>
          <table:table-cell office:value-type="string" calcext:value-type="string">
            <text:p>2019.0008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82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.051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1/2019</text:p>
            <text:p>18:27:15</text:p>
          </table:table-cell>
          <table:table-cell office:value-type="string" calcext:value-type="string">
            <text:p>2019.0009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82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80.97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1/2019</text:p>
            <text:p>18:27:23</text:p>
          </table:table-cell>
          <table:table-cell office:value-type="string" calcext:value-type="string">
            <text:p>2019.0011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547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72.507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1/2019</text:p>
            <text:p>18:27:25</text:p>
          </table:table-cell>
          <table:table-cell office:value-type="string" calcext:value-type="string">
            <text:p>2019.0008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547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.131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1/2019</text:p>
            <text:p>18:30:22</text:p>
          </table:table-cell>
          <table:table-cell office:value-type="string" calcext:value-type="string">
            <text:p>2019.0010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547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.131,9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8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0/01/2019</text:p>
          </table:table-cell>
          <table:table-cell office:value-type="string" calcext:value-type="string">
            <text:p>2019.00092-4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29709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3.505,5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30:23</text:p>
          </table:table-cell>
          <table:table-cell table:number-columns-repeated="2"/>
          <table:table-cell office:value-type="string" calcext:value-type="string">
            <text:p>95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1/2019</text:p>
            <text:p>18:30:25</text:p>
          </table:table-cell>
          <table:table-cell office:value-type="string" calcext:value-type="string">
            <text:p>2019.0009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709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38.15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1/2019</text:p>
            <text:p>18:30:26</text:p>
          </table:table-cell>
          <table:table-cell office:value-type="string" calcext:value-type="string">
            <text:p>2019.0010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709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3.505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1/2019</text:p>
            <text:p>18:30:46</text:p>
          </table:table-cell>
          <table:table-cell office:value-type="string" calcext:value-type="string">
            <text:p>2019.0011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2660-</text:p>
            <text:p>5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3.898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1/2019</text:p>
            <text:p>15:00:21</text:p>
          </table:table-cell>
          <table:table-cell office:value-type="string" calcext:value-type="string">
            <text:p>2019.0008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209-</text:p>
            <text:p>6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86.816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1/2019</text:p>
            <text:p>15:00:23</text:p>
          </table:table-cell>
          <table:table-cell office:value-type="string" calcext:value-type="string">
            <text:p>2019.0012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209-</text:p>
            <text:p>6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0.632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1/2019</text:p>
            <text:p>13:16:25</text:p>
          </table:table-cell>
          <table:table-cell office:value-type="string" calcext:value-type="string">
            <text:p>2019.0016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4152-</text:p>
            <text:p>61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6.072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1/2019</text:p>
            <text:p>13:59:19</text:p>
          </table:table-cell>
          <table:table-cell office:value-type="string" calcext:value-type="string">
            <text:p>2019.0016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5181-</text:p>
            <text:p>29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6.266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1/2019</text:p>
            <text:p>13:59:22</text:p>
          </table:table-cell>
          <table:table-cell office:value-type="string" calcext:value-type="string">
            <text:p>2019.0014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5181-</text:p>
            <text:p>29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12.416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1/2019</text:p>
            <text:p>13:57:37</text:p>
          </table:table-cell>
          <table:table-cell office:value-type="string" calcext:value-type="string">
            <text:p>2019.0017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368-</text:p>
            <text:p>29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6.996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1/2019</text:p>
            <text:p>16:41:26</text:p>
          </table:table-cell>
          <table:table-cell office:value-type="string" calcext:value-type="string">
            <text:p>2019.0012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8484-</text:p>
            <text:p>37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PD</text:p>
          </table:table-cell>
          <table:table-cell office:value-type="string" calcext:value-type="string">
            <text:p>R$57.076,8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9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3/01/2019</text:p>
            <text:p>14:46:35</text:p>
          </table:table-cell>
          <table:table-cell office:value-type="string" calcext:value-type="string">
            <text:p>2019.0004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298-</text:p>
            <text:p>34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4.542,2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2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1/2019</text:p>
            <text:p>20:20:45</text:p>
          </table:table-cell>
          <table:table-cell office:value-type="string" calcext:value-type="string">
            <text:p>2019.0029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557-</text:p>
            <text:p>1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9.273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1/2019</text:p>
            <text:p>17:00:50</text:p>
          </table:table-cell>
          <table:table-cell office:value-type="string" calcext:value-type="string">
            <text:p>2019.0022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0289-</text:p>
            <text:p>84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7.888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1/2019</text:p>
            <text:p>18:07:27</text:p>
          </table:table-cell>
          <table:table-cell office:value-type="string" calcext:value-type="string">
            <text:p>2019.00206-4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276736-</text:p>
            <text:p>58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.327,1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2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1/2019</text:p>
            <text:p>18:07:53</text:p>
          </table:table-cell>
          <table:table-cell office:value-type="string" calcext:value-type="string">
            <text:p>2019.0025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9713-</text:p>
            <text:p>17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4.942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1/2019</text:p>
            <text:p>18:07:55</text:p>
          </table:table-cell>
          <table:table-cell office:value-type="string" calcext:value-type="string">
            <text:p>2019.0023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9713-</text:p>
            <text:p>17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.235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1/2019</text:p>
            <text:p>14:17:23</text:p>
          </table:table-cell>
          <table:table-cell office:value-type="string" calcext:value-type="string">
            <text:p>2019.00223-4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312840-</text:p>
            <text:p>49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.327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1/2019</text:p>
            <text:p>12:31:28</text:p>
          </table:table-cell>
          <table:table-cell office:value-type="string" calcext:value-type="string">
            <text:p>2019.00208-0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315105-</text:p>
            <text:p>19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.653,1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2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1/2019</text:p>
            <text:p>12:31:29</text:p>
          </table:table-cell>
          <table:table-cell office:value-type="string" calcext:value-type="string">
            <text:p>2019.0025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5105-</text:p>
            <text:p>19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.913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1/2019</text:p>
            <text:p>14:13:01</text:p>
          </table:table-cell>
          <table:table-cell office:value-type="string" calcext:value-type="string">
            <text:p>2019.0029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2045-</text:p>
            <text:p>50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05.808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2/2019</text:p>
            <text:p>15:41:08</text:p>
          </table:table-cell>
          <table:table-cell office:value-type="string" calcext:value-type="string">
            <text:p>2019.00299-4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84861-</text:p>
            <text:p>67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.734,8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2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2/2019</text:p>
            <text:p>16:10:13</text:p>
          </table:table-cell>
          <table:table-cell office:value-type="string" calcext:value-type="string">
            <text:p>2019.00276-5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63731-</text:p>
            <text:p>77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.581,3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2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2/2019</text:p>
            <text:p>16:10:15</text:p>
          </table:table-cell>
          <table:table-cell office:value-type="string" calcext:value-type="string">
            <text:p>2019.0031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3731-</text:p>
            <text:p>77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.193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2/2019</text:p>
            <text:p>19:01:17</text:p>
          </table:table-cell>
          <table:table-cell office:value-type="string" calcext:value-type="string">
            <text:p>2019.0024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1744-</text:p>
            <text:p>92.2017.8.19.0002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3.448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2/2019</text:p>
            <text:p>11:10:30</text:p>
          </table:table-cell>
          <table:table-cell office:value-type="string" calcext:value-type="string">
            <text:p>2019.0026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2207-</text:p>
            <text:p>50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.699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2/2019</text:p>
            <text:p>18:05:45</text:p>
          </table:table-cell>
          <table:table-cell office:value-type="string" calcext:value-type="string">
            <text:p>2019.0025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283-</text:p>
            <text:p>50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9.391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2/2019</text:p>
            <text:p>15:41:04</text:p>
          </table:table-cell>
          <table:table-cell office:value-type="string" calcext:value-type="string">
            <text:p>2019.0026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4670-</text:p>
            <text:p>6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0.989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2/2019</text:p>
            <text:p>19:53:58</text:p>
          </table:table-cell>
          <table:table-cell office:value-type="string" calcext:value-type="string">
            <text:p>2019.0030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7133-</text:p>
            <text:p>6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.057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2/2019</text:p>
            <text:p>19:54:00</text:p>
          </table:table-cell>
          <table:table-cell office:value-type="string" calcext:value-type="string">
            <text:p>2019.0030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9161-</text:p>
            <text:p>6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7.531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2/2019</text:p>
            <text:p>14:59:42</text:p>
          </table:table-cell>
          <table:table-cell office:value-type="string" calcext:value-type="string">
            <text:p>2019.0012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3207-</text:p>
            <text:p>88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.388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2/2019</text:p>
            <text:p>17:28:50</text:p>
          </table:table-cell>
          <table:table-cell office:value-type="string" calcext:value-type="string">
            <text:p>2019.0024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3764-</text:p>
            <text:p>7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1.520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2/2019</text:p>
            <text:p>17:28:52</text:p>
          </table:table-cell>
          <table:table-cell office:value-type="string" calcext:value-type="string">
            <text:p>2019.0031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3764-</text:p>
            <text:p>7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87.437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2/2019</text:p>
            <text:p>17:29:53</text:p>
          </table:table-cell>
          <table:table-cell office:value-type="string" calcext:value-type="string">
            <text:p>2019.0026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6840-</text:p>
            <text:p>1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9.108,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2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3/02/2019</text:p>
          </table:table-cell>
          <table:table-cell office:value-type="string" calcext:value-type="string">
            <text:p>2019.00008-8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13934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.473,5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18:26</text:p>
          </table:table-cell>
          <table:table-cell table:number-columns-repeated="2"/>
          <table:table-cell office:value-type="string" calcext:value-type="string">
            <text:p>87.2018.8.19.0002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2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2/2019</text:p>
            <text:p>16:27:02</text:p>
          </table:table-cell>
          <table:table-cell office:value-type="string" calcext:value-type="string">
            <text:p>2019.0001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391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10.117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2/2019</text:p>
            <text:p>16:27:02</text:p>
          </table:table-cell>
          <table:table-cell office:value-type="string" calcext:value-type="string">
            <text:p>2019.0043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391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.682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2/2019</text:p>
            <text:p>18:10:11</text:p>
          </table:table-cell>
          <table:table-cell office:value-type="string" calcext:value-type="string">
            <text:p>2019.0044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879-</text:p>
            <text:p>2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5.005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2/2019</text:p>
            <text:p>11:13:15</text:p>
          </table:table-cell>
          <table:table-cell office:value-type="string" calcext:value-type="string">
            <text:p>2019.0047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7829-</text:p>
            <text:p>3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1.249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2/2019</text:p>
            <text:p>11:13:17</text:p>
          </table:table-cell>
          <table:table-cell office:value-type="string" calcext:value-type="string">
            <text:p>2019.0047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7829-</text:p>
            <text:p>3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1.249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2/2019</text:p>
            <text:p>11:13:18</text:p>
          </table:table-cell>
          <table:table-cell office:value-type="string" calcext:value-type="string">
            <text:p>2019.0047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7829-</text:p>
            <text:p>3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1.249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2/2019</text:p>
            <text:p>11:19:47</text:p>
          </table:table-cell>
          <table:table-cell office:value-type="string" calcext:value-type="string">
            <text:p>2019.0045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5264-</text:p>
            <text:p>80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5.801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2/2019</text:p>
            <text:p>13:51:50</text:p>
          </table:table-cell>
          <table:table-cell office:value-type="string" calcext:value-type="string">
            <text:p>2019.0000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9974-</text:p>
            <text:p>64.2017.8.19.0002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2.118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2/2019</text:p>
            <text:p>14:56:00</text:p>
          </table:table-cell>
          <table:table-cell office:value-type="string" calcext:value-type="string">
            <text:p>2019.0044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01676-</text:p>
            <text:p>1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2.063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2/2019</text:p>
            <text:p>16:23:39</text:p>
          </table:table-cell>
          <table:table-cell office:value-type="string" calcext:value-type="string">
            <text:p>2019.0045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0662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5.697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23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9/02/2019</text:p>
            <text:p>16:23:40</text:p>
          </table:table-cell>
          <table:table-cell office:value-type="string" calcext:value-type="string">
            <text:p>2019.0045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7289-</text:p>
            <text:p>5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9.371,3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2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2/2019</text:p>
            <text:p>16:23:43</text:p>
          </table:table-cell>
          <table:table-cell office:value-type="string" calcext:value-type="string">
            <text:p>2019.0046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5280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5.831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2/2019</text:p>
            <text:p>16:23:45</text:p>
          </table:table-cell>
          <table:table-cell office:value-type="string" calcext:value-type="string">
            <text:p>2019.0047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483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8.081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2/2019</text:p>
            <text:p>16:23:46</text:p>
          </table:table-cell>
          <table:table-cell office:value-type="string" calcext:value-type="string">
            <text:p>2019.0048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8713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9.682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2/2019</text:p>
            <text:p>16:23:54</text:p>
          </table:table-cell>
          <table:table-cell office:value-type="string" calcext:value-type="string">
            <text:p>2019.0045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2627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.096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2/2019</text:p>
            <text:p>17:54:28</text:p>
          </table:table-cell>
          <table:table-cell office:value-type="string" calcext:value-type="string">
            <text:p>2019.0047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2722-</text:p>
            <text:p>8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3.969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2/2019</text:p>
            <text:p>17:54:29</text:p>
          </table:table-cell>
          <table:table-cell office:value-type="string" calcext:value-type="string">
            <text:p>2019.0046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518-</text:p>
            <text:p>16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1.161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2/2019</text:p>
            <text:p>17:54:32</text:p>
          </table:table-cell>
          <table:table-cell office:value-type="string" calcext:value-type="string">
            <text:p>2019.0045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2728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0.563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2/2019</text:p>
            <text:p>13:02:28</text:p>
          </table:table-cell>
          <table:table-cell office:value-type="string" calcext:value-type="string">
            <text:p>2019.01026-1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10278-</text:p>
            <text:p>25.2018.8.19.0002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3.127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2/2019</text:p>
            <text:p>16:37:43</text:p>
          </table:table-cell>
          <table:table-cell office:value-type="string" calcext:value-type="string">
            <text:p>2019.0049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2239-</text:p>
            <text:p>40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7.636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2/2019</text:p>
            <text:p>16:37:52</text:p>
          </table:table-cell>
          <table:table-cell office:value-type="string" calcext:value-type="string">
            <text:p>2019.0051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03350-</text:p>
            <text:p>37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2.585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2/2019</text:p>
            <text:p>18:24:32</text:p>
          </table:table-cell>
          <table:table-cell office:value-type="string" calcext:value-type="string">
            <text:p>2019.0049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826-</text:p>
            <text:p>22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2.618,3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2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2/2019</text:p>
            <text:p>18:24:32</text:p>
          </table:table-cell>
          <table:table-cell office:value-type="string" calcext:value-type="string">
            <text:p>2019.0049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826-</text:p>
            <text:p>22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30.473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4:20:42</text:p>
          </table:table-cell>
          <table:table-cell office:value-type="string" calcext:value-type="string">
            <text:p>2019.00551-9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01404-</text:p>
            <text:p>51.2018.8.19.0002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.985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7:59:32</text:p>
          </table:table-cell>
          <table:table-cell office:value-type="string" calcext:value-type="string">
            <text:p>2019.0055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9017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40.387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7:59:33</text:p>
          </table:table-cell>
          <table:table-cell office:value-type="string" calcext:value-type="string">
            <text:p>2019.0052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9017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20.193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7:59:35</text:p>
          </table:table-cell>
          <table:table-cell office:value-type="string" calcext:value-type="string">
            <text:p>2019.0056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9017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5.397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7:59:36</text:p>
          </table:table-cell>
          <table:table-cell office:value-type="string" calcext:value-type="string">
            <text:p>2019.0055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9017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5.397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7:59:38</text:p>
          </table:table-cell>
          <table:table-cell office:value-type="string" calcext:value-type="string">
            <text:p>2019.0050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9017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0.193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7:59:39</text:p>
          </table:table-cell>
          <table:table-cell office:value-type="string" calcext:value-type="string">
            <text:p>2019.0057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144-</text:p>
            <text:p>54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7.441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7:59:48</text:p>
          </table:table-cell>
          <table:table-cell office:value-type="string" calcext:value-type="string">
            <text:p>2019.0052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816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55.131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7:59:50</text:p>
          </table:table-cell>
          <table:table-cell office:value-type="string" calcext:value-type="string">
            <text:p>2019.0051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816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.299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7:59:51</text:p>
          </table:table-cell>
          <table:table-cell office:value-type="string" calcext:value-type="string">
            <text:p>2019.0052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816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55.131,3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5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1/02/2019</text:p>
          </table:table-cell>
          <table:table-cell office:value-type="string" calcext:value-type="string">
            <text:p>2019.00518-7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29289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4.518,5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59:53</text:p>
          </table:table-cell>
          <table:table-cell table:number-columns-repeated="2"/>
          <table:table-cell office:value-type="string" calcext:value-type="string">
            <text:p>90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2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7:59:55</text:p>
          </table:table-cell>
          <table:table-cell office:value-type="string" calcext:value-type="string">
            <text:p>2019.0055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289-</text:p>
            <text:p>9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55.635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7:59:56</text:p>
          </table:table-cell>
          <table:table-cell office:value-type="string" calcext:value-type="string">
            <text:p>2019.0056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289-</text:p>
            <text:p>9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55.635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7:59:58</text:p>
          </table:table-cell>
          <table:table-cell office:value-type="string" calcext:value-type="string">
            <text:p>2019.0055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289-</text:p>
            <text:p>9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11.270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7:59:59</text:p>
          </table:table-cell>
          <table:table-cell office:value-type="string" calcext:value-type="string">
            <text:p>2019.0052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289-</text:p>
            <text:p>9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4.518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8:00:08</text:p>
          </table:table-cell>
          <table:table-cell office:value-type="string" calcext:value-type="string">
            <text:p>2019.0056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0183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3.379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8:00:10</text:p>
          </table:table-cell>
          <table:table-cell office:value-type="string" calcext:value-type="string">
            <text:p>2019.0051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0183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94.638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8:00:11</text:p>
          </table:table-cell>
          <table:table-cell office:value-type="string" calcext:value-type="string">
            <text:p>2019.0052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0183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.831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2/2019</text:p>
            <text:p>18:57:15</text:p>
          </table:table-cell>
          <table:table-cell office:value-type="string" calcext:value-type="string">
            <text:p>2019.0056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5393-</text:p>
            <text:p>25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.011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2/2019</text:p>
            <text:p>19:09:47</text:p>
          </table:table-cell>
          <table:table-cell office:value-type="string" calcext:value-type="string">
            <text:p>2019.0068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0104-</text:p>
            <text:p>4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7.479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2/2019</text:p>
            <text:p>14:38:09</text:p>
          </table:table-cell>
          <table:table-cell office:value-type="string" calcext:value-type="string">
            <text:p>2019.0067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993-</text:p>
            <text:p>19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5.659,6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26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6/02/2019</text:p>
            <text:p>14:38:11</text:p>
          </table:table-cell>
          <table:table-cell office:value-type="string" calcext:value-type="string">
            <text:p>2019.0066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993-</text:p>
            <text:p>19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5.659,6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2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2/2019</text:p>
            <text:p>15:37:17</text:p>
          </table:table-cell>
          <table:table-cell office:value-type="string" calcext:value-type="string">
            <text:p>2019.0064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520-</text:p>
            <text:p>46.2018.8.19.0002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8.776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2/2019</text:p>
            <text:p>15:37:20</text:p>
          </table:table-cell>
          <table:table-cell office:value-type="string" calcext:value-type="string">
            <text:p>2019.0067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9748-</text:p>
            <text:p>21.2018.8.19.0002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6.849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2/2019</text:p>
            <text:p>18:43:34</text:p>
          </table:table-cell>
          <table:table-cell office:value-type="string" calcext:value-type="string">
            <text:p>2019.0058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2595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3.064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2/2019</text:p>
            <text:p>09:35:32</text:p>
          </table:table-cell>
          <table:table-cell office:value-type="string" calcext:value-type="string">
            <text:p>2019.0054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2162-</text:p>
            <text:p>4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33.432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2/2019</text:p>
            <text:p>11:29:06</text:p>
          </table:table-cell>
          <table:table-cell office:value-type="string" calcext:value-type="string">
            <text:p>2019.0063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533-</text:p>
            <text:p>66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1.842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2/2019</text:p>
            <text:p>11:29:12</text:p>
          </table:table-cell>
          <table:table-cell office:value-type="string" calcext:value-type="string">
            <text:p>2019.0048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6808-</text:p>
            <text:p>17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456.080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2/2019</text:p>
            <text:p>13:40:16</text:p>
          </table:table-cell>
          <table:table-cell office:value-type="string" calcext:value-type="string">
            <text:p>2019.0061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5648-</text:p>
            <text:p>7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7.745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3/2019</text:p>
            <text:p>11:54:05</text:p>
          </table:table-cell>
          <table:table-cell office:value-type="string" calcext:value-type="string">
            <text:p>2019.0053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238-</text:p>
            <text:p>30.2007.8.19.0026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8.368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3/2019</text:p>
            <text:p>19:17:48</text:p>
          </table:table-cell>
          <table:table-cell office:value-type="string" calcext:value-type="string">
            <text:p>2019.0062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6459-</text:p>
            <text:p>0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5.706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3/2019</text:p>
            <text:p>19:17:49</text:p>
          </table:table-cell>
          <table:table-cell office:value-type="string" calcext:value-type="string">
            <text:p>2019.0059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6459-</text:p>
            <text:p>0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2.587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3/2019</text:p>
            <text:p>19:17:51</text:p>
          </table:table-cell>
          <table:table-cell office:value-type="string" calcext:value-type="string">
            <text:p>2019.0054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6459-</text:p>
            <text:p>0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8.620,9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2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3/2019</text:p>
            <text:p>15:19:22</text:p>
          </table:table-cell>
          <table:table-cell office:value-type="string" calcext:value-type="string">
            <text:p>2019.0050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2092-</text:p>
            <text:p>0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9.257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3/2019</text:p>
            <text:p>10:28:15</text:p>
          </table:table-cell>
          <table:table-cell office:value-type="string" calcext:value-type="string">
            <text:p>2019.0060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2067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3.561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3/2019</text:p>
            <text:p>10:28:18</text:p>
          </table:table-cell>
          <table:table-cell office:value-type="string" calcext:value-type="string">
            <text:p>2019.0062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2298-</text:p>
            <text:p>6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4.093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3/2019</text:p>
            <text:p>16:46:11</text:p>
          </table:table-cell>
          <table:table-cell office:value-type="string" calcext:value-type="string">
            <text:p>2019.0059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8720-</text:p>
            <text:p>72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79.450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3/2019</text:p>
            <text:p>11:12:27</text:p>
          </table:table-cell>
          <table:table-cell office:value-type="string" calcext:value-type="string">
            <text:p>2019.0062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781-</text:p>
            <text:p>51.2015.8.19.0047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2.951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3/2019</text:p>
            <text:p>16:51:04</text:p>
          </table:table-cell>
          <table:table-cell office:value-type="string" calcext:value-type="string">
            <text:p>2019.0058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3913-</text:p>
            <text:p>18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2.775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9</text:p>
            <text:p>18:31:42</text:p>
          </table:table-cell>
          <table:table-cell office:value-type="string" calcext:value-type="string">
            <text:p>2019.0057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1890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.878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9</text:p>
            <text:p>18:31:43</text:p>
          </table:table-cell>
          <table:table-cell office:value-type="string" calcext:value-type="string">
            <text:p>2019.00866-6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19255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.340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9</text:p>
            <text:p>18:31:45</text:p>
          </table:table-cell>
          <table:table-cell office:value-type="string" calcext:value-type="string">
            <text:p>2019.0086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255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6.036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9</text:p>
            <text:p>18:31:48</text:p>
          </table:table-cell>
          <table:table-cell office:value-type="string" calcext:value-type="string">
            <text:p>2019.0078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31-</text:p>
            <text:p>4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9.154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9</text:p>
            <text:p>18:31:49</text:p>
          </table:table-cell>
          <table:table-cell office:value-type="string" calcext:value-type="string">
            <text:p>2019.0081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31-</text:p>
            <text:p>4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1.506,8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29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5/03/2019</text:p>
          </table:table-cell>
          <table:table-cell office:value-type="string" calcext:value-type="string">
            <text:p>2019.00816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29331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9.154,1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31:51</text:p>
          </table:table-cell>
          <table:table-cell table:number-columns-repeated="2"/>
          <table:table-cell office:value-type="string" calcext:value-type="string">
            <text:p>42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2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9</text:p>
            <text:p>18:31:52</text:p>
          </table:table-cell>
          <table:table-cell office:value-type="string" calcext:value-type="string">
            <text:p>2019.0078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31-</text:p>
            <text:p>4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9.154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9</text:p>
            <text:p>18:31:54</text:p>
          </table:table-cell>
          <table:table-cell office:value-type="string" calcext:value-type="string">
            <text:p>2019.0083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31-</text:p>
            <text:p>4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1.506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9</text:p>
            <text:p>18:31:55</text:p>
          </table:table-cell>
          <table:table-cell office:value-type="string" calcext:value-type="string">
            <text:p>2019.0080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31-</text:p>
            <text:p>4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96.675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3/2019</text:p>
            <text:p>18:31:57</text:p>
          </table:table-cell>
          <table:table-cell office:value-type="string" calcext:value-type="string">
            <text:p>2019.0078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31-</text:p>
            <text:p>4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9.154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3/2019</text:p>
            <text:p>20:03:53</text:p>
          </table:table-cell>
          <table:table-cell office:value-type="string" calcext:value-type="string">
            <text:p>2019.0081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926-</text:p>
            <text:p>0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4.062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3/2019</text:p>
            <text:p>15:41:23</text:p>
          </table:table-cell>
          <table:table-cell office:value-type="string" calcext:value-type="string">
            <text:p>2019.0077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564-</text:p>
            <text:p>47.2014.8.19.0057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9.300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3/2019</text:p>
            <text:p>17:36:28</text:p>
          </table:table-cell>
          <table:table-cell office:value-type="string" calcext:value-type="string">
            <text:p>2019.0057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6363-</text:p>
            <text:p>85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2.610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3/2019</text:p>
            <text:p>13:32:13</text:p>
          </table:table-cell>
          <table:table-cell office:value-type="string" calcext:value-type="string">
            <text:p>2019.0099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7248-</text:p>
            <text:p>9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5.071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2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3/2019</text:p>
            <text:p>16:24:21</text:p>
          </table:table-cell>
          <table:table-cell office:value-type="string" calcext:value-type="string">
            <text:p>2019.0089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8310-</text:p>
            <text:p>34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0.850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3/2019</text:p>
            <text:p>18:25:24</text:p>
          </table:table-cell>
          <table:table-cell office:value-type="string" calcext:value-type="string">
            <text:p>2019.0089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5372-</text:p>
            <text:p>94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8.393,6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30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6/03/2019</text:p>
            <text:p>18:25:45</text:p>
          </table:table-cell>
          <table:table-cell office:value-type="string" calcext:value-type="string">
            <text:p>2019.0084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6054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.685,9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3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3/2019</text:p>
            <text:p>18:25:47</text:p>
          </table:table-cell>
          <table:table-cell office:value-type="string" calcext:value-type="string">
            <text:p>2019.0110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6054-</text:p>
            <text:p>2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2.060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3/2019</text:p>
            <text:p>18:25:50</text:p>
          </table:table-cell>
          <table:table-cell office:value-type="string" calcext:value-type="string">
            <text:p>2019.01081-4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87629-</text:p>
            <text:p>90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8.410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3/2019</text:p>
            <text:p>20:11:24</text:p>
          </table:table-cell>
          <table:table-cell office:value-type="string" calcext:value-type="string">
            <text:p>2019.0100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24800-</text:p>
            <text:p>6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0.583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3/2019</text:p>
            <text:p>17:10:19</text:p>
          </table:table-cell>
          <table:table-cell office:value-type="string" calcext:value-type="string">
            <text:p>2019.0095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9042-</text:p>
            <text:p>1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5.666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3/2019</text:p>
            <text:p>18:09:49</text:p>
          </table:table-cell>
          <table:table-cell office:value-type="string" calcext:value-type="string">
            <text:p>2019.0090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6992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9.965,5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3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3/2019</text:p>
            <text:p>19:41:32</text:p>
          </table:table-cell>
          <table:table-cell office:value-type="string" calcext:value-type="string">
            <text:p>2019.0095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005-</text:p>
            <text:p>9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.966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3/2019</text:p>
            <text:p>19:41:41</text:p>
          </table:table-cell>
          <table:table-cell office:value-type="string" calcext:value-type="string">
            <text:p>2019.0102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4930-</text:p>
            <text:p>8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1.227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3/2019</text:p>
            <text:p>19:41:43</text:p>
          </table:table-cell>
          <table:table-cell office:value-type="string" calcext:value-type="string">
            <text:p>2019.0098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4930-</text:p>
            <text:p>8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800.644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3/2019</text:p>
            <text:p>19:41:44</text:p>
          </table:table-cell>
          <table:table-cell office:value-type="string" calcext:value-type="string">
            <text:p>2019.0090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4930-</text:p>
            <text:p>8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1.227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3/2019</text:p>
            <text:p>19:41:46</text:p>
          </table:table-cell>
          <table:table-cell office:value-type="string" calcext:value-type="string">
            <text:p>2019.00998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62364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0.335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3/2019</text:p>
            <text:p>19:41:48</text:p>
          </table:table-cell>
          <table:table-cell office:value-type="string" calcext:value-type="string">
            <text:p>2019.0091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364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.375,4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3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3/2019</text:p>
            <text:p>19:41:50</text:p>
          </table:table-cell>
          <table:table-cell office:value-type="string" calcext:value-type="string">
            <text:p>2019.0103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364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0.671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3/2019</text:p>
            <text:p>19:41:51</text:p>
          </table:table-cell>
          <table:table-cell office:value-type="string" calcext:value-type="string">
            <text:p>2019.01102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62364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0.335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3/2019</text:p>
            <text:p>13:55:25</text:p>
          </table:table-cell>
          <table:table-cell office:value-type="string" calcext:value-type="string">
            <text:p>2019.0106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0019-</text:p>
            <text:p>04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2.438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3/2019</text:p>
            <text:p>17:38:11</text:p>
          </table:table-cell>
          <table:table-cell office:value-type="string" calcext:value-type="string">
            <text:p>2019.0114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2692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.516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3/2019</text:p>
            <text:p>13:57:06</text:p>
          </table:table-cell>
          <table:table-cell office:value-type="string" calcext:value-type="string">
            <text:p>2019.0106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7248-</text:p>
            <text:p>98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0.283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3/2019</text:p>
            <text:p>21:58:17</text:p>
          </table:table-cell>
          <table:table-cell office:value-type="string" calcext:value-type="string">
            <text:p>2019.0091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1324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1.234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4/2019</text:p>
            <text:p>17:35:45</text:p>
          </table:table-cell>
          <table:table-cell office:value-type="string" calcext:value-type="string">
            <text:p>2019.0100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336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7.019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4/2019</text:p>
            <text:p>17:35:50</text:p>
          </table:table-cell>
          <table:table-cell office:value-type="string" calcext:value-type="string">
            <text:p>2019.0098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336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8.076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4/2019</text:p>
            <text:p>21:50:23</text:p>
          </table:table-cell>
          <table:table-cell office:value-type="string" calcext:value-type="string">
            <text:p>2019.00872-0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268974-</text:p>
            <text:p>78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.171,8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3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4/2019</text:p>
            <text:p>15:49:04</text:p>
          </table:table-cell>
          <table:table-cell office:value-type="string" calcext:value-type="string">
            <text:p>2019.0085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75.996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4/2019</text:p>
            <text:p>15:49:10</text:p>
          </table:table-cell>
          <table:table-cell office:value-type="string" calcext:value-type="string">
            <text:p>2019.0091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6441-</text:p>
            <text:p>08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1.817,3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2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2/04/2019</text:p>
          </table:table-cell>
          <table:table-cell office:value-type="string" calcext:value-type="string">
            <text:p>2019.00989-1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351691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5.814,5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49:36</text:p>
          </table:table-cell>
          <table:table-cell table:number-columns-repeated="2"/>
          <table:table-cell office:value-type="string" calcext:value-type="string">
            <text:p>55.201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3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4/2019</text:p>
            <text:p>16:52:31</text:p>
          </table:table-cell>
          <table:table-cell office:value-type="string" calcext:value-type="string">
            <text:p>2019.0108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200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.281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4/2019</text:p>
            <text:p>16:52:33</text:p>
          </table:table-cell>
          <table:table-cell office:value-type="string" calcext:value-type="string">
            <text:p>2019.0083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200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9.642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4/2019</text:p>
            <text:p>18:48:24</text:p>
          </table:table-cell>
          <table:table-cell office:value-type="string" calcext:value-type="string">
            <text:p>2019.0109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7090-</text:p>
            <text:p>14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3.693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4/2019</text:p>
            <text:p>19:07:14</text:p>
          </table:table-cell>
          <table:table-cell office:value-type="string" calcext:value-type="string">
            <text:p>2019.0102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6987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7.708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4/2019</text:p>
            <text:p>19:07:16</text:p>
          </table:table-cell>
          <table:table-cell office:value-type="string" calcext:value-type="string">
            <text:p>2019.00877-1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16987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.176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4/2019</text:p>
            <text:p>12:59:55</text:p>
          </table:table-cell>
          <table:table-cell office:value-type="string" calcext:value-type="string">
            <text:p>2019.0092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6827-</text:p>
            <text:p>86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.813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4/2019</text:p>
            <text:p>16:19:11</text:p>
          </table:table-cell>
          <table:table-cell office:value-type="string" calcext:value-type="string">
            <text:p>2019.0104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2828-</text:p>
            <text:p>76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5.123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09:03:47</text:p>
          </table:table-cell>
          <table:table-cell office:value-type="string" calcext:value-type="string">
            <text:p>2019.0091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3941-</text:p>
            <text:p>79.2018.8.19.0002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3.302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5:36:28</text:p>
          </table:table-cell>
          <table:table-cell office:value-type="string" calcext:value-type="string">
            <text:p>2019.00902-6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54337-</text:p>
            <text:p>4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.100,22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3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8:02:16</text:p>
          </table:table-cell>
          <table:table-cell office:value-type="string" calcext:value-type="string">
            <text:p>2019.0105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1120-</text:p>
            <text:p>10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.230,7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33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4/04/2019</text:p>
            <text:p>18:02:18</text:p>
          </table:table-cell>
          <table:table-cell office:value-type="string" calcext:value-type="string">
            <text:p>2019.0083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1120-</text:p>
            <text:p>10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5.997,2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3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6:35</text:p>
          </table:table-cell>
          <table:table-cell office:value-type="string" calcext:value-type="string">
            <text:p>2019.0100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166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0.049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6:36</text:p>
          </table:table-cell>
          <table:table-cell office:value-type="string" calcext:value-type="string">
            <text:p>2019.0086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166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.21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04</text:p>
          </table:table-cell>
          <table:table-cell office:value-type="string" calcext:value-type="string">
            <text:p>2019.0091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581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5.693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11</text:p>
          </table:table-cell>
          <table:table-cell office:value-type="string" calcext:value-type="string">
            <text:p>2019.0115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071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.15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13</text:p>
          </table:table-cell>
          <table:table-cell office:value-type="string" calcext:value-type="string">
            <text:p>2019.0114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071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4.89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16</text:p>
          </table:table-cell>
          <table:table-cell office:value-type="string" calcext:value-type="string">
            <text:p>2019.0093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311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.423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17</text:p>
          </table:table-cell>
          <table:table-cell office:value-type="string" calcext:value-type="string">
            <text:p>2019.0089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311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1.849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19</text:p>
          </table:table-cell>
          <table:table-cell office:value-type="string" calcext:value-type="string">
            <text:p>2019.00883-6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45170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.101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20</text:p>
          </table:table-cell>
          <table:table-cell office:value-type="string" calcext:value-type="string">
            <text:p>2019.0110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170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34.29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22</text:p>
          </table:table-cell>
          <table:table-cell office:value-type="string" calcext:value-type="string">
            <text:p>2019.0093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9736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4.561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23</text:p>
          </table:table-cell>
          <table:table-cell office:value-type="string" calcext:value-type="string">
            <text:p>2019.0095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9736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.858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3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25</text:p>
          </table:table-cell>
          <table:table-cell office:value-type="string" calcext:value-type="string">
            <text:p>2019.0101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9736-</text:p>
            <text:p>2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4.561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29</text:p>
          </table:table-cell>
          <table:table-cell office:value-type="string" calcext:value-type="string">
            <text:p>2019.01082-2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73478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6.40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31</text:p>
          </table:table-cell>
          <table:table-cell office:value-type="string" calcext:value-type="string">
            <text:p>2019.0111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478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.65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32</text:p>
          </table:table-cell>
          <table:table-cell office:value-type="string" calcext:value-type="string">
            <text:p>2019.0086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497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7.12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34</text:p>
          </table:table-cell>
          <table:table-cell office:value-type="string" calcext:value-type="string">
            <text:p>2019.0097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497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.64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35</text:p>
          </table:table-cell>
          <table:table-cell office:value-type="string" calcext:value-type="string">
            <text:p>2019.0109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842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2.913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37</text:p>
          </table:table-cell>
          <table:table-cell office:value-type="string" calcext:value-type="string">
            <text:p>2019.0093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842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.62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38</text:p>
          </table:table-cell>
          <table:table-cell office:value-type="string" calcext:value-type="string">
            <text:p>2019.0091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7903-</text:p>
            <text:p>5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1.937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39</text:p>
          </table:table-cell>
          <table:table-cell office:value-type="string" calcext:value-type="string">
            <text:p>2019.0084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1480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.968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41</text:p>
          </table:table-cell>
          <table:table-cell office:value-type="string" calcext:value-type="string">
            <text:p>2019.0102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1480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5.493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47</text:p>
          </table:table-cell>
          <table:table-cell office:value-type="string" calcext:value-type="string">
            <text:p>2019.0095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657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1.407,6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5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4/04/2019</text:p>
          </table:table-cell>
          <table:table-cell office:value-type="string" calcext:value-type="string">
            <text:p>2019.00958-1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411657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.887,2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9:07:49</text:p>
          </table:table-cell>
          <table:table-cell table:number-columns-repeated="2"/>
          <table:table-cell office:value-type="string" calcext:value-type="string">
            <text:p>75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3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50</text:p>
          </table:table-cell>
          <table:table-cell office:value-type="string" calcext:value-type="string">
            <text:p>2019.00967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411657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1.407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52</text:p>
          </table:table-cell>
          <table:table-cell office:value-type="string" calcext:value-type="string">
            <text:p>2019.0103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657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2.815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55</text:p>
          </table:table-cell>
          <table:table-cell office:value-type="string" calcext:value-type="string">
            <text:p>2019.00882-8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463178-</text:p>
            <text:p>5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.289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56</text:p>
          </table:table-cell>
          <table:table-cell office:value-type="string" calcext:value-type="string">
            <text:p>2019.0092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01851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1.697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58</text:p>
          </table:table-cell>
          <table:table-cell office:value-type="string" calcext:value-type="string">
            <text:p>2019.0087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01851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5.848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7:59</text:p>
          </table:table-cell>
          <table:table-cell office:value-type="string" calcext:value-type="string">
            <text:p>2019.01069-5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501851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.682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4/2019</text:p>
            <text:p>19:08:01</text:p>
          </table:table-cell>
          <table:table-cell office:value-type="string" calcext:value-type="string">
            <text:p>2019.0102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01851-</text:p>
            <text:p>2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5.848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4/2019</text:p>
            <text:p>21:24:08</text:p>
          </table:table-cell>
          <table:table-cell office:value-type="string" calcext:value-type="string">
            <text:p>2019.0115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7454-</text:p>
            <text:p>0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9.357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11:07:21</text:p>
          </table:table-cell>
          <table:table-cell office:value-type="string" calcext:value-type="string">
            <text:p>2019.0101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8117-</text:p>
            <text:p>15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7.261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11:07:23</text:p>
          </table:table-cell>
          <table:table-cell office:value-type="string" calcext:value-type="string">
            <text:p>2019.0112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6173-</text:p>
            <text:p>1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2.686,3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36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0/04/2019</text:p>
            <text:p>11:07:25</text:p>
          </table:table-cell>
          <table:table-cell office:value-type="string" calcext:value-type="string">
            <text:p>2019.0108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6173-</text:p>
            <text:p>1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1.618,0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3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11:24:30</text:p>
          </table:table-cell>
          <table:table-cell office:value-type="string" calcext:value-type="string">
            <text:p>2019.01062-8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41289-</text:p>
            <text:p>61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617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11:24:31</text:p>
          </table:table-cell>
          <table:table-cell office:value-type="string" calcext:value-type="string">
            <text:p>2019.0113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1289-</text:p>
            <text:p>61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6.106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16:30:40</text:p>
          </table:table-cell>
          <table:table-cell office:value-type="string" calcext:value-type="string">
            <text:p>2019.0113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5063-</text:p>
            <text:p>58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67.367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16:30:41</text:p>
          </table:table-cell>
          <table:table-cell office:value-type="string" calcext:value-type="string">
            <text:p>2019.0106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5063-</text:p>
            <text:p>58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4.586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2:46</text:p>
          </table:table-cell>
          <table:table-cell office:value-type="string" calcext:value-type="string">
            <text:p>2019.0114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86-</text:p>
            <text:p>8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11.691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2:47</text:p>
          </table:table-cell>
          <table:table-cell office:value-type="string" calcext:value-type="string">
            <text:p>2019.0109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86-</text:p>
            <text:p>8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05.455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2:49</text:p>
          </table:table-cell>
          <table:table-cell office:value-type="string" calcext:value-type="string">
            <text:p>2019.0095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86-</text:p>
            <text:p>8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42.167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2:50</text:p>
          </table:table-cell>
          <table:table-cell office:value-type="string" calcext:value-type="string">
            <text:p>2019.01052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19486-</text:p>
            <text:p>8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0.138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2:52</text:p>
          </table:table-cell>
          <table:table-cell office:value-type="string" calcext:value-type="string">
            <text:p>2019.0105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86-</text:p>
            <text:p>8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0.138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2:57</text:p>
          </table:table-cell>
          <table:table-cell office:value-type="string" calcext:value-type="string">
            <text:p>2019.0095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917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.527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2:58</text:p>
          </table:table-cell>
          <table:table-cell office:value-type="string" calcext:value-type="string">
            <text:p>2019.0101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917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9.013,4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3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3:00</text:p>
          </table:table-cell>
          <table:table-cell office:value-type="string" calcext:value-type="string">
            <text:p>2019.0113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917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.527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3:05</text:p>
          </table:table-cell>
          <table:table-cell office:value-type="string" calcext:value-type="string">
            <text:p>2019.01066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73121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3.315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3:07</text:p>
          </table:table-cell>
          <table:table-cell office:value-type="string" calcext:value-type="string">
            <text:p>2019.0113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121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.617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3:08</text:p>
          </table:table-cell>
          <table:table-cell office:value-type="string" calcext:value-type="string">
            <text:p>2019.0106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121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3.315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3:29</text:p>
          </table:table-cell>
          <table:table-cell office:value-type="string" calcext:value-type="string">
            <text:p>2019.0107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269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0.544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3:31</text:p>
          </table:table-cell>
          <table:table-cell office:value-type="string" calcext:value-type="string">
            <text:p>2019.0110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269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688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3:32</text:p>
          </table:table-cell>
          <table:table-cell office:value-type="string" calcext:value-type="string">
            <text:p>2019.0107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269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8.556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3:34</text:p>
          </table:table-cell>
          <table:table-cell office:value-type="string" calcext:value-type="string">
            <text:p>2019.0107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269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688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3:35</text:p>
          </table:table-cell>
          <table:table-cell office:value-type="string" calcext:value-type="string">
            <text:p>2019.0107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269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8.32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3:37</text:p>
          </table:table-cell>
          <table:table-cell office:value-type="string" calcext:value-type="string">
            <text:p>2019.0101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269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.68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3:38</text:p>
          </table:table-cell>
          <table:table-cell office:value-type="string" calcext:value-type="string">
            <text:p>2019.0113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269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5.272,0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39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0/04/2019</text:p>
          </table:table-cell>
          <table:table-cell office:value-type="string" calcext:value-type="string">
            <text:p>2019.01053-9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73269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8.556,0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20:03:39</text:p>
          </table:table-cell>
          <table:table-cell table:number-columns-repeated="2"/>
          <table:table-cell office:value-type="string" calcext:value-type="string">
            <text:p>87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3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3:41</text:p>
          </table:table-cell>
          <table:table-cell office:value-type="string" calcext:value-type="string">
            <text:p>2019.0110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269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5.272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3:42</text:p>
          </table:table-cell>
          <table:table-cell office:value-type="string" calcext:value-type="string">
            <text:p>2019.0105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269-</text:p>
            <text:p>8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17.112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4/2019</text:p>
            <text:p>20:03:44</text:p>
          </table:table-cell>
          <table:table-cell office:value-type="string" calcext:value-type="string">
            <text:p>2019.0105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5893-</text:p>
            <text:p>5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8.076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4/2019</text:p>
            <text:p>14:58:43</text:p>
          </table:table-cell>
          <table:table-cell office:value-type="string" calcext:value-type="string">
            <text:p>2019.0118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073-</text:p>
            <text:p>2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.960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4/2019</text:p>
            <text:p>14:58:44</text:p>
          </table:table-cell>
          <table:table-cell office:value-type="string" calcext:value-type="string">
            <text:p>2019.01172-1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51073-</text:p>
            <text:p>2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7.843,9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3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4/2019</text:p>
            <text:p>17:50:33</text:p>
          </table:table-cell>
          <table:table-cell office:value-type="string" calcext:value-type="string">
            <text:p>2019.0131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6011-</text:p>
            <text:p>8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9.862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3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4/2019</text:p>
            <text:p>17:50:41</text:p>
          </table:table-cell>
          <table:table-cell office:value-type="string" calcext:value-type="string">
            <text:p>2019.0116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3161-</text:p>
            <text:p>9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8.428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4/2019</text:p>
            <text:p>17:50:43</text:p>
          </table:table-cell>
          <table:table-cell office:value-type="string" calcext:value-type="string">
            <text:p>2019.0115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3161-</text:p>
            <text:p>9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5.714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4/2019</text:p>
            <text:p>17:50:44</text:p>
          </table:table-cell>
          <table:table-cell office:value-type="string" calcext:value-type="string">
            <text:p>2019.0132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3161-</text:p>
            <text:p>9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5.714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4/2019</text:p>
            <text:p>17:50:46</text:p>
          </table:table-cell>
          <table:table-cell office:value-type="string" calcext:value-type="string">
            <text:p>2019.0117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3161-</text:p>
            <text:p>95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8.428,6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40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2/04/2019</text:p>
            <text:p>15:26:37</text:p>
          </table:table-cell>
          <table:table-cell office:value-type="string" calcext:value-type="string">
            <text:p>2019.0131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19-</text:p>
            <text:p>4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7.345,1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4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4/2019</text:p>
            <text:p>15:26:39</text:p>
          </table:table-cell>
          <table:table-cell office:value-type="string" calcext:value-type="string">
            <text:p>2019.0128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19-</text:p>
            <text:p>4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.758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4/2019</text:p>
            <text:p>15:26:40</text:p>
          </table:table-cell>
          <table:table-cell office:value-type="string" calcext:value-type="string">
            <text:p>2019.0143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19-</text:p>
            <text:p>4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4.690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4/2019</text:p>
            <text:p>15:26:42</text:p>
          </table:table-cell>
          <table:table-cell office:value-type="string" calcext:value-type="string">
            <text:p>2019.0139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19-</text:p>
            <text:p>4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7.345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4/2019</text:p>
            <text:p>16:43:28</text:p>
          </table:table-cell>
          <table:table-cell office:value-type="string" calcext:value-type="string">
            <text:p>2019.0179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5118-</text:p>
            <text:p>41.2006.8.19.0066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1.303.26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4/2019</text:p>
            <text:p>17:35:05</text:p>
          </table:table-cell>
          <table:table-cell office:value-type="string" calcext:value-type="string">
            <text:p>2019.01384-8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56074-</text:p>
            <text:p>2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8.831,14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4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4/2019</text:p>
            <text:p>17:35:06</text:p>
          </table:table-cell>
          <table:table-cell office:value-type="string" calcext:value-type="string">
            <text:p>2019.0131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6074-</text:p>
            <text:p>2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554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4/2019</text:p>
            <text:p>14:03:18</text:p>
          </table:table-cell>
          <table:table-cell office:value-type="string" calcext:value-type="string">
            <text:p>2019.0136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8384-</text:p>
            <text:p>83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3.812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4/2019</text:p>
            <text:p>14:03:20</text:p>
          </table:table-cell>
          <table:table-cell office:value-type="string" calcext:value-type="string">
            <text:p>2019.0126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8384-</text:p>
            <text:p>83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0.648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4/2019</text:p>
            <text:p>17:20:00</text:p>
          </table:table-cell>
          <table:table-cell office:value-type="string" calcext:value-type="string">
            <text:p>2019.0132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387-</text:p>
            <text:p>23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5.782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4/2019</text:p>
            <text:p>17:20:02</text:p>
          </table:table-cell>
          <table:table-cell office:value-type="string" calcext:value-type="string">
            <text:p>2019.0158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387-</text:p>
            <text:p>23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5.782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4/2019</text:p>
            <text:p>14:29:32</text:p>
          </table:table-cell>
          <table:table-cell office:value-type="string" calcext:value-type="string">
            <text:p>2019.0114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6324-</text:p>
            <text:p>31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7.959,7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4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4/2019</text:p>
            <text:p>14:29:34</text:p>
          </table:table-cell>
          <table:table-cell office:value-type="string" calcext:value-type="string">
            <text:p>2019.0170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6324-</text:p>
            <text:p>31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8.572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4/2019</text:p>
            <text:p>14:29:40</text:p>
          </table:table-cell>
          <table:table-cell office:value-type="string" calcext:value-type="string">
            <text:p>2019.0118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859-</text:p>
            <text:p>47.198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0.848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4/2019</text:p>
            <text:p>13:22:32</text:p>
          </table:table-cell>
          <table:table-cell office:value-type="string" calcext:value-type="string">
            <text:p>2019.00870-4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51424-</text:p>
            <text:p>06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5.772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4/2019</text:p>
            <text:p>12:27:57</text:p>
          </table:table-cell>
          <table:table-cell office:value-type="string" calcext:value-type="string">
            <text:p>2019.0118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0688-</text:p>
            <text:p>82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.363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4/2019</text:p>
            <text:p>16:33:35</text:p>
          </table:table-cell>
          <table:table-cell office:value-type="string" calcext:value-type="string">
            <text:p>2019.0119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109-</text:p>
            <text:p>8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2.942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4/2019</text:p>
            <text:p>16:33:37</text:p>
          </table:table-cell>
          <table:table-cell office:value-type="string" calcext:value-type="string">
            <text:p>2019.0119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109-</text:p>
            <text:p>8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.696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4/2019</text:p>
            <text:p>13:39:46</text:p>
          </table:table-cell>
          <table:table-cell office:value-type="string" calcext:value-type="string">
            <text:p>2019.02379-7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36071-</text:p>
            <text:p>72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.741.348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4/2019</text:p>
            <text:p>13:39:47</text:p>
          </table:table-cell>
          <table:table-cell office:value-type="string" calcext:value-type="string">
            <text:p>2019.0238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6071-</text:p>
            <text:p>72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38.789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4/2019</text:p>
            <text:p>13:39:48</text:p>
          </table:table-cell>
          <table:table-cell office:value-type="string" calcext:value-type="string">
            <text:p>2019.02400-9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36071-</text:p>
            <text:p>72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077.579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4/2019</text:p>
            <text:p>13:39:50</text:p>
          </table:table-cell>
          <table:table-cell office:value-type="string" calcext:value-type="string">
            <text:p>2019.0158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4392-</text:p>
            <text:p>71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159.489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4/2019</text:p>
            <text:p>13:39:52</text:p>
          </table:table-cell>
          <table:table-cell office:value-type="string" calcext:value-type="string">
            <text:p>2019.0157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4392-</text:p>
            <text:p>71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3.072,3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2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6/04/2019</text:p>
          </table:table-cell>
          <table:table-cell office:value-type="string" calcext:value-type="string">
            <text:p>2019.00772-4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97885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3.522,3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4:29:14</text:p>
          </table:table-cell>
          <table:table-cell table:number-columns-repeated="2"/>
          <table:table-cell office:value-type="string" calcext:value-type="string">
            <text:p>21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4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4/2019</text:p>
            <text:p>14:29:19</text:p>
          </table:table-cell>
          <table:table-cell office:value-type="string" calcext:value-type="string">
            <text:p>2019.0158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7885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.183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4/2019</text:p>
            <text:p>14:29:23</text:p>
          </table:table-cell>
          <table:table-cell office:value-type="string" calcext:value-type="string">
            <text:p>2019.0153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7885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.183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4/2019</text:p>
            <text:p>16:56:30</text:p>
          </table:table-cell>
          <table:table-cell office:value-type="string" calcext:value-type="string">
            <text:p>2019.0238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7397-</text:p>
            <text:p>20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.875.516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4/2019</text:p>
            <text:p>17:19:13</text:p>
          </table:table-cell>
          <table:table-cell office:value-type="string" calcext:value-type="string">
            <text:p>2019.0120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05598-</text:p>
            <text:p>3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5.737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4/2019</text:p>
            <text:p>17:38:17</text:p>
          </table:table-cell>
          <table:table-cell office:value-type="string" calcext:value-type="string">
            <text:p>2019.0155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0265-</text:p>
            <text:p>62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3.702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4/2019</text:p>
            <text:p>12:11:08</text:p>
          </table:table-cell>
          <table:table-cell office:value-type="string" calcext:value-type="string">
            <text:p>2019.0155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989-</text:p>
            <text:p>6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92.253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4/2019</text:p>
            <text:p>12:11:10</text:p>
          </table:table-cell>
          <table:table-cell office:value-type="string" calcext:value-type="string">
            <text:p>2019.0176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8813-</text:p>
            <text:p>27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59.822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4/2019</text:p>
            <text:p>16:40:24</text:p>
          </table:table-cell>
          <table:table-cell office:value-type="string" calcext:value-type="string">
            <text:p>2019.0175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885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6.368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4/2019</text:p>
            <text:p>18:33:11</text:p>
          </table:table-cell>
          <table:table-cell office:value-type="string" calcext:value-type="string">
            <text:p>2019.0162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570-</text:p>
            <text:p>10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6.092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4/2019</text:p>
            <text:p>16:15:08</text:p>
          </table:table-cell>
          <table:table-cell office:value-type="string" calcext:value-type="string">
            <text:p>2019.0083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4194-</text:p>
            <text:p>80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0.333,6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43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30/04/2019</text:p>
            <text:p>16:15:10</text:p>
          </table:table-cell>
          <table:table-cell office:value-type="string" calcext:value-type="string">
            <text:p>2019.0076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4194-</text:p>
            <text:p>80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.003.336,2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4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4/2019</text:p>
            <text:p>16:49:32</text:p>
          </table:table-cell>
          <table:table-cell office:value-type="string" calcext:value-type="string">
            <text:p>2019.0121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4292-</text:p>
            <text:p>8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3.477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4/2019</text:p>
            <text:p>16:49:33</text:p>
          </table:table-cell>
          <table:table-cell office:value-type="string" calcext:value-type="string">
            <text:p>2019.0175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983-</text:p>
            <text:p>9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3.488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4/2019</text:p>
            <text:p>17:09:25</text:p>
          </table:table-cell>
          <table:table-cell office:value-type="string" calcext:value-type="string">
            <text:p>2019.0118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238-</text:p>
            <text:p>1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1.462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5/2019</text:p>
            <text:p>06:45:28</text:p>
          </table:table-cell>
          <table:table-cell office:value-type="string" calcext:value-type="string">
            <text:p>2019.0173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176-</text:p>
            <text:p>77.2013.8.19.0026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5.503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2/05/2019</text:p>
            <text:p>16:48:51</text:p>
          </table:table-cell>
          <table:table-cell office:value-type="string" calcext:value-type="string">
            <text:p>2019.0122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44761-</text:p>
            <text:p>29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.979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5/2019</text:p>
            <text:p>15:39:13</text:p>
          </table:table-cell>
          <table:table-cell office:value-type="string" calcext:value-type="string">
            <text:p>2019.0128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229-</text:p>
            <text:p>20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9.791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5/2019</text:p>
            <text:p>14:24:49</text:p>
          </table:table-cell>
          <table:table-cell office:value-type="string" calcext:value-type="string">
            <text:p>2019.01872-6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33041-</text:p>
            <text:p>22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3.828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5/2019</text:p>
            <text:p>14:24:51</text:p>
          </table:table-cell>
          <table:table-cell office:value-type="string" calcext:value-type="string">
            <text:p>2019.0139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041-</text:p>
            <text:p>22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3.471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5/2019</text:p>
            <text:p>14:24:53</text:p>
          </table:table-cell>
          <table:table-cell office:value-type="string" calcext:value-type="string">
            <text:p>2019.0146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041-</text:p>
            <text:p>22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.078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5/2019</text:p>
            <text:p>14:24:55</text:p>
          </table:table-cell>
          <table:table-cell office:value-type="string" calcext:value-type="string">
            <text:p>2019.01506-9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33041-</text:p>
            <text:p>22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3.158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5/2019</text:p>
            <text:p>14:24:56</text:p>
          </table:table-cell>
          <table:table-cell office:value-type="string" calcext:value-type="string">
            <text:p>2019.01299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33041-</text:p>
            <text:p>22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7.558,9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4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5/2019</text:p>
            <text:p>14:24:58</text:p>
          </table:table-cell>
          <table:table-cell office:value-type="string" calcext:value-type="string">
            <text:p>2019.0139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041-</text:p>
            <text:p>22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8.969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5/2019</text:p>
            <text:p>14:25:00</text:p>
          </table:table-cell>
          <table:table-cell office:value-type="string" calcext:value-type="string">
            <text:p>2019.01249-3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33041-</text:p>
            <text:p>22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96.326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5/2019</text:p>
            <text:p>14:25:01</text:p>
          </table:table-cell>
          <table:table-cell office:value-type="string" calcext:value-type="string">
            <text:p>2019.01311-2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33041-</text:p>
            <text:p>22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7.407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5/2019</text:p>
            <text:p>14:25:03</text:p>
          </table:table-cell>
          <table:table-cell office:value-type="string" calcext:value-type="string">
            <text:p>2019.01576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33041-</text:p>
            <text:p>22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5.582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5/2019</text:p>
            <text:p>14:25:06</text:p>
          </table:table-cell>
          <table:table-cell office:value-type="string" calcext:value-type="string">
            <text:p>2019.01717-7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33041-</text:p>
            <text:p>22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2.197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5/2019</text:p>
            <text:p>16:06:31</text:p>
          </table:table-cell>
          <table:table-cell office:value-type="string" calcext:value-type="string">
            <text:p>2019.0171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1450-</text:p>
            <text:p>63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9.229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5/2019</text:p>
            <text:p>16:33:51</text:p>
          </table:table-cell>
          <table:table-cell office:value-type="string" calcext:value-type="string">
            <text:p>2019.0124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175-</text:p>
            <text:p>53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1.052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9</text:p>
            <text:p>10:55:46</text:p>
          </table:table-cell>
          <table:table-cell office:value-type="string" calcext:value-type="string">
            <text:p>2019.01819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62350-</text:p>
            <text:p>3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2.041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9</text:p>
            <text:p>10:55:48</text:p>
          </table:table-cell>
          <table:table-cell office:value-type="string" calcext:value-type="string">
            <text:p>2019.01473-9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62350-</text:p>
            <text:p>3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.581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9</text:p>
            <text:p>12:02:29</text:p>
          </table:table-cell>
          <table:table-cell office:value-type="string" calcext:value-type="string">
            <text:p>2019.0174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3718-</text:p>
            <text:p>76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95.166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9</text:p>
            <text:p>13:18:42</text:p>
          </table:table-cell>
          <table:table-cell office:value-type="string" calcext:value-type="string">
            <text:p>2019.0142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9876-</text:p>
            <text:p>88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2.644,2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6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7/05/2019</text:p>
          </table:table-cell>
          <table:table-cell office:value-type="string" calcext:value-type="string">
            <text:p>2019.01633-2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63559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3.226,8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57:22</text:p>
          </table:table-cell>
          <table:table-cell table:number-columns-repeated="2"/>
          <table:table-cell office:value-type="string" calcext:value-type="string">
            <text:p>21.2003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4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9</text:p>
            <text:p>16:57:38</text:p>
          </table:table-cell>
          <table:table-cell office:value-type="string" calcext:value-type="string">
            <text:p>2019.0165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446-</text:p>
            <text:p>6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2.040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9</text:p>
            <text:p>17:34:11</text:p>
          </table:table-cell>
          <table:table-cell office:value-type="string" calcext:value-type="string">
            <text:p>2019.0152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6602-</text:p>
            <text:p>18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0.410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9</text:p>
            <text:p>17:34:14</text:p>
          </table:table-cell>
          <table:table-cell office:value-type="string" calcext:value-type="string">
            <text:p>2019.0146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3324-</text:p>
            <text:p>25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0.404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9</text:p>
            <text:p>18:08:21</text:p>
          </table:table-cell>
          <table:table-cell office:value-type="string" calcext:value-type="string">
            <text:p>2019.0148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745-</text:p>
            <text:p>8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3.267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5/2019</text:p>
            <text:p>18:08:21</text:p>
          </table:table-cell>
          <table:table-cell office:value-type="string" calcext:value-type="string">
            <text:p>2019.0149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745-</text:p>
            <text:p>84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.753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9</text:p>
            <text:p>14:27:06</text:p>
          </table:table-cell>
          <table:table-cell office:value-type="string" calcext:value-type="string">
            <text:p>2019.0144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1742-</text:p>
            <text:p>57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4.92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9</text:p>
            <text:p>15:29:03</text:p>
          </table:table-cell>
          <table:table-cell office:value-type="string" calcext:value-type="string">
            <text:p>2019.0136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5790-</text:p>
            <text:p>93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8.737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9</text:p>
            <text:p>15:29:05</text:p>
          </table:table-cell>
          <table:table-cell office:value-type="string" calcext:value-type="string">
            <text:p>2019.0140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5790-</text:p>
            <text:p>93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4.684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9</text:p>
            <text:p>16:44:40</text:p>
          </table:table-cell>
          <table:table-cell office:value-type="string" calcext:value-type="string">
            <text:p>2019.0144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5149-</text:p>
            <text:p>4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1.782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9</text:p>
            <text:p>16:44:42</text:p>
          </table:table-cell>
          <table:table-cell office:value-type="string" calcext:value-type="string">
            <text:p>2019.0140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5149-</text:p>
            <text:p>4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7.132,4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47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8/05/2019</text:p>
            <text:p>16:44:44</text:p>
          </table:table-cell>
          <table:table-cell office:value-type="string" calcext:value-type="string">
            <text:p>2019.0133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5149-</text:p>
            <text:p>4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3.513,1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4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9</text:p>
            <text:p>16:45:00</text:p>
          </table:table-cell>
          <table:table-cell office:value-type="string" calcext:value-type="string">
            <text:p>2019.0144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5149-</text:p>
            <text:p>4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3.513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9</text:p>
            <text:p>19:48:29</text:p>
          </table:table-cell>
          <table:table-cell office:value-type="string" calcext:value-type="string">
            <text:p>2019.0138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36-</text:p>
            <text:p>5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.44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5/2019</text:p>
            <text:p>19:48:30</text:p>
          </table:table-cell>
          <table:table-cell office:value-type="string" calcext:value-type="string">
            <text:p>2019.0141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436-</text:p>
            <text:p>5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8.56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9</text:p>
            <text:p>13:28:10</text:p>
          </table:table-cell>
          <table:table-cell office:value-type="string" calcext:value-type="string">
            <text:p>2019.0136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1704-</text:p>
            <text:p>0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2.927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9</text:p>
            <text:p>13:28:12</text:p>
          </table:table-cell>
          <table:table-cell office:value-type="string" calcext:value-type="string">
            <text:p>2019.0152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1704-</text:p>
            <text:p>0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9.812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9</text:p>
            <text:p>13:28:13</text:p>
          </table:table-cell>
          <table:table-cell office:value-type="string" calcext:value-type="string">
            <text:p>2019.0136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1704-</text:p>
            <text:p>0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5.605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9</text:p>
            <text:p>13:28:15</text:p>
          </table:table-cell>
          <table:table-cell office:value-type="string" calcext:value-type="string">
            <text:p>2019.0139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1704-</text:p>
            <text:p>0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8.505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9</text:p>
            <text:p>13:28:17</text:p>
          </table:table-cell>
          <table:table-cell office:value-type="string" calcext:value-type="string">
            <text:p>2019.0136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1704-</text:p>
            <text:p>0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6.212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9</text:p>
            <text:p>13:28:18</text:p>
          </table:table-cell>
          <table:table-cell office:value-type="string" calcext:value-type="string">
            <text:p>2019.0135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1704-</text:p>
            <text:p>0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7.075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9</text:p>
            <text:p>13:28:40</text:p>
          </table:table-cell>
          <table:table-cell office:value-type="string" calcext:value-type="string">
            <text:p>2019.0135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352-</text:p>
            <text:p>06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4.157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9</text:p>
            <text:p>14:35:47</text:p>
          </table:table-cell>
          <table:table-cell office:value-type="string" calcext:value-type="string">
            <text:p>2019.0137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26193-</text:p>
            <text:p>20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.765,3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4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9</text:p>
            <text:p>15:49:06</text:p>
          </table:table-cell>
          <table:table-cell office:value-type="string" calcext:value-type="string">
            <text:p>2019.0133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041-</text:p>
            <text:p>22.2001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59.66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9</text:p>
            <text:p>17:19:45</text:p>
          </table:table-cell>
          <table:table-cell office:value-type="string" calcext:value-type="string">
            <text:p>2019.0135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1560-</text:p>
            <text:p>4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0.004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9</text:p>
            <text:p>17:19:48</text:p>
          </table:table-cell>
          <table:table-cell office:value-type="string" calcext:value-type="string">
            <text:p>2019.0139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1560-</text:p>
            <text:p>4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8.236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9</text:p>
            <text:p>17:36:35</text:p>
          </table:table-cell>
          <table:table-cell office:value-type="string" calcext:value-type="string">
            <text:p>2019.0142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002-</text:p>
            <text:p>97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7.452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9</text:p>
            <text:p>17:36:37</text:p>
          </table:table-cell>
          <table:table-cell office:value-type="string" calcext:value-type="string">
            <text:p>2019.0142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002-</text:p>
            <text:p>97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0.336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9/05/2019</text:p>
            <text:p>20:16:00</text:p>
          </table:table-cell>
          <table:table-cell office:value-type="string" calcext:value-type="string">
            <text:p>2019.0138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26-</text:p>
            <text:p>69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2.460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7:13:46</text:p>
          </table:table-cell>
          <table:table-cell office:value-type="string" calcext:value-type="string">
            <text:p>2019.0156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4644-</text:p>
            <text:p>65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2.131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7:46:10</text:p>
          </table:table-cell>
          <table:table-cell office:value-type="string" calcext:value-type="string">
            <text:p>2019.0157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4644-</text:p>
            <text:p>65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.35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1:34</text:p>
          </table:table-cell>
          <table:table-cell office:value-type="string" calcext:value-type="string">
            <text:p>2019.0149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858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7.208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1:35</text:p>
          </table:table-cell>
          <table:table-cell office:value-type="string" calcext:value-type="string">
            <text:p>2019.0168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858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7.208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1:37</text:p>
          </table:table-cell>
          <table:table-cell office:value-type="string" calcext:value-type="string">
            <text:p>2019.0151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858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.485,1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49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0/05/2019</text:p>
          </table:table-cell>
          <table:table-cell office:value-type="string" calcext:value-type="string">
            <text:p>2019.01462-3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36448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4.241,6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01:38</text:p>
          </table:table-cell>
          <table:table-cell table:number-columns-repeated="2"/>
          <table:table-cell office:value-type="string" calcext:value-type="string">
            <text:p>84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4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1:40</text:p>
          </table:table-cell>
          <table:table-cell office:value-type="string" calcext:value-type="string">
            <text:p>2019.01679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36448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.945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1:41</text:p>
          </table:table-cell>
          <table:table-cell office:value-type="string" calcext:value-type="string">
            <text:p>2019.01726-6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36448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4.241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1:43</text:p>
          </table:table-cell>
          <table:table-cell office:value-type="string" calcext:value-type="string">
            <text:p>2019.0170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448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8.483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1:44</text:p>
          </table:table-cell>
          <table:table-cell office:value-type="string" calcext:value-type="string">
            <text:p>2019.0149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25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.150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4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1:46</text:p>
          </table:table-cell>
          <table:table-cell office:value-type="string" calcext:value-type="string">
            <text:p>2019.0156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25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3.351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1:50</text:p>
          </table:table-cell>
          <table:table-cell office:value-type="string" calcext:value-type="string">
            <text:p>2019.0154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76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8.90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1:52</text:p>
          </table:table-cell>
          <table:table-cell office:value-type="string" calcext:value-type="string">
            <text:p>2019.01533-6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73776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.190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1:54</text:p>
          </table:table-cell>
          <table:table-cell office:value-type="string" calcext:value-type="string">
            <text:p>2019.01549-2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250526-</text:p>
            <text:p>9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.518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1:55</text:p>
          </table:table-cell>
          <table:table-cell office:value-type="string" calcext:value-type="string">
            <text:p>2019.0177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2040-</text:p>
            <text:p>0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0.926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00</text:p>
          </table:table-cell>
          <table:table-cell office:value-type="string" calcext:value-type="string">
            <text:p>2019.0151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5451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2.062,9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50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0/05/2019</text:p>
            <text:p>18:02:01</text:p>
          </table:table-cell>
          <table:table-cell office:value-type="string" calcext:value-type="string">
            <text:p>2019.0146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583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8.855,9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5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03</text:p>
          </table:table-cell>
          <table:table-cell office:value-type="string" calcext:value-type="string">
            <text:p>2019.0146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583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8.85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04</text:p>
          </table:table-cell>
          <table:table-cell office:value-type="string" calcext:value-type="string">
            <text:p>2019.0145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583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.07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06</text:p>
          </table:table-cell>
          <table:table-cell office:value-type="string" calcext:value-type="string">
            <text:p>2019.01691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411686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.699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07</text:p>
          </table:table-cell>
          <table:table-cell office:value-type="string" calcext:value-type="string">
            <text:p>2019.0155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1686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98.464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12</text:p>
          </table:table-cell>
          <table:table-cell office:value-type="string" calcext:value-type="string">
            <text:p>2019.0153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3223-</text:p>
            <text:p>52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7.465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13</text:p>
          </table:table-cell>
          <table:table-cell office:value-type="string" calcext:value-type="string">
            <text:p>2019.01749-5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47718-</text:p>
            <text:p>6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1.312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15</text:p>
          </table:table-cell>
          <table:table-cell office:value-type="string" calcext:value-type="string">
            <text:p>2019.0148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5135-</text:p>
            <text:p>67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5.487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17</text:p>
          </table:table-cell>
          <table:table-cell office:value-type="string" calcext:value-type="string">
            <text:p>2019.0178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5664-</text:p>
            <text:p>86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1.292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21</text:p>
          </table:table-cell>
          <table:table-cell office:value-type="string" calcext:value-type="string">
            <text:p>2019.0148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6105-</text:p>
            <text:p>50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4.202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23</text:p>
          </table:table-cell>
          <table:table-cell office:value-type="string" calcext:value-type="string">
            <text:p>2019.0170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666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41.800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24</text:p>
          </table:table-cell>
          <table:table-cell office:value-type="string" calcext:value-type="string">
            <text:p>2019.0152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666-</text:p>
            <text:p>3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.924,3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5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26</text:p>
          </table:table-cell>
          <table:table-cell office:value-type="string" calcext:value-type="string">
            <text:p>2019.0152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525-</text:p>
            <text:p>5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2.341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27</text:p>
          </table:table-cell>
          <table:table-cell office:value-type="string" calcext:value-type="string">
            <text:p>2019.0166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525-</text:p>
            <text:p>5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.712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29</text:p>
          </table:table-cell>
          <table:table-cell office:value-type="string" calcext:value-type="string">
            <text:p>2019.0154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97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.35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30</text:p>
          </table:table-cell>
          <table:table-cell office:value-type="string" calcext:value-type="string">
            <text:p>2019.0166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97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29.64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32</text:p>
          </table:table-cell>
          <table:table-cell office:value-type="string" calcext:value-type="string">
            <text:p>2019.0147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7356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.08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33</text:p>
          </table:table-cell>
          <table:table-cell office:value-type="string" calcext:value-type="string">
            <text:p>2019.0168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7356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5.97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35</text:p>
          </table:table-cell>
          <table:table-cell office:value-type="string" calcext:value-type="string">
            <text:p>2019.01681-2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29166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.21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36</text:p>
          </table:table-cell>
          <table:table-cell office:value-type="string" calcext:value-type="string">
            <text:p>2019.0215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50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.049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38</text:p>
          </table:table-cell>
          <table:table-cell office:value-type="string" calcext:value-type="string">
            <text:p>2019.0143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50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7.807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39</text:p>
          </table:table-cell>
          <table:table-cell office:value-type="string" calcext:value-type="string">
            <text:p>2019.0151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4091-</text:p>
            <text:p>3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80.473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41</text:p>
          </table:table-cell>
          <table:table-cell office:value-type="string" calcext:value-type="string">
            <text:p>2019.0166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4091-</text:p>
            <text:p>3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.483,8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52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0/05/2019</text:p>
          </table:table-cell>
          <table:table-cell office:value-type="string" calcext:value-type="string">
            <text:p>2019.01659-6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39933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76.256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02:42</text:p>
          </table:table-cell>
          <table:table-cell table:number-columns-repeated="2"/>
          <table:table-cell office:value-type="string" calcext:value-type="string">
            <text:p>92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5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44</text:p>
          </table:table-cell>
          <table:table-cell office:value-type="string" calcext:value-type="string">
            <text:p>2019.0145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933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.80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45</text:p>
          </table:table-cell>
          <table:table-cell office:value-type="string" calcext:value-type="string">
            <text:p>2019.0169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098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0.483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47</text:p>
          </table:table-cell>
          <table:table-cell office:value-type="string" calcext:value-type="string">
            <text:p>2019.0155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098-</text:p>
            <text:p>1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.320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48</text:p>
          </table:table-cell>
          <table:table-cell office:value-type="string" calcext:value-type="string">
            <text:p>2019.01458-5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51365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9.384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50</text:p>
          </table:table-cell>
          <table:table-cell office:value-type="string" calcext:value-type="string">
            <text:p>2019.0157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365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.26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53</text:p>
          </table:table-cell>
          <table:table-cell office:value-type="string" calcext:value-type="string">
            <text:p>2019.0146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711-</text:p>
            <text:p>8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1.796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55</text:p>
          </table:table-cell>
          <table:table-cell office:value-type="string" calcext:value-type="string">
            <text:p>2019.0149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711-</text:p>
            <text:p>8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1.796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56</text:p>
          </table:table-cell>
          <table:table-cell office:value-type="string" calcext:value-type="string">
            <text:p>2019.0154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711-</text:p>
            <text:p>8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.21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58</text:p>
          </table:table-cell>
          <table:table-cell office:value-type="string" calcext:value-type="string">
            <text:p>2019.0178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139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.829.21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2:59</text:p>
          </table:table-cell>
          <table:table-cell office:value-type="string" calcext:value-type="string">
            <text:p>2019.01451-8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73139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8.331,1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53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0/05/2019</text:p>
            <text:p>18:03:01</text:p>
          </table:table-cell>
          <table:table-cell office:value-type="string" calcext:value-type="string">
            <text:p>2019.0140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55-</text:p>
            <text:p>7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3.494,1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5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02</text:p>
          </table:table-cell>
          <table:table-cell office:value-type="string" calcext:value-type="string">
            <text:p>2019.0215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755-</text:p>
            <text:p>7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.124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04</text:p>
          </table:table-cell>
          <table:table-cell office:value-type="string" calcext:value-type="string">
            <text:p>2019.0151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800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32.127,8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05</text:p>
          </table:table-cell>
          <table:table-cell office:value-type="string" calcext:value-type="string">
            <text:p>2019.0151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847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2.66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07</text:p>
          </table:table-cell>
          <table:table-cell office:value-type="string" calcext:value-type="string">
            <text:p>2019.0168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847-</text:p>
            <text:p>5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579.09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08</text:p>
          </table:table-cell>
          <table:table-cell office:value-type="string" calcext:value-type="string">
            <text:p>2019.0155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6012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.811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10</text:p>
          </table:table-cell>
          <table:table-cell office:value-type="string" calcext:value-type="string">
            <text:p>2019.0176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6012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7.657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11</text:p>
          </table:table-cell>
          <table:table-cell office:value-type="string" calcext:value-type="string">
            <text:p>2019.0157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736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8.68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13</text:p>
          </table:table-cell>
          <table:table-cell office:value-type="string" calcext:value-type="string">
            <text:p>2019.0151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736-</text:p>
            <text:p>1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.48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14</text:p>
          </table:table-cell>
          <table:table-cell office:value-type="string" calcext:value-type="string">
            <text:p>2019.0165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561-</text:p>
            <text:p>6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5.330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16</text:p>
          </table:table-cell>
          <table:table-cell office:value-type="string" calcext:value-type="string">
            <text:p>2019.0211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561-</text:p>
            <text:p>6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.672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17</text:p>
          </table:table-cell>
          <table:table-cell office:value-type="string" calcext:value-type="string">
            <text:p>2019.0170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3647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3.418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5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19</text:p>
          </table:table-cell>
          <table:table-cell office:value-type="string" calcext:value-type="string">
            <text:p>2019.0211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3647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050.401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20</text:p>
          </table:table-cell>
          <table:table-cell office:value-type="string" calcext:value-type="string">
            <text:p>2019.0158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9786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.851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22</text:p>
          </table:table-cell>
          <table:table-cell office:value-type="string" calcext:value-type="string">
            <text:p>2019.01577-8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204190-</text:p>
            <text:p>2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9.511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25</text:p>
          </table:table-cell>
          <table:table-cell office:value-type="string" calcext:value-type="string">
            <text:p>2019.0175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6707-</text:p>
            <text:p>0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2.903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27</text:p>
          </table:table-cell>
          <table:table-cell office:value-type="string" calcext:value-type="string">
            <text:p>2019.0165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2819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8.851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28</text:p>
          </table:table-cell>
          <table:table-cell office:value-type="string" calcext:value-type="string">
            <text:p>2019.01669-3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229851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8.423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30</text:p>
          </table:table-cell>
          <table:table-cell office:value-type="string" calcext:value-type="string">
            <text:p>2019.01500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238558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1.122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31</text:p>
          </table:table-cell>
          <table:table-cell office:value-type="string" calcext:value-type="string">
            <text:p>2019.0154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8748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9.096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33</text:p>
          </table:table-cell>
          <table:table-cell office:value-type="string" calcext:value-type="string">
            <text:p>2019.01542-5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238806-</text:p>
            <text:p>3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5.690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34</text:p>
          </table:table-cell>
          <table:table-cell office:value-type="string" calcext:value-type="string">
            <text:p>2019.0168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0215-</text:p>
            <text:p>4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7.570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36</text:p>
          </table:table-cell>
          <table:table-cell office:value-type="string" calcext:value-type="string">
            <text:p>2019.01689-8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241326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3.217,9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56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0/05/2019</text:p>
          </table:table-cell>
          <table:table-cell office:value-type="string" calcext:value-type="string">
            <text:p>2019.01727-4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243538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5.011,3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03:37</text:p>
          </table:table-cell>
          <table:table-cell table:number-columns-repeated="2"/>
          <table:table-cell office:value-type="string" calcext:value-type="string">
            <text:p>54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5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39</text:p>
          </table:table-cell>
          <table:table-cell office:value-type="string" calcext:value-type="string">
            <text:p>2019.0143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3993-</text:p>
            <text:p>1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6.064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40</text:p>
          </table:table-cell>
          <table:table-cell office:value-type="string" calcext:value-type="string">
            <text:p>2019.0168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3385-</text:p>
            <text:p>8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.733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42</text:p>
          </table:table-cell>
          <table:table-cell office:value-type="string" calcext:value-type="string">
            <text:p>2019.0169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4239-</text:p>
            <text:p>7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7.240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43</text:p>
          </table:table-cell>
          <table:table-cell office:value-type="string" calcext:value-type="string">
            <text:p>2019.0176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6281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0.291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45</text:p>
          </table:table-cell>
          <table:table-cell office:value-type="string" calcext:value-type="string">
            <text:p>2019.0161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9843-</text:p>
            <text:p>79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1.190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46</text:p>
          </table:table-cell>
          <table:table-cell office:value-type="string" calcext:value-type="string">
            <text:p>2019.01478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261355-</text:p>
            <text:p>3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440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48</text:p>
          </table:table-cell>
          <table:table-cell office:value-type="string" calcext:value-type="string">
            <text:p>2019.01666-9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261804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4.140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51</text:p>
          </table:table-cell>
          <table:table-cell office:value-type="string" calcext:value-type="string">
            <text:p>2019.0215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5333-</text:p>
            <text:p>4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5.246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55</text:p>
          </table:table-cell>
          <table:table-cell office:value-type="string" calcext:value-type="string">
            <text:p>2019.0179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61756-</text:p>
            <text:p>4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688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3:57</text:p>
          </table:table-cell>
          <table:table-cell office:value-type="string" calcext:value-type="string">
            <text:p>2019.0166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0950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5.587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57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0/05/2019</text:p>
            <text:p>18:03:58</text:p>
          </table:table-cell>
          <table:table-cell office:value-type="string" calcext:value-type="string">
            <text:p>2019.0145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0950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.610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5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4:00</text:p>
          </table:table-cell>
          <table:table-cell office:value-type="string" calcext:value-type="string">
            <text:p>2019.0152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0950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5.58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5/2019</text:p>
            <text:p>18:04:01</text:p>
          </table:table-cell>
          <table:table-cell office:value-type="string" calcext:value-type="string">
            <text:p>2019.0150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10950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5.58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5/2019</text:p>
            <text:p>17:40:31</text:p>
          </table:table-cell>
          <table:table-cell office:value-type="string" calcext:value-type="string">
            <text:p>2019.0159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2283-</text:p>
            <text:p>3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3.004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5/2019</text:p>
            <text:p>19:01:41</text:p>
          </table:table-cell>
          <table:table-cell office:value-type="string" calcext:value-type="string">
            <text:p>2019.0161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403-</text:p>
            <text:p>13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4.336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5/2019</text:p>
            <text:p>19:01:43</text:p>
          </table:table-cell>
          <table:table-cell office:value-type="string" calcext:value-type="string">
            <text:p>2019.0159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403-</text:p>
            <text:p>13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8.584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5/2019</text:p>
            <text:p>19:07:34</text:p>
          </table:table-cell>
          <table:table-cell office:value-type="string" calcext:value-type="string">
            <text:p>2019.0169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94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.625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5/2019</text:p>
            <text:p>19:07:35</text:p>
          </table:table-cell>
          <table:table-cell office:value-type="string" calcext:value-type="string">
            <text:p>2019.01733-9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42294-</text:p>
            <text:p>8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13.834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19</text:p>
            <text:p>11:21:03</text:p>
          </table:table-cell>
          <table:table-cell office:value-type="string" calcext:value-type="string">
            <text:p>2019.0182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2844-</text:p>
            <text:p>89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0.124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19</text:p>
            <text:p>18:09:07</text:p>
          </table:table-cell>
          <table:table-cell office:value-type="string" calcext:value-type="string">
            <text:p>2019.0183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4133-</text:p>
            <text:p>4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369.952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19</text:p>
            <text:p>18:09:08</text:p>
          </table:table-cell>
          <table:table-cell office:value-type="string" calcext:value-type="string">
            <text:p>2019.0183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4133-</text:p>
            <text:p>4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.471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5/2019</text:p>
            <text:p>18:09:16</text:p>
          </table:table-cell>
          <table:table-cell office:value-type="string" calcext:value-type="string">
            <text:p>2019.0182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2760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7.986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5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9</text:p>
            <text:p>14:45:23</text:p>
          </table:table-cell>
          <table:table-cell office:value-type="string" calcext:value-type="string">
            <text:p>2019.0196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3183-</text:p>
            <text:p>0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4.747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5/05/2019</text:p>
            <text:p>17:29:27</text:p>
          </table:table-cell>
          <table:table-cell office:value-type="string" calcext:value-type="string">
            <text:p>2019.0189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7766-</text:p>
            <text:p>2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5.779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5/2019</text:p>
            <text:p>12:33:55</text:p>
          </table:table-cell>
          <table:table-cell office:value-type="string" calcext:value-type="string">
            <text:p>2019.0166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23693-</text:p>
            <text:p>8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4.913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5/2019</text:p>
            <text:p>16:16:28</text:p>
          </table:table-cell>
          <table:table-cell office:value-type="string" calcext:value-type="string">
            <text:p>2019.0167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573-</text:p>
            <text:p>70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6.542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5/2019</text:p>
            <text:p>17:01:00</text:p>
          </table:table-cell>
          <table:table-cell office:value-type="string" calcext:value-type="string">
            <text:p>2019.01649-9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461202-</text:p>
            <text:p>85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0.829,77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5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5/2019</text:p>
            <text:p>17:46:39</text:p>
          </table:table-cell>
          <table:table-cell office:value-type="string" calcext:value-type="string">
            <text:p>2019.0161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680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5.359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6/05/2019</text:p>
            <text:p>17:46:40</text:p>
          </table:table-cell>
          <table:table-cell office:value-type="string" calcext:value-type="string">
            <text:p>2019.0167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680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.187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03</text:p>
          </table:table-cell>
          <table:table-cell office:value-type="string" calcext:value-type="string">
            <text:p>2019.0205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91.123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04</text:p>
          </table:table-cell>
          <table:table-cell office:value-type="string" calcext:value-type="string">
            <text:p>2019.0180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6.188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05</text:p>
          </table:table-cell>
          <table:table-cell office:value-type="string" calcext:value-type="string">
            <text:p>2019.01719-3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7.248,92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5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06</text:p>
          </table:table-cell>
          <table:table-cell office:value-type="string" calcext:value-type="string">
            <text:p>2019.01767-3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1.574,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59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7/05/2019</text:p>
          </table:table-cell>
          <table:table-cell office:value-type="string" calcext:value-type="string">
            <text:p>2019.02041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96756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5.347,3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4:38:07</text:p>
          </table:table-cell>
          <table:table-cell table:number-columns-repeated="2"/>
          <table:table-cell office:value-type="string" calcext:value-type="string">
            <text:p>50.199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5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08</text:p>
          </table:table-cell>
          <table:table-cell office:value-type="string" calcext:value-type="string">
            <text:p>2019.0203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3.061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09</text:p>
          </table:table-cell>
          <table:table-cell office:value-type="string" calcext:value-type="string">
            <text:p>2019.0179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3.578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5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10</text:p>
          </table:table-cell>
          <table:table-cell office:value-type="string" calcext:value-type="string">
            <text:p>2019.01805-0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9.088,2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6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11</text:p>
          </table:table-cell>
          <table:table-cell office:value-type="string" calcext:value-type="string">
            <text:p>2019.0214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5.250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12</text:p>
          </table:table-cell>
          <table:table-cell office:value-type="string" calcext:value-type="string">
            <text:p>2019.0196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5.015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13</text:p>
          </table:table-cell>
          <table:table-cell office:value-type="string" calcext:value-type="string">
            <text:p>2019.01779-7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9.205,1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6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14</text:p>
          </table:table-cell>
          <table:table-cell office:value-type="string" calcext:value-type="string">
            <text:p>2019.0178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4.138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15</text:p>
          </table:table-cell>
          <table:table-cell office:value-type="string" calcext:value-type="string">
            <text:p>2019.02002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5.301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30</text:p>
          </table:table-cell>
          <table:table-cell office:value-type="string" calcext:value-type="string">
            <text:p>2019.0177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1.478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31</text:p>
          </table:table-cell>
          <table:table-cell office:value-type="string" calcext:value-type="string">
            <text:p>2019.01731-2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7.920,0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60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7/05/2019</text:p>
            <text:p>14:38:32</text:p>
          </table:table-cell>
          <table:table-cell office:value-type="string" calcext:value-type="string">
            <text:p>2019.0196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35.850,7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6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33</text:p>
          </table:table-cell>
          <table:table-cell office:value-type="string" calcext:value-type="string">
            <text:p>2019.0202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9.405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34</text:p>
          </table:table-cell>
          <table:table-cell office:value-type="string" calcext:value-type="string">
            <text:p>2019.0212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7.841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35</text:p>
          </table:table-cell>
          <table:table-cell office:value-type="string" calcext:value-type="string">
            <text:p>2019.0201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3.578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36</text:p>
          </table:table-cell>
          <table:table-cell office:value-type="string" calcext:value-type="string">
            <text:p>2019.0185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5.301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58</text:p>
          </table:table-cell>
          <table:table-cell office:value-type="string" calcext:value-type="string">
            <text:p>2019.0199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6.103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4:38:59</text:p>
          </table:table-cell>
          <table:table-cell office:value-type="string" calcext:value-type="string">
            <text:p>2019.0202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5.737,0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6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7:56:00</text:p>
          </table:table-cell>
          <table:table-cell office:value-type="string" calcext:value-type="string">
            <text:p>2019.0197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8472-</text:p>
            <text:p>0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9.307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7:56:02</text:p>
          </table:table-cell>
          <table:table-cell office:value-type="string" calcext:value-type="string">
            <text:p>2019.0178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8472-</text:p>
            <text:p>0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94.969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8:01:40</text:p>
          </table:table-cell>
          <table:table-cell office:value-type="string" calcext:value-type="string">
            <text:p>2019.0177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05583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9.302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8:01:42</text:p>
          </table:table-cell>
          <table:table-cell office:value-type="string" calcext:value-type="string">
            <text:p>2019.0178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05583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9.302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8:01:43</text:p>
          </table:table-cell>
          <table:table-cell office:value-type="string" calcext:value-type="string">
            <text:p>2019.0198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05583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9.302,1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6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8:01:45</text:p>
          </table:table-cell>
          <table:table-cell office:value-type="string" calcext:value-type="string">
            <text:p>2019.0204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505583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.278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8:03:58</text:p>
          </table:table-cell>
          <table:table-cell office:value-type="string" calcext:value-type="string">
            <text:p>2019.0175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0420-</text:p>
            <text:p>62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0.781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8:04:09</text:p>
          </table:table-cell>
          <table:table-cell office:value-type="string" calcext:value-type="string">
            <text:p>2019.0180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626-</text:p>
            <text:p>5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46.18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8:04:10</text:p>
          </table:table-cell>
          <table:table-cell office:value-type="string" calcext:value-type="string">
            <text:p>2019.0205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626-</text:p>
            <text:p>5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8.22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8:04:23</text:p>
          </table:table-cell>
          <table:table-cell office:value-type="string" calcext:value-type="string">
            <text:p>2019.0173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6614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6.714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8:08:19</text:p>
          </table:table-cell>
          <table:table-cell office:value-type="string" calcext:value-type="string">
            <text:p>2019.0180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3725-</text:p>
            <text:p>55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7.857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8:25:08</text:p>
          </table:table-cell>
          <table:table-cell office:value-type="string" calcext:value-type="string">
            <text:p>2019.0206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2581-</text:p>
            <text:p>3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3.198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5/2019</text:p>
            <text:p>19:04:45</text:p>
          </table:table-cell>
          <table:table-cell office:value-type="string" calcext:value-type="string">
            <text:p>2019.0174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7597-</text:p>
            <text:p>2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6.603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6:30:54</text:p>
          </table:table-cell>
          <table:table-cell office:value-type="string" calcext:value-type="string">
            <text:p>2019.0194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2581-</text:p>
            <text:p>3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.799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28</text:p>
          </table:table-cell>
          <table:table-cell office:value-type="string" calcext:value-type="string">
            <text:p>2019.0188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660-</text:p>
            <text:p>3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.181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30</text:p>
          </table:table-cell>
          <table:table-cell office:value-type="string" calcext:value-type="string">
            <text:p>2019.0189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660-</text:p>
            <text:p>3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2.513,9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3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0/05/2019</text:p>
          </table:table-cell>
          <table:table-cell office:value-type="string" calcext:value-type="string">
            <text:p>2019.01907-2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22602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1.967,0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16:31</text:p>
          </table:table-cell>
          <table:table-cell table:number-columns-repeated="2"/>
          <table:table-cell office:value-type="string" calcext:value-type="string">
            <text:p>97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6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33</text:p>
          </table:table-cell>
          <table:table-cell office:value-type="string" calcext:value-type="string">
            <text:p>2019.0189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450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.229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34</text:p>
          </table:table-cell>
          <table:table-cell office:value-type="string" calcext:value-type="string">
            <text:p>2019.0181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450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2.284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36</text:p>
          </table:table-cell>
          <table:table-cell office:value-type="string" calcext:value-type="string">
            <text:p>2019.0182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450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.229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37</text:p>
          </table:table-cell>
          <table:table-cell office:value-type="string" calcext:value-type="string">
            <text:p>2019.0194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458-</text:p>
            <text:p>6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.502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39</text:p>
          </table:table-cell>
          <table:table-cell office:value-type="string" calcext:value-type="string">
            <text:p>2019.0192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458-</text:p>
            <text:p>6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3.369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40</text:p>
          </table:table-cell>
          <table:table-cell office:value-type="string" calcext:value-type="string">
            <text:p>2019.0182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291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5.887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42</text:p>
          </table:table-cell>
          <table:table-cell office:value-type="string" calcext:value-type="string">
            <text:p>2019.0188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291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91.86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43</text:p>
          </table:table-cell>
          <table:table-cell office:value-type="string" calcext:value-type="string">
            <text:p>2019.0191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291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5.887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45</text:p>
          </table:table-cell>
          <table:table-cell office:value-type="string" calcext:value-type="string">
            <text:p>2019.0191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10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.87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46</text:p>
          </table:table-cell>
          <table:table-cell office:value-type="string" calcext:value-type="string">
            <text:p>2019.0185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10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2.606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64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0/05/2019</text:p>
            <text:p>18:16:48</text:p>
          </table:table-cell>
          <table:table-cell office:value-type="string" calcext:value-type="string">
            <text:p>2019.0190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10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.874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6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49</text:p>
          </table:table-cell>
          <table:table-cell office:value-type="string" calcext:value-type="string">
            <text:p>2019.0191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567-</text:p>
            <text:p>4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8.998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51</text:p>
          </table:table-cell>
          <table:table-cell office:value-type="string" calcext:value-type="string">
            <text:p>2019.0184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937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.175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52</text:p>
          </table:table-cell>
          <table:table-cell office:value-type="string" calcext:value-type="string">
            <text:p>2019.0193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937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64.33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54</text:p>
          </table:table-cell>
          <table:table-cell office:value-type="string" calcext:value-type="string">
            <text:p>2019.0194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520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.633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55</text:p>
          </table:table-cell>
          <table:table-cell office:value-type="string" calcext:value-type="string">
            <text:p>2019.0193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520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30.041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57</text:p>
          </table:table-cell>
          <table:table-cell office:value-type="string" calcext:value-type="string">
            <text:p>2019.0185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428-</text:p>
            <text:p>3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6.251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6:58</text:p>
          </table:table-cell>
          <table:table-cell office:value-type="string" calcext:value-type="string">
            <text:p>2019.0194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5976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5.061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7:00</text:p>
          </table:table-cell>
          <table:table-cell office:value-type="string" calcext:value-type="string">
            <text:p>2019.0189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5976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.589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7:01</text:p>
          </table:table-cell>
          <table:table-cell office:value-type="string" calcext:value-type="string">
            <text:p>2019.0181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033-</text:p>
            <text:p>3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44.08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7:03</text:p>
          </table:table-cell>
          <table:table-cell office:value-type="string" calcext:value-type="string">
            <text:p>2019.0189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135-</text:p>
            <text:p>2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.58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7:04</text:p>
          </table:table-cell>
          <table:table-cell office:value-type="string" calcext:value-type="string">
            <text:p>2019.0181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135-</text:p>
            <text:p>2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3.712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6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7:06</text:p>
          </table:table-cell>
          <table:table-cell office:value-type="string" calcext:value-type="string">
            <text:p>2019.0191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5988-</text:p>
            <text:p>4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.33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7:07</text:p>
          </table:table-cell>
          <table:table-cell office:value-type="string" calcext:value-type="string">
            <text:p>2019.0192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5988-</text:p>
            <text:p>4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30.97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7:11</text:p>
          </table:table-cell>
          <table:table-cell office:value-type="string" calcext:value-type="string">
            <text:p>2019.0187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3369-</text:p>
            <text:p>29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.069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7:12</text:p>
          </table:table-cell>
          <table:table-cell office:value-type="string" calcext:value-type="string">
            <text:p>2019.0192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9779-</text:p>
            <text:p>2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294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7:17</text:p>
          </table:table-cell>
          <table:table-cell office:value-type="string" calcext:value-type="string">
            <text:p>2019.0188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7787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9.609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7:18</text:p>
          </table:table-cell>
          <table:table-cell office:value-type="string" calcext:value-type="string">
            <text:p>2019.0197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0455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.72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7:20</text:p>
          </table:table-cell>
          <table:table-cell office:value-type="string" calcext:value-type="string">
            <text:p>2019.0191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0455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.72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7:21</text:p>
          </table:table-cell>
          <table:table-cell office:value-type="string" calcext:value-type="string">
            <text:p>2019.0188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0455-</text:p>
            <text:p>9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83.71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7:23</text:p>
          </table:table-cell>
          <table:table-cell office:value-type="string" calcext:value-type="string">
            <text:p>2019.0185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50196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8.753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7:36</text:p>
          </table:table-cell>
          <table:table-cell office:value-type="string" calcext:value-type="string">
            <text:p>2019.0190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033-</text:p>
            <text:p>3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3.89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19:49</text:p>
          </table:table-cell>
          <table:table-cell office:value-type="string" calcext:value-type="string">
            <text:p>2019.0189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9109-</text:p>
            <text:p>28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2.610,6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66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0/05/2019</text:p>
          </table:table-cell>
          <table:table-cell office:value-type="string" calcext:value-type="string">
            <text:p>2019.01875-0</text:p>
          </table:table-cell>
          <table:table-cell office:value-type="string" calcext:value-type="string">
            <text:p>Para arquivar</text:p>
          </table:table-cell>
          <table:table-cell table:style-name="ce1" office:value-type="string" calcext:value-type="string">
            <text:p>0099109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2.610,65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19:51</text:p>
          </table:table-cell>
          <table:table-cell table:number-columns-repeated="2"/>
          <table:table-cell office:value-type="string" calcext:value-type="string">
            <text:p>28.2013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6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51:08</text:p>
          </table:table-cell>
          <table:table-cell office:value-type="string" calcext:value-type="string">
            <text:p>2019.0180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91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4.895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51:11</text:p>
          </table:table-cell>
          <table:table-cell office:value-type="string" calcext:value-type="string">
            <text:p>2019.0184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815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.64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51:13</text:p>
          </table:table-cell>
          <table:table-cell office:value-type="string" calcext:value-type="string">
            <text:p>2019.0182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815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6.135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51:14</text:p>
          </table:table-cell>
          <table:table-cell office:value-type="string" calcext:value-type="string">
            <text:p>2019.0188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335-</text:p>
            <text:p>7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1.19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18:51:16</text:p>
          </table:table-cell>
          <table:table-cell office:value-type="string" calcext:value-type="string">
            <text:p>2019.0185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033-</text:p>
            <text:p>3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3.89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0/05/2019</text:p>
            <text:p>22:37:27</text:p>
          </table:table-cell>
          <table:table-cell office:value-type="string" calcext:value-type="string">
            <text:p>2019.0180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8783-</text:p>
            <text:p>94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5.205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2:27:06</text:p>
          </table:table-cell>
          <table:table-cell office:value-type="string" calcext:value-type="string">
            <text:p>2019.0214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83.578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2:27:07</text:p>
          </table:table-cell>
          <table:table-cell office:value-type="string" calcext:value-type="string">
            <text:p>2019.02050-0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81.530,67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6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2:27:08</text:p>
          </table:table-cell>
          <table:table-cell office:value-type="string" calcext:value-type="string">
            <text:p>2019.02115-8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.382,6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6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2:27:22</text:p>
          </table:table-cell>
          <table:table-cell office:value-type="string" calcext:value-type="string">
            <text:p>2019.02118-2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.382,6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67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1/05/2019</text:p>
            <text:p>12:27:23</text:p>
          </table:table-cell>
          <table:table-cell office:value-type="string" calcext:value-type="string">
            <text:p>2019.02130-1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.382,66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6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2:27:25</text:p>
          </table:table-cell>
          <table:table-cell office:value-type="string" calcext:value-type="string">
            <text:p>2019.01930-7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.382,6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6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2:27:41</text:p>
          </table:table-cell>
          <table:table-cell office:value-type="string" calcext:value-type="string">
            <text:p>2019.0203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4625-</text:p>
            <text:p>98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4.064,6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6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14</text:p>
          </table:table-cell>
          <table:table-cell office:value-type="string" calcext:value-type="string">
            <text:p>2019.0212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3467-</text:p>
            <text:p>6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7.467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20</text:p>
          </table:table-cell>
          <table:table-cell office:value-type="string" calcext:value-type="string">
            <text:p>2019.0212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018-</text:p>
            <text:p>6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.129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21</text:p>
          </table:table-cell>
          <table:table-cell office:value-type="string" calcext:value-type="string">
            <text:p>2019.0211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018-</text:p>
            <text:p>6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92.518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24</text:p>
          </table:table-cell>
          <table:table-cell office:value-type="string" calcext:value-type="string">
            <text:p>2019.0215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29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.732.56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26</text:p>
          </table:table-cell>
          <table:table-cell office:value-type="string" calcext:value-type="string">
            <text:p>2019.0210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29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3.22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27</text:p>
          </table:table-cell>
          <table:table-cell office:value-type="string" calcext:value-type="string">
            <text:p>2019.0208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29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7.01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29</text:p>
          </table:table-cell>
          <table:table-cell office:value-type="string" calcext:value-type="string">
            <text:p>2019.0214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570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8.22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30</text:p>
          </table:table-cell>
          <table:table-cell office:value-type="string" calcext:value-type="string">
            <text:p>2019.0238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570-</text:p>
            <text:p>0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.636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32</text:p>
          </table:table-cell>
          <table:table-cell office:value-type="string" calcext:value-type="string">
            <text:p>2019.0206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7102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.230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6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33</text:p>
          </table:table-cell>
          <table:table-cell office:value-type="string" calcext:value-type="string">
            <text:p>2019.0205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7102-</text:p>
            <text:p>9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11.35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35</text:p>
          </table:table-cell>
          <table:table-cell office:value-type="string" calcext:value-type="string">
            <text:p>2019.0214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9716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54.341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36</text:p>
          </table:table-cell>
          <table:table-cell office:value-type="string" calcext:value-type="string">
            <text:p>2019.0211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9716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54.341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38</text:p>
          </table:table-cell>
          <table:table-cell office:value-type="string" calcext:value-type="string">
            <text:p>2019.0213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9716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.791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39</text:p>
          </table:table-cell>
          <table:table-cell office:value-type="string" calcext:value-type="string">
            <text:p>2019.0193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9716-</text:p>
            <text:p>3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.791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42</text:p>
          </table:table-cell>
          <table:table-cell office:value-type="string" calcext:value-type="string">
            <text:p>2019.0193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9617-</text:p>
            <text:p>0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759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44</text:p>
          </table:table-cell>
          <table:table-cell office:value-type="string" calcext:value-type="string">
            <text:p>2019.0215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9617-</text:p>
            <text:p>0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4.069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0:47</text:p>
          </table:table-cell>
          <table:table-cell office:value-type="string" calcext:value-type="string">
            <text:p>2019.0195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589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9.128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3:37</text:p>
          </table:table-cell>
          <table:table-cell office:value-type="string" calcext:value-type="string">
            <text:p>2019.0215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1158-</text:p>
            <text:p>66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88.959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3:46</text:p>
          </table:table-cell>
          <table:table-cell office:value-type="string" calcext:value-type="string">
            <text:p>2019.0209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3.010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6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5/2019</text:p>
            <text:p>18:23:47</text:p>
          </table:table-cell>
          <table:table-cell office:value-type="string" calcext:value-type="string">
            <text:p>2019.0194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756-</text:p>
            <text:p>5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5.015,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69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1/05/2019</text:p>
          </table:table-cell>
          <table:table-cell office:value-type="string" calcext:value-type="string">
            <text:p>2019.02053-4</text:p>
          </table:table-cell>
          <table:table-cell office:value-type="string" calcext:value-type="string">
            <text:p>Para arquivar</text:p>
          </table:table-cell>
          <table:table-cell table:style-name="ce1" office:value-type="string" calcext:value-type="string">
            <text:p>0096756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2.952,74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23:48</text:p>
          </table:table-cell>
          <table:table-cell table:number-columns-repeated="2"/>
          <table:table-cell office:value-type="string" calcext:value-type="string">
            <text:p>50.199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6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5/2019</text:p>
            <text:p>16:07:45</text:p>
          </table:table-cell>
          <table:table-cell office:value-type="string" calcext:value-type="string">
            <text:p>2019.0222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7015-</text:p>
            <text:p>2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8.573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5/2019</text:p>
            <text:p>16:07:46</text:p>
          </table:table-cell>
          <table:table-cell office:value-type="string" calcext:value-type="string">
            <text:p>2019.0204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7015-</text:p>
            <text:p>2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.191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5/2019</text:p>
            <text:p>18:06:41</text:p>
          </table:table-cell>
          <table:table-cell office:value-type="string" calcext:value-type="string">
            <text:p>2019.0229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6250-</text:p>
            <text:p>51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319.294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5/2019</text:p>
            <text:p>18:19:15</text:p>
          </table:table-cell>
          <table:table-cell office:value-type="string" calcext:value-type="string">
            <text:p>2019.0203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6403-</text:p>
            <text:p>7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9.679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2/05/2019</text:p>
            <text:p>18:19:17</text:p>
          </table:table-cell>
          <table:table-cell office:value-type="string" calcext:value-type="string">
            <text:p>2019.0206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6403-</text:p>
            <text:p>7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9.679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5:35:48</text:p>
          </table:table-cell>
          <table:table-cell office:value-type="string" calcext:value-type="string">
            <text:p>2019.0227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276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.94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5:35:50</text:p>
          </table:table-cell>
          <table:table-cell office:value-type="string" calcext:value-type="string">
            <text:p>2019.0229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276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0.82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5:35:51</text:p>
          </table:table-cell>
          <table:table-cell office:value-type="string" calcext:value-type="string">
            <text:p>2019.0225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276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.94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5:35:53</text:p>
          </table:table-cell>
          <table:table-cell office:value-type="string" calcext:value-type="string">
            <text:p>2019.0220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276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.61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5:35:54</text:p>
          </table:table-cell>
          <table:table-cell office:value-type="string" calcext:value-type="string">
            <text:p>2019.0230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276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.943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70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3/05/2019</text:p>
            <text:p>15:36:01</text:p>
          </table:table-cell>
          <table:table-cell office:value-type="string" calcext:value-type="string">
            <text:p>2019.0217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2322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2.501,3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7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5:36:06</text:p>
          </table:table-cell>
          <table:table-cell office:value-type="string" calcext:value-type="string">
            <text:p>2019.0228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2322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.438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5:36:09</text:p>
          </table:table-cell>
          <table:table-cell office:value-type="string" calcext:value-type="string">
            <text:p>2019.0229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2322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.438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5:36:11</text:p>
          </table:table-cell>
          <table:table-cell office:value-type="string" calcext:value-type="string">
            <text:p>2019.0216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2322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2.501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5:36:14</text:p>
          </table:table-cell>
          <table:table-cell office:value-type="string" calcext:value-type="string">
            <text:p>2019.0231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2322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2.501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5:36:19</text:p>
          </table:table-cell>
          <table:table-cell office:value-type="string" calcext:value-type="string">
            <text:p>2019.0218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2322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7.504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5:49:17</text:p>
          </table:table-cell>
          <table:table-cell office:value-type="string" calcext:value-type="string">
            <text:p>2019.0217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4439-</text:p>
            <text:p>47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.058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6:42:51</text:p>
          </table:table-cell>
          <table:table-cell office:value-type="string" calcext:value-type="string">
            <text:p>2019.0202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887-</text:p>
            <text:p>43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04.991,5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8:16:04</text:p>
          </table:table-cell>
          <table:table-cell office:value-type="string" calcext:value-type="string">
            <text:p>2019.0226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4122-</text:p>
            <text:p>84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3.088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8:16:06</text:p>
          </table:table-cell>
          <table:table-cell office:value-type="string" calcext:value-type="string">
            <text:p>2019.0231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4122-</text:p>
            <text:p>84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9.237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8:16:07</text:p>
          </table:table-cell>
          <table:table-cell office:value-type="string" calcext:value-type="string">
            <text:p>2019.0227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4122-</text:p>
            <text:p>84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9.567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8:16:09</text:p>
          </table:table-cell>
          <table:table-cell office:value-type="string" calcext:value-type="string">
            <text:p>2019.0231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4122-</text:p>
            <text:p>84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2.603,8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8:16:10</text:p>
          </table:table-cell>
          <table:table-cell office:value-type="string" calcext:value-type="string">
            <text:p>2019.0218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4122-</text:p>
            <text:p>84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6.999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8:16:13</text:p>
          </table:table-cell>
          <table:table-cell office:value-type="string" calcext:value-type="string">
            <text:p>2019.0227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9203-</text:p>
            <text:p>77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6.091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8:16:15</text:p>
          </table:table-cell>
          <table:table-cell office:value-type="string" calcext:value-type="string">
            <text:p>2019.0230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9203-</text:p>
            <text:p>77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98.368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3/05/2019</text:p>
            <text:p>18:16:16</text:p>
          </table:table-cell>
          <table:table-cell office:value-type="string" calcext:value-type="string">
            <text:p>2019.0226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9203-</text:p>
            <text:p>77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8.881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5/2019</text:p>
            <text:p>13:25:33</text:p>
          </table:table-cell>
          <table:table-cell office:value-type="string" calcext:value-type="string">
            <text:p>2019.0224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085-</text:p>
            <text:p>5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0.464,2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5/2019</text:p>
            <text:p>13:25:39</text:p>
          </table:table-cell>
          <table:table-cell office:value-type="string" calcext:value-type="string">
            <text:p>2019.0223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085-</text:p>
            <text:p>5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55.123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5/2019</text:p>
            <text:p>13:25:44</text:p>
          </table:table-cell>
          <table:table-cell office:value-type="string" calcext:value-type="string">
            <text:p>2019.0224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085-</text:p>
            <text:p>5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05.474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5/2019</text:p>
            <text:p>13:25:49</text:p>
          </table:table-cell>
          <table:table-cell office:value-type="string" calcext:value-type="string">
            <text:p>2019.0222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085-</text:p>
            <text:p>5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10.157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5/2019</text:p>
            <text:p>13:25:55</text:p>
          </table:table-cell>
          <table:table-cell office:value-type="string" calcext:value-type="string">
            <text:p>2019.0224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085-</text:p>
            <text:p>52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33.887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5/2019</text:p>
            <text:p>21:06:03</text:p>
          </table:table-cell>
          <table:table-cell office:value-type="string" calcext:value-type="string">
            <text:p>2019.0224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2114-</text:p>
            <text:p>4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4.983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5/2019</text:p>
            <text:p>21:06:05</text:p>
          </table:table-cell>
          <table:table-cell office:value-type="string" calcext:value-type="string">
            <text:p>2019.0224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2114-</text:p>
            <text:p>4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4.961,2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3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7/05/2019</text:p>
          </table:table-cell>
          <table:table-cell office:value-type="string" calcext:value-type="string">
            <text:p>2019.02059-3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02880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8.935,2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08:41</text:p>
          </table:table-cell>
          <table:table-cell table:number-columns-repeated="2"/>
          <table:table-cell office:value-type="string" calcext:value-type="string">
            <text:p>15.2015.8.19.0040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7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19</text:p>
            <text:p>18:11:35</text:p>
          </table:table-cell>
          <table:table-cell office:value-type="string" calcext:value-type="string">
            <text:p>2019.01968-4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18410-</text:p>
            <text:p>05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.001,84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7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19</text:p>
            <text:p>18:11:35</text:p>
          </table:table-cell>
          <table:table-cell office:value-type="string" calcext:value-type="string">
            <text:p>2019.0231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410-</text:p>
            <text:p>05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24.312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5/2019</text:p>
            <text:p>19:26:18</text:p>
          </table:table-cell>
          <table:table-cell office:value-type="string" calcext:value-type="string">
            <text:p>2019.0198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410-</text:p>
            <text:p>05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4.003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19</text:p>
            <text:p>17:23:53</text:p>
          </table:table-cell>
          <table:table-cell office:value-type="string" calcext:value-type="string">
            <text:p>2019.0206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199-</text:p>
            <text:p>20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721.215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19</text:p>
            <text:p>17:26:19</text:p>
          </table:table-cell>
          <table:table-cell office:value-type="string" calcext:value-type="string">
            <text:p>2019.0198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199-</text:p>
            <text:p>20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2.121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5/2019</text:p>
            <text:p>18:04:22</text:p>
          </table:table-cell>
          <table:table-cell office:value-type="string" calcext:value-type="string">
            <text:p>2019.0206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5048-</text:p>
            <text:p>75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2.546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5/2019</text:p>
            <text:p>17:43:50</text:p>
          </table:table-cell>
          <table:table-cell office:value-type="string" calcext:value-type="string">
            <text:p>2019.0213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6052-</text:p>
            <text:p>02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56.953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5/2019</text:p>
            <text:p>17:43:53</text:p>
          </table:table-cell>
          <table:table-cell office:value-type="string" calcext:value-type="string">
            <text:p>2019.0222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9262-</text:p>
            <text:p>8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0.574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5/2019</text:p>
            <text:p>17:49:08</text:p>
          </table:table-cell>
          <table:table-cell office:value-type="string" calcext:value-type="string">
            <text:p>2019.0207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5678-</text:p>
            <text:p>28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0.890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5/2019</text:p>
            <text:p>18:08:20</text:p>
          </table:table-cell>
          <table:table-cell office:value-type="string" calcext:value-type="string">
            <text:p>2019.0212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10942-</text:p>
            <text:p>35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652,2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74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9/05/2019</text:p>
            <text:p>18:08:38</text:p>
          </table:table-cell>
          <table:table-cell office:value-type="string" calcext:value-type="string">
            <text:p>2019.0209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28075-</text:p>
            <text:p>20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.671,7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7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9/05/2019</text:p>
            <text:p>18:08:41</text:p>
          </table:table-cell>
          <table:table-cell office:value-type="string" calcext:value-type="string">
            <text:p>2019.0221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28075-</text:p>
            <text:p>20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2.686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5/2019</text:p>
            <text:p>12:25:10</text:p>
          </table:table-cell>
          <table:table-cell office:value-type="string" calcext:value-type="string">
            <text:p>2019.0226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6241-</text:p>
            <text:p>35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.306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5/2019</text:p>
            <text:p>14:47:15</text:p>
          </table:table-cell>
          <table:table-cell office:value-type="string" calcext:value-type="string">
            <text:p>2019.0237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326-</text:p>
            <text:p>84.2011.8.19.004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64.248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5/2019</text:p>
            <text:p>15:24:41</text:p>
          </table:table-cell>
          <table:table-cell office:value-type="string" calcext:value-type="string">
            <text:p>2019.02344-4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32530-</text:p>
            <text:p>69.2014.8.19.0002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0.412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5/2019</text:p>
            <text:p>15:24:47</text:p>
          </table:table-cell>
          <table:table-cell office:value-type="string" calcext:value-type="string">
            <text:p>2019.02236-7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32530-</text:p>
            <text:p>69.2014.8.19.0002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360.619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5/2019</text:p>
            <text:p>15:57:25</text:p>
          </table:table-cell>
          <table:table-cell office:value-type="string" calcext:value-type="string">
            <text:p>2019.0225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041-</text:p>
            <text:p>07.2007.8.19.0028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56.143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5/2019</text:p>
            <text:p>16:18:42</text:p>
          </table:table-cell>
          <table:table-cell office:value-type="string" calcext:value-type="string">
            <text:p>2019.0208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148-</text:p>
            <text:p>7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1.602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4:56:46</text:p>
          </table:table-cell>
          <table:table-cell office:value-type="string" calcext:value-type="string">
            <text:p>2019.0236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7714-</text:p>
            <text:p>52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.893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6:55:20</text:p>
          </table:table-cell>
          <table:table-cell office:value-type="string" calcext:value-type="string">
            <text:p>2019.0239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154-</text:p>
            <text:p>9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8.422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6:55:21</text:p>
          </table:table-cell>
          <table:table-cell office:value-type="string" calcext:value-type="string">
            <text:p>2019.0235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1154-</text:p>
            <text:p>9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.706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6:55:24</text:p>
          </table:table-cell>
          <table:table-cell office:value-type="string" calcext:value-type="string">
            <text:p>2019.0236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7332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355,9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6:55:26</text:p>
          </table:table-cell>
          <table:table-cell office:value-type="string" calcext:value-type="string">
            <text:p>2019.0235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7332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14.762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6:55:28</text:p>
          </table:table-cell>
          <table:table-cell office:value-type="string" calcext:value-type="string">
            <text:p>2019.0235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7332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355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6:55:31</text:p>
          </table:table-cell>
          <table:table-cell office:value-type="string" calcext:value-type="string">
            <text:p>2019.0234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3265-</text:p>
            <text:p>85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.832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6:55:33</text:p>
          </table:table-cell>
          <table:table-cell office:value-type="string" calcext:value-type="string">
            <text:p>2019.0232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3265-</text:p>
            <text:p>85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6.832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6:55:34</text:p>
          </table:table-cell>
          <table:table-cell office:value-type="string" calcext:value-type="string">
            <text:p>2019.0232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3265-</text:p>
            <text:p>85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3.665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6:55:36</text:p>
          </table:table-cell>
          <table:table-cell office:value-type="string" calcext:value-type="string">
            <text:p>2019.0241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3265-</text:p>
            <text:p>85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.832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6:55:37</text:p>
          </table:table-cell>
          <table:table-cell office:value-type="string" calcext:value-type="string">
            <text:p>2019.0235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3265-</text:p>
            <text:p>85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.832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6:55:39</text:p>
          </table:table-cell>
          <table:table-cell office:value-type="string" calcext:value-type="string">
            <text:p>2019.0233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3265-</text:p>
            <text:p>85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7.331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6:55:40</text:p>
          </table:table-cell>
          <table:table-cell office:value-type="string" calcext:value-type="string">
            <text:p>2019.0236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3265-</text:p>
            <text:p>85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6.832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6:55:42</text:p>
          </table:table-cell>
          <table:table-cell office:value-type="string" calcext:value-type="string">
            <text:p>2019.0240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3265-</text:p>
            <text:p>85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7.331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6:55:43</text:p>
          </table:table-cell>
          <table:table-cell office:value-type="string" calcext:value-type="string">
            <text:p>2019.0235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3265-</text:p>
            <text:p>85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.932,5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76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31/05/2019</text:p>
          </table:table-cell>
          <table:table-cell office:value-type="string" calcext:value-type="string">
            <text:p>2019.02398-3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44082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3.142,0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6:55:48</text:p>
          </table:table-cell>
          <table:table-cell table:number-columns-repeated="2"/>
          <table:table-cell office:value-type="string" calcext:value-type="string">
            <text:p>34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7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6:55:49</text:p>
          </table:table-cell>
          <table:table-cell office:value-type="string" calcext:value-type="string">
            <text:p>2019.0236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4082-</text:p>
            <text:p>3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.554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7:23:37</text:p>
          </table:table-cell>
          <table:table-cell office:value-type="string" calcext:value-type="string">
            <text:p>2019.0240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24052-</text:p>
            <text:p>31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4.105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7:39:56</text:p>
          </table:table-cell>
          <table:table-cell office:value-type="string" calcext:value-type="string">
            <text:p>2019.0232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4080-</text:p>
            <text:p>05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.490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7:39:57</text:p>
          </table:table-cell>
          <table:table-cell office:value-type="string" calcext:value-type="string">
            <text:p>2019.0240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4080-</text:p>
            <text:p>05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.490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1/05/2019</text:p>
            <text:p>17:39:58</text:p>
          </table:table-cell>
          <table:table-cell office:value-type="string" calcext:value-type="string">
            <text:p>2019.02349-5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254080-</text:p>
            <text:p>05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4.288,3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7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6/2019</text:p>
            <text:p>11:50:47</text:p>
          </table:table-cell>
          <table:table-cell office:value-type="string" calcext:value-type="string">
            <text:p>2019.0241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94486-</text:p>
            <text:p>42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6.974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6/2019</text:p>
            <text:p>14:29:10</text:p>
          </table:table-cell>
          <table:table-cell office:value-type="string" calcext:value-type="string">
            <text:p>2019.0240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5063-</text:p>
            <text:p>06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54.082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3/06/2019</text:p>
            <text:p>14:50:07</text:p>
          </table:table-cell>
          <table:table-cell office:value-type="string" calcext:value-type="string">
            <text:p>2019.0240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5063-</text:p>
            <text:p>06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3.520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9</text:p>
            <text:p>15:01:58</text:p>
          </table:table-cell>
          <table:table-cell office:value-type="string" calcext:value-type="string">
            <text:p>2019.0241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0281-</text:p>
            <text:p>78.2014.8.19.0002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3.415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9</text:p>
            <text:p>15:42:43</text:p>
          </table:table-cell>
          <table:table-cell office:value-type="string" calcext:value-type="string">
            <text:p>2019.0244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91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.038,5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77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4/06/2019</text:p>
            <text:p>17:43:57</text:p>
          </table:table-cell>
          <table:table-cell office:value-type="string" calcext:value-type="string">
            <text:p>2019.0247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1817-</text:p>
            <text:p>54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4.064,7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7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9</text:p>
            <text:p>17:44:04</text:p>
          </table:table-cell>
          <table:table-cell office:value-type="string" calcext:value-type="string">
            <text:p>2019.02441-6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487452-</text:p>
            <text:p>5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3.862,7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7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9</text:p>
            <text:p>17:44:06</text:p>
          </table:table-cell>
          <table:table-cell office:value-type="string" calcext:value-type="string">
            <text:p>2019.0243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87452-</text:p>
            <text:p>5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.620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9</text:p>
            <text:p>18:29:10</text:p>
          </table:table-cell>
          <table:table-cell office:value-type="string" calcext:value-type="string">
            <text:p>2019.0248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850-</text:p>
            <text:p>0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132.912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9</text:p>
            <text:p>18:34:05</text:p>
          </table:table-cell>
          <table:table-cell office:value-type="string" calcext:value-type="string">
            <text:p>2019.0244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0340-</text:p>
            <text:p>2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8.602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4/06/2019</text:p>
            <text:p>19:02:43</text:p>
          </table:table-cell>
          <table:table-cell office:value-type="string" calcext:value-type="string">
            <text:p>2019.0247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5407-</text:p>
            <text:p>78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3.29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9</text:p>
            <text:p>13:32:05</text:p>
          </table:table-cell>
          <table:table-cell office:value-type="string" calcext:value-type="string">
            <text:p>2019.0260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877-</text:p>
            <text:p>09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7.622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9</text:p>
            <text:p>14:16:26</text:p>
          </table:table-cell>
          <table:table-cell office:value-type="string" calcext:value-type="string">
            <text:p>2019.0251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8017-</text:p>
            <text:p>14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.437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9</text:p>
            <text:p>14:16:29</text:p>
          </table:table-cell>
          <table:table-cell office:value-type="string" calcext:value-type="string">
            <text:p>2019.0250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8017-</text:p>
            <text:p>14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.437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9</text:p>
            <text:p>14:16:33</text:p>
          </table:table-cell>
          <table:table-cell office:value-type="string" calcext:value-type="string">
            <text:p>2019.0252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8017-</text:p>
            <text:p>14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.437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9</text:p>
            <text:p>14:16:36</text:p>
          </table:table-cell>
          <table:table-cell office:value-type="string" calcext:value-type="string">
            <text:p>2019.0260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8017-</text:p>
            <text:p>14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.437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9</text:p>
            <text:p>14:16:40</text:p>
          </table:table-cell>
          <table:table-cell office:value-type="string" calcext:value-type="string">
            <text:p>2019.0256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8017-</text:p>
            <text:p>14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1.437,5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7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9</text:p>
            <text:p>14:16:43</text:p>
          </table:table-cell>
          <table:table-cell office:value-type="string" calcext:value-type="string">
            <text:p>2019.02520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38017-</text:p>
            <text:p>14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.437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9</text:p>
            <text:p>14:16:47</text:p>
          </table:table-cell>
          <table:table-cell office:value-type="string" calcext:value-type="string">
            <text:p>2019.0249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8017-</text:p>
            <text:p>14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.437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9</text:p>
            <text:p>14:16:50</text:p>
          </table:table-cell>
          <table:table-cell office:value-type="string" calcext:value-type="string">
            <text:p>2019.0252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8017-</text:p>
            <text:p>14.200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.437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9</text:p>
            <text:p>16:09:03</text:p>
          </table:table-cell>
          <table:table-cell office:value-type="string" calcext:value-type="string">
            <text:p>2019.0247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894-</text:p>
            <text:p>15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7.945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9</text:p>
            <text:p>18:09:23</text:p>
          </table:table-cell>
          <table:table-cell office:value-type="string" calcext:value-type="string">
            <text:p>2019.0255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6477-</text:p>
            <text:p>07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32.863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5/06/2019</text:p>
            <text:p>18:09:24</text:p>
          </table:table-cell>
          <table:table-cell office:value-type="string" calcext:value-type="string">
            <text:p>2019.0254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6477-</text:p>
            <text:p>07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32.863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3:34:20</text:p>
          </table:table-cell>
          <table:table-cell office:value-type="string" calcext:value-type="string">
            <text:p>2019.0246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9497-</text:p>
            <text:p>73.198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8.322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4:49:11</text:p>
          </table:table-cell>
          <table:table-cell office:value-type="string" calcext:value-type="string">
            <text:p>2019.0254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09681-</text:p>
            <text:p>20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.609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5:53:04</text:p>
          </table:table-cell>
          <table:table-cell office:value-type="string" calcext:value-type="string">
            <text:p>2019.0255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2243-</text:p>
            <text:p>05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98.549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1:38</text:p>
          </table:table-cell>
          <table:table-cell office:value-type="string" calcext:value-type="string">
            <text:p>2019.0254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629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7.32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7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1:40</text:p>
          </table:table-cell>
          <table:table-cell office:value-type="string" calcext:value-type="string">
            <text:p>2019.0255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629-</text:p>
            <text:p>1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7.326,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0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6/06/2019</text:p>
          </table:table-cell>
          <table:table-cell office:value-type="string" calcext:value-type="string">
            <text:p>2019.02541-2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20629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32.781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01:41</text:p>
          </table:table-cell>
          <table:table-cell table:number-columns-repeated="2"/>
          <table:table-cell office:value-type="string" calcext:value-type="string">
            <text:p>10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8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1:43</text:p>
          </table:table-cell>
          <table:table-cell office:value-type="string" calcext:value-type="string">
            <text:p>2019.0258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051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4.994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1:45</text:p>
          </table:table-cell>
          <table:table-cell office:value-type="string" calcext:value-type="string">
            <text:p>2019.0255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051-</text:p>
            <text:p>5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.479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1:48</text:p>
          </table:table-cell>
          <table:table-cell office:value-type="string" calcext:value-type="string">
            <text:p>2019.0255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1275-</text:p>
            <text:p>7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.912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1:49</text:p>
          </table:table-cell>
          <table:table-cell office:value-type="string" calcext:value-type="string">
            <text:p>2019.0253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1275-</text:p>
            <text:p>7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88.445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1:51</text:p>
          </table:table-cell>
          <table:table-cell office:value-type="string" calcext:value-type="string">
            <text:p>2019.02567-6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33092-</text:p>
            <text:p>47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8.689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1:53</text:p>
          </table:table-cell>
          <table:table-cell office:value-type="string" calcext:value-type="string">
            <text:p>2019.0257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602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7.830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1:54</text:p>
          </table:table-cell>
          <table:table-cell office:value-type="string" calcext:value-type="string">
            <text:p>2019.0253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9602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.910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1:56</text:p>
          </table:table-cell>
          <table:table-cell office:value-type="string" calcext:value-type="string">
            <text:p>2019.0251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0004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.898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1:57</text:p>
          </table:table-cell>
          <table:table-cell office:value-type="string" calcext:value-type="string">
            <text:p>2019.0257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0004-</text:p>
            <text:p>9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8.754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2:00</text:p>
          </table:table-cell>
          <table:table-cell office:value-type="string" calcext:value-type="string">
            <text:p>2019.0255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152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294.691,1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81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6/06/2019</text:p>
            <text:p>18:02:02</text:p>
          </table:table-cell>
          <table:table-cell office:value-type="string" calcext:value-type="string">
            <text:p>2019.02533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1152-</text:p>
            <text:p>0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.319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8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2:05</text:p>
          </table:table-cell>
          <table:table-cell office:value-type="string" calcext:value-type="string">
            <text:p>2019.0252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055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35.605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2:06</text:p>
          </table:table-cell>
          <table:table-cell office:value-type="string" calcext:value-type="string">
            <text:p>2019.0257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055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.430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2:08</text:p>
          </table:table-cell>
          <table:table-cell office:value-type="string" calcext:value-type="string">
            <text:p>2019.0257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5055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.430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2:09</text:p>
          </table:table-cell>
          <table:table-cell office:value-type="string" calcext:value-type="string">
            <text:p>2019.0257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5986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10.20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2:11</text:p>
          </table:table-cell>
          <table:table-cell office:value-type="string" calcext:value-type="string">
            <text:p>2019.0252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5986-</text:p>
            <text:p>1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8.626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2:57</text:p>
          </table:table-cell>
          <table:table-cell office:value-type="string" calcext:value-type="string">
            <text:p>2019.0255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435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.675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2:59</text:p>
          </table:table-cell>
          <table:table-cell office:value-type="string" calcext:value-type="string">
            <text:p>2019.0257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435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1.517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3:00</text:p>
          </table:table-cell>
          <table:table-cell office:value-type="string" calcext:value-type="string">
            <text:p>2019.0258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110-</text:p>
            <text:p>4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97.145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3:02</text:p>
          </table:table-cell>
          <table:table-cell office:value-type="string" calcext:value-type="string">
            <text:p>2019.0257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110-</text:p>
            <text:p>47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.16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3:05</text:p>
          </table:table-cell>
          <table:table-cell office:value-type="string" calcext:value-type="string">
            <text:p>2019.0253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3646-</text:p>
            <text:p>6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.961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3:07</text:p>
          </table:table-cell>
          <table:table-cell office:value-type="string" calcext:value-type="string">
            <text:p>2019.0256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8085-</text:p>
            <text:p>7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7.387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8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3:08</text:p>
          </table:table-cell>
          <table:table-cell office:value-type="string" calcext:value-type="string">
            <text:p>2019.0254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0627-</text:p>
            <text:p>6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.144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3:10</text:p>
          </table:table-cell>
          <table:table-cell office:value-type="string" calcext:value-type="string">
            <text:p>2019.0255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2318-</text:p>
            <text:p>2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3.108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3:11</text:p>
          </table:table-cell>
          <table:table-cell office:value-type="string" calcext:value-type="string">
            <text:p>2019.0260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0434-</text:p>
            <text:p>1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8.235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3:13</text:p>
          </table:table-cell>
          <table:table-cell office:value-type="string" calcext:value-type="string">
            <text:p>2019.0259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0287-</text:p>
            <text:p>4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2.839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3:14</text:p>
          </table:table-cell>
          <table:table-cell office:value-type="string" calcext:value-type="string">
            <text:p>2019.0255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2633-</text:p>
            <text:p>7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5.573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3:17</text:p>
          </table:table-cell>
          <table:table-cell office:value-type="string" calcext:value-type="string">
            <text:p>2019.0252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31872-</text:p>
            <text:p>6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5.108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3:19</text:p>
          </table:table-cell>
          <table:table-cell office:value-type="string" calcext:value-type="string">
            <text:p>2019.0254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7677-</text:p>
            <text:p>0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1.124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3:22</text:p>
          </table:table-cell>
          <table:table-cell office:value-type="string" calcext:value-type="string">
            <text:p>2019.0253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8694-</text:p>
            <text:p>5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8.366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03:24</text:p>
          </table:table-cell>
          <table:table-cell office:value-type="string" calcext:value-type="string">
            <text:p>2019.0256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8853-</text:p>
            <text:p>9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0.913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44:23</text:p>
          </table:table-cell>
          <table:table-cell office:value-type="string" calcext:value-type="string">
            <text:p>2019.0254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9861-</text:p>
            <text:p>52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8.015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44:28</text:p>
          </table:table-cell>
          <table:table-cell office:value-type="string" calcext:value-type="string">
            <text:p>2019.0254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1466-</text:p>
            <text:p>1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3.655,7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3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6/06/2019</text:p>
          </table:table-cell>
          <table:table-cell office:value-type="string" calcext:value-type="string">
            <text:p>2019.02524-2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381466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0.967,2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44:30</text:p>
          </table:table-cell>
          <table:table-cell table:number-columns-repeated="2"/>
          <table:table-cell office:value-type="string" calcext:value-type="string">
            <text:p>13.2015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8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44:32</text:p>
          </table:table-cell>
          <table:table-cell office:value-type="string" calcext:value-type="string">
            <text:p>2019.0259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1466-</text:p>
            <text:p>1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3.655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6/06/2019</text:p>
            <text:p>18:44:34</text:p>
          </table:table-cell>
          <table:table-cell office:value-type="string" calcext:value-type="string">
            <text:p>2019.0256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1466-</text:p>
            <text:p>1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0.967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9</text:p>
            <text:p>15:54:56</text:p>
          </table:table-cell>
          <table:table-cell office:value-type="string" calcext:value-type="string">
            <text:p>2019.0263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3846-</text:p>
            <text:p>8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3.08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9</text:p>
            <text:p>16:08:57</text:p>
          </table:table-cell>
          <table:table-cell office:value-type="string" calcext:value-type="string">
            <text:p>2019.0262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5438-</text:p>
            <text:p>03.2011.8.19.0026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9.523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9</text:p>
            <text:p>17:35:47</text:p>
          </table:table-cell>
          <table:table-cell office:value-type="string" calcext:value-type="string">
            <text:p>2019.0263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8742-</text:p>
            <text:p>42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5.571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9</text:p>
            <text:p>17:35:52</text:p>
          </table:table-cell>
          <table:table-cell office:value-type="string" calcext:value-type="string">
            <text:p>2019.0258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90632-</text:p>
            <text:p>8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.703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9</text:p>
            <text:p>18:09:50</text:p>
          </table:table-cell>
          <table:table-cell office:value-type="string" calcext:value-type="string">
            <text:p>2019.0266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57176-</text:p>
            <text:p>07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6.734,2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9</text:p>
            <text:p>18:44:16</text:p>
          </table:table-cell>
          <table:table-cell office:value-type="string" calcext:value-type="string">
            <text:p>2019.0261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4302-</text:p>
            <text:p>64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2.958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9</text:p>
            <text:p>18:46:57</text:p>
          </table:table-cell>
          <table:table-cell office:value-type="string" calcext:value-type="string">
            <text:p>2019.0261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8338-</text:p>
            <text:p>98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1.111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9</text:p>
            <text:p>18:46:59</text:p>
          </table:table-cell>
          <table:table-cell office:value-type="string" calcext:value-type="string">
            <text:p>2019.0262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8338-</text:p>
            <text:p>98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2.593,4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84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7/06/2019</text:p>
            <text:p>18:47:33</text:p>
          </table:table-cell>
          <table:table-cell office:value-type="string" calcext:value-type="string">
            <text:p>2019.0259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352-</text:p>
            <text:p>06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.770,3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8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9</text:p>
            <text:p>18:47:35</text:p>
          </table:table-cell>
          <table:table-cell office:value-type="string" calcext:value-type="string">
            <text:p>2019.0260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352-</text:p>
            <text:p>06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.770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9</text:p>
            <text:p>18:47:36</text:p>
          </table:table-cell>
          <table:table-cell office:value-type="string" calcext:value-type="string">
            <text:p>2019.0259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352-</text:p>
            <text:p>06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1.294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7/06/2019</text:p>
            <text:p>18:47:38</text:p>
          </table:table-cell>
          <table:table-cell office:value-type="string" calcext:value-type="string">
            <text:p>2019.0261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352-</text:p>
            <text:p>06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.770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19</text:p>
            <text:p>00:37:29</text:p>
          </table:table-cell>
          <table:table-cell office:value-type="string" calcext:value-type="string">
            <text:p>2019.0268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697-</text:p>
            <text:p>5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84.478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19</text:p>
            <text:p>00:37:31</text:p>
          </table:table-cell>
          <table:table-cell office:value-type="string" calcext:value-type="string">
            <text:p>2019.0264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697-</text:p>
            <text:p>5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3.944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8/06/2019</text:p>
            <text:p>00:37:33</text:p>
          </table:table-cell>
          <table:table-cell office:value-type="string" calcext:value-type="string">
            <text:p>2019.0264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697-</text:p>
            <text:p>5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8.425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19</text:p>
            <text:p>11:12:30</text:p>
          </table:table-cell>
          <table:table-cell office:value-type="string" calcext:value-type="string">
            <text:p>2019.0271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251-</text:p>
            <text:p>4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4.633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19</text:p>
            <text:p>11:12:30</text:p>
          </table:table-cell>
          <table:table-cell office:value-type="string" calcext:value-type="string">
            <text:p>2019.02711-3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136251-</text:p>
            <text:p>4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.365,8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8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19</text:p>
            <text:p>11:12:32</text:p>
          </table:table-cell>
          <table:table-cell office:value-type="string" calcext:value-type="string">
            <text:p>2019.0273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251-</text:p>
            <text:p>4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4.536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19</text:p>
            <text:p>11:12:34</text:p>
          </table:table-cell>
          <table:table-cell office:value-type="string" calcext:value-type="string">
            <text:p>2019.0270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251-</text:p>
            <text:p>4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8.422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19</text:p>
            <text:p>11:12:36</text:p>
          </table:table-cell>
          <table:table-cell office:value-type="string" calcext:value-type="string">
            <text:p>2019.0275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251-</text:p>
            <text:p>4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3.689,9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8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19</text:p>
            <text:p>11:12:38</text:p>
          </table:table-cell>
          <table:table-cell office:value-type="string" calcext:value-type="string">
            <text:p>2019.0269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6251-</text:p>
            <text:p>4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0.523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19</text:p>
            <text:p>12:59:57</text:p>
          </table:table-cell>
          <table:table-cell office:value-type="string" calcext:value-type="string">
            <text:p>2019.0268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87412-</text:p>
            <text:p>13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17.931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0/06/2019</text:p>
            <text:p>19:25:32</text:p>
          </table:table-cell>
          <table:table-cell office:value-type="string" calcext:value-type="string">
            <text:p>2019.0268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4282-</text:p>
            <text:p>57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1.98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2:34:06</text:p>
          </table:table-cell>
          <table:table-cell office:value-type="string" calcext:value-type="string">
            <text:p>2019.0278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5278-</text:p>
            <text:p>09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.158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2:34:09</text:p>
          </table:table-cell>
          <table:table-cell office:value-type="string" calcext:value-type="string">
            <text:p>2019.0273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5278-</text:p>
            <text:p>09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6.052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2:34:11</text:p>
          </table:table-cell>
          <table:table-cell office:value-type="string" calcext:value-type="string">
            <text:p>2019.0279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5278-</text:p>
            <text:p>09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65.803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2:44:37</text:p>
          </table:table-cell>
          <table:table-cell office:value-type="string" calcext:value-type="string">
            <text:p>2019.0266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4077-</text:p>
            <text:p>9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9.238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3:32:26</text:p>
          </table:table-cell>
          <table:table-cell office:value-type="string" calcext:value-type="string">
            <text:p>2019.02776-8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40951-</text:p>
            <text:p>71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4.236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3:32:32</text:p>
          </table:table-cell>
          <table:table-cell office:value-type="string" calcext:value-type="string">
            <text:p>2019.0333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951-</text:p>
            <text:p>71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87.329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3:32:34</text:p>
          </table:table-cell>
          <table:table-cell office:value-type="string" calcext:value-type="string">
            <text:p>2019.0333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951-</text:p>
            <text:p>71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74.658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3:32:36</text:p>
          </table:table-cell>
          <table:table-cell office:value-type="string" calcext:value-type="string">
            <text:p>2019.0333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951-</text:p>
            <text:p>71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8.086,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86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1/06/2019</text:p>
          </table:table-cell>
          <table:table-cell office:value-type="string" calcext:value-type="string">
            <text:p>2019.03330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40951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4.391,0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3:33:52</text:p>
          </table:table-cell>
          <table:table-cell table:number-columns-repeated="2"/>
          <table:table-cell office:value-type="string" calcext:value-type="string">
            <text:p>71.1999.8.19.0000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8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3:33:54</text:p>
          </table:table-cell>
          <table:table-cell office:value-type="string" calcext:value-type="string">
            <text:p>2019.02767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951-</text:p>
            <text:p>71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62.547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3:33:56</text:p>
          </table:table-cell>
          <table:table-cell office:value-type="string" calcext:value-type="string">
            <text:p>2019.0333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951-</text:p>
            <text:p>71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34.138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3:33:58</text:p>
          </table:table-cell>
          <table:table-cell office:value-type="string" calcext:value-type="string">
            <text:p>2019.0280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951-</text:p>
            <text:p>71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2.620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3:34:00</text:p>
          </table:table-cell>
          <table:table-cell office:value-type="string" calcext:value-type="string">
            <text:p>2019.0333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951-</text:p>
            <text:p>71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1.463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3:34:02</text:p>
          </table:table-cell>
          <table:table-cell office:value-type="string" calcext:value-type="string">
            <text:p>2019.0332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951-</text:p>
            <text:p>71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2.094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4:14:16</text:p>
          </table:table-cell>
          <table:table-cell office:value-type="string" calcext:value-type="string">
            <text:p>2019.0271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8330-</text:p>
            <text:p>24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8.728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4:14:18</text:p>
          </table:table-cell>
          <table:table-cell office:value-type="string" calcext:value-type="string">
            <text:p>2019.0272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8330-</text:p>
            <text:p>24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9.561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6:06:50</text:p>
          </table:table-cell>
          <table:table-cell office:value-type="string" calcext:value-type="string">
            <text:p>2019.0280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1804-</text:p>
            <text:p>5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6.129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6:06:53</text:p>
          </table:table-cell>
          <table:table-cell office:value-type="string" calcext:value-type="string">
            <text:p>2019.0278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5678-</text:p>
            <text:p>28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9.392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6:17:18</text:p>
          </table:table-cell>
          <table:table-cell office:value-type="string" calcext:value-type="string">
            <text:p>2019.0278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5158-</text:p>
            <text:p>86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9.059,9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87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1/06/2019</text:p>
            <text:p>17:26:35</text:p>
          </table:table-cell>
          <table:table-cell office:value-type="string" calcext:value-type="string">
            <text:p>2019.0271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8557-</text:p>
            <text:p>05.2015.8.19.0002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.911,4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8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8:11:51</text:p>
          </table:table-cell>
          <table:table-cell office:value-type="string" calcext:value-type="string">
            <text:p>2019.0276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0821-</text:p>
            <text:p>58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5.874,0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1/06/2019</text:p>
            <text:p>19:02:09</text:p>
          </table:table-cell>
          <table:table-cell office:value-type="string" calcext:value-type="string">
            <text:p>2019.0271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7486-</text:p>
            <text:p>30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72.708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9</text:p>
            <text:p>10:15:01</text:p>
          </table:table-cell>
          <table:table-cell office:value-type="string" calcext:value-type="string">
            <text:p>2019.0272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641-</text:p>
            <text:p>78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4.060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9</text:p>
            <text:p>12:41:55</text:p>
          </table:table-cell>
          <table:table-cell office:value-type="string" calcext:value-type="string">
            <text:p>2019.0265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9679-</text:p>
            <text:p>2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58.764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9</text:p>
            <text:p>13:32:35</text:p>
          </table:table-cell>
          <table:table-cell office:value-type="string" calcext:value-type="string">
            <text:p>2019.0280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88372-</text:p>
            <text:p>3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98.701,0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9</text:p>
            <text:p>13:32:36</text:p>
          </table:table-cell>
          <table:table-cell office:value-type="string" calcext:value-type="string">
            <text:p>2019.0287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88372-</text:p>
            <text:p>3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83.963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9</text:p>
            <text:p>13:32:37</text:p>
          </table:table-cell>
          <table:table-cell office:value-type="string" calcext:value-type="string">
            <text:p>2019.0274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88372-</text:p>
            <text:p>3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2.661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9</text:p>
            <text:p>14:44:42</text:p>
          </table:table-cell>
          <table:table-cell office:value-type="string" calcext:value-type="string">
            <text:p>2019.0270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3045-</text:p>
            <text:p>5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.586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9</text:p>
            <text:p>14:44:45</text:p>
          </table:table-cell>
          <table:table-cell office:value-type="string" calcext:value-type="string">
            <text:p>2019.0276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3045-</text:p>
            <text:p>5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.586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9</text:p>
            <text:p>17:21:22</text:p>
          </table:table-cell>
          <table:table-cell office:value-type="string" calcext:value-type="string">
            <text:p>2019.0283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951-</text:p>
            <text:p>71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8.086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9</text:p>
            <text:p>17:21:24</text:p>
          </table:table-cell>
          <table:table-cell office:value-type="string" calcext:value-type="string">
            <text:p>2019.0263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0951-</text:p>
            <text:p>71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8.086,6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8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9</text:p>
            <text:p>18:03:17</text:p>
          </table:table-cell>
          <table:table-cell office:value-type="string" calcext:value-type="string">
            <text:p>2019.0288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270-</text:p>
            <text:p>41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.280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9</text:p>
            <text:p>18:55:39</text:p>
          </table:table-cell>
          <table:table-cell office:value-type="string" calcext:value-type="string">
            <text:p>2019.0286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598-</text:p>
            <text:p>2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3.757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2/06/2019</text:p>
            <text:p>19:01:25</text:p>
          </table:table-cell>
          <table:table-cell office:value-type="string" calcext:value-type="string">
            <text:p>2019.0278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759-</text:p>
            <text:p>50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7.480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9</text:p>
            <text:p>14:14:19</text:p>
          </table:table-cell>
          <table:table-cell office:value-type="string" calcext:value-type="string">
            <text:p>2019.0300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5401-</text:p>
            <text:p>79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4.160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9</text:p>
            <text:p>15:00:37</text:p>
          </table:table-cell>
          <table:table-cell office:value-type="string" calcext:value-type="string">
            <text:p>2019.0280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1466-</text:p>
            <text:p>1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1.180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9</text:p>
            <text:p>16:05:17</text:p>
          </table:table-cell>
          <table:table-cell office:value-type="string" calcext:value-type="string">
            <text:p>2019.0299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4039-</text:p>
            <text:p>64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8.780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9</text:p>
            <text:p>16:32:32</text:p>
          </table:table-cell>
          <table:table-cell office:value-type="string" calcext:value-type="string">
            <text:p>2019.0276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09533-</text:p>
            <text:p>19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.968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3/06/2019</text:p>
            <text:p>19:09:44</text:p>
          </table:table-cell>
          <table:table-cell office:value-type="string" calcext:value-type="string">
            <text:p>2019.0286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2481-</text:p>
            <text:p>73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3.44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8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9</text:p>
            <text:p>14:53:40</text:p>
          </table:table-cell>
          <table:table-cell office:value-type="string" calcext:value-type="string">
            <text:p>2019.0285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1602-</text:p>
            <text:p>71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93.906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4/06/2019</text:p>
            <text:p>17:45:50</text:p>
          </table:table-cell>
          <table:table-cell office:value-type="string" calcext:value-type="string">
            <text:p>2019.03040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8438-</text:p>
            <text:p>46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0.135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2:03:05</text:p>
          </table:table-cell>
          <table:table-cell office:value-type="string" calcext:value-type="string">
            <text:p>2019.0314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8344-</text:p>
            <text:p>08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9.762,4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0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7/06/2019</text:p>
          </table:table-cell>
          <table:table-cell office:value-type="string" calcext:value-type="string">
            <text:p>2019.02842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88344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8.191,8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2:03:06</text:p>
          </table:table-cell>
          <table:table-cell table:number-columns-repeated="2"/>
          <table:table-cell office:value-type="string" calcext:value-type="string">
            <text:p>08.2007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9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3:51:31</text:p>
          </table:table-cell>
          <table:table-cell office:value-type="string" calcext:value-type="string">
            <text:p>2019.0295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2659-</text:p>
            <text:p>1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4.750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4:20:47</text:p>
          </table:table-cell>
          <table:table-cell office:value-type="string" calcext:value-type="string">
            <text:p>2019.0314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0963-</text:p>
            <text:p>66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88.897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4:57</text:p>
          </table:table-cell>
          <table:table-cell office:value-type="string" calcext:value-type="string">
            <text:p>2019.0289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8127-</text:p>
            <text:p>68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0.973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15</text:p>
          </table:table-cell>
          <table:table-cell office:value-type="string" calcext:value-type="string">
            <text:p>2019.0297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9656-</text:p>
            <text:p>9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2.895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22</text:p>
          </table:table-cell>
          <table:table-cell office:value-type="string" calcext:value-type="string">
            <text:p>2019.0291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14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8.709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24</text:p>
          </table:table-cell>
          <table:table-cell office:value-type="string" calcext:value-type="string">
            <text:p>2019.0310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714-</text:p>
            <text:p>6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5.474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25</text:p>
          </table:table-cell>
          <table:table-cell office:value-type="string" calcext:value-type="string">
            <text:p>2019.0291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871-</text:p>
            <text:p>3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0.840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27</text:p>
          </table:table-cell>
          <table:table-cell office:value-type="string" calcext:value-type="string">
            <text:p>2019.0299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871-</text:p>
            <text:p>3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.210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28</text:p>
          </table:table-cell>
          <table:table-cell office:value-type="string" calcext:value-type="string">
            <text:p>2019.0312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871-</text:p>
            <text:p>3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.815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30</text:p>
          </table:table-cell>
          <table:table-cell office:value-type="string" calcext:value-type="string">
            <text:p>2019.0295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871-</text:p>
            <text:p>3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.210,0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91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7/06/2019</text:p>
            <text:p>17:35:31</text:p>
          </table:table-cell>
          <table:table-cell office:value-type="string" calcext:value-type="string">
            <text:p>2019.0302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871-</text:p>
            <text:p>3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0.210,0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9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33</text:p>
          </table:table-cell>
          <table:table-cell office:value-type="string" calcext:value-type="string">
            <text:p>2019.0297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871-</text:p>
            <text:p>3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40.210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34</text:p>
          </table:table-cell>
          <table:table-cell office:value-type="string" calcext:value-type="string">
            <text:p>2019.0296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955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.62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36</text:p>
          </table:table-cell>
          <table:table-cell office:value-type="string" calcext:value-type="string">
            <text:p>2019.0305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955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7.91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38</text:p>
          </table:table-cell>
          <table:table-cell office:value-type="string" calcext:value-type="string">
            <text:p>2019.0303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2955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.62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39</text:p>
          </table:table-cell>
          <table:table-cell office:value-type="string" calcext:value-type="string">
            <text:p>2019.0289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457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0.873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41</text:p>
          </table:table-cell>
          <table:table-cell office:value-type="string" calcext:value-type="string">
            <text:p>2019.0302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457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.891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42</text:p>
          </table:table-cell>
          <table:table-cell office:value-type="string" calcext:value-type="string">
            <text:p>2019.0289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71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.10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44</text:p>
          </table:table-cell>
          <table:table-cell office:value-type="string" calcext:value-type="string">
            <text:p>2019.0302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471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3.64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52</text:p>
          </table:table-cell>
          <table:table-cell office:value-type="string" calcext:value-type="string">
            <text:p>2019.0283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9865-</text:p>
            <text:p>2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7.695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54</text:p>
          </table:table-cell>
          <table:table-cell office:value-type="string" calcext:value-type="string">
            <text:p>2019.0290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691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4.287,5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55</text:p>
          </table:table-cell>
          <table:table-cell office:value-type="string" calcext:value-type="string">
            <text:p>2019.0294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1691-</text:p>
            <text:p>5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.623,3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9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57</text:p>
          </table:table-cell>
          <table:table-cell office:value-type="string" calcext:value-type="string">
            <text:p>2019.0304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1163-</text:p>
            <text:p>7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2.124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5:58</text:p>
          </table:table-cell>
          <table:table-cell office:value-type="string" calcext:value-type="string">
            <text:p>2019.0291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5585-</text:p>
            <text:p>1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2.029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6:00</text:p>
          </table:table-cell>
          <table:table-cell office:value-type="string" calcext:value-type="string">
            <text:p>2019.0292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78560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3.707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6:01</text:p>
          </table:table-cell>
          <table:table-cell office:value-type="string" calcext:value-type="string">
            <text:p>2019.0294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2290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4.431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6:03</text:p>
          </table:table-cell>
          <table:table-cell office:value-type="string" calcext:value-type="string">
            <text:p>2019.0289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2290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4.431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36:04</text:p>
          </table:table-cell>
          <table:table-cell office:value-type="string" calcext:value-type="string">
            <text:p>2019.0312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2290-</text:p>
            <text:p>0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.157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52:22</text:p>
          </table:table-cell>
          <table:table-cell office:value-type="string" calcext:value-type="string">
            <text:p>2019.0303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8744-</text:p>
            <text:p>7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.002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7:52:34</text:p>
          </table:table-cell>
          <table:table-cell office:value-type="string" calcext:value-type="string">
            <text:p>2019.0311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3150-</text:p>
            <text:p>71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6.014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8:43:05</text:p>
          </table:table-cell>
          <table:table-cell office:value-type="string" calcext:value-type="string">
            <text:p>2019.0301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0759-</text:p>
            <text:p>60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.882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7/06/2019</text:p>
            <text:p>18:43:05</text:p>
          </table:table-cell>
          <table:table-cell office:value-type="string" calcext:value-type="string">
            <text:p>2019.0311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0759-</text:p>
            <text:p>60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1.282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2:06:48</text:p>
          </table:table-cell>
          <table:table-cell office:value-type="string" calcext:value-type="string">
            <text:p>2019.0332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5413-</text:p>
            <text:p>42.2014.8.19.0014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1.753,9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3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8/06/2019</text:p>
          </table:table-cell>
          <table:table-cell office:value-type="string" calcext:value-type="string">
            <text:p>2019.03206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09738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8.145,3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4:33:32</text:p>
          </table:table-cell>
          <table:table-cell table:number-columns-repeated="2"/>
          <table:table-cell office:value-type="string" calcext:value-type="string">
            <text:p>13.2003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9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4:33:34</text:p>
          </table:table-cell>
          <table:table-cell office:value-type="string" calcext:value-type="string">
            <text:p>2019.0318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9738-</text:p>
            <text:p>13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993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4:33:36</text:p>
          </table:table-cell>
          <table:table-cell office:value-type="string" calcext:value-type="string">
            <text:p>2019.0322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9738-</text:p>
            <text:p>13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2.866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4:33:37</text:p>
          </table:table-cell>
          <table:table-cell office:value-type="string" calcext:value-type="string">
            <text:p>2019.0330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9738-</text:p>
            <text:p>13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7.053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4:33:39</text:p>
          </table:table-cell>
          <table:table-cell office:value-type="string" calcext:value-type="string">
            <text:p>2019.0329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9738-</text:p>
            <text:p>13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3.109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4:33:40</text:p>
          </table:table-cell>
          <table:table-cell office:value-type="string" calcext:value-type="string">
            <text:p>2019.0311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9738-</text:p>
            <text:p>13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3.321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4:33:42</text:p>
          </table:table-cell>
          <table:table-cell office:value-type="string" calcext:value-type="string">
            <text:p>2019.0330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9738-</text:p>
            <text:p>13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.419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4:33:56</text:p>
          </table:table-cell>
          <table:table-cell office:value-type="string" calcext:value-type="string">
            <text:p>2019.0333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4249-</text:p>
            <text:p>23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6.860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4:33:58</text:p>
          </table:table-cell>
          <table:table-cell office:value-type="string" calcext:value-type="string">
            <text:p>2019.0328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4249-</text:p>
            <text:p>23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.809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4:34:00</text:p>
          </table:table-cell>
          <table:table-cell office:value-type="string" calcext:value-type="string">
            <text:p>2019.0332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4249-</text:p>
            <text:p>23.200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9.649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5:09:33</text:p>
          </table:table-cell>
          <table:table-cell office:value-type="string" calcext:value-type="string">
            <text:p>2019.0313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8969-</text:p>
            <text:p>6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6.676,2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94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8/06/2019</text:p>
            <text:p>15:09:47</text:p>
          </table:table-cell>
          <table:table-cell office:value-type="string" calcext:value-type="string">
            <text:p>2019.03141-2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209606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9.639,0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9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5:09:50</text:p>
          </table:table-cell>
          <table:table-cell office:value-type="string" calcext:value-type="string">
            <text:p>2019.0314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09606-</text:p>
            <text:p>7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9.639,0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5:24:49</text:p>
          </table:table-cell>
          <table:table-cell office:value-type="string" calcext:value-type="string">
            <text:p>2019.0306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6269-</text:p>
            <text:p>65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5.975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5:24:50</text:p>
          </table:table-cell>
          <table:table-cell office:value-type="string" calcext:value-type="string">
            <text:p>2019.0309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6269-</text:p>
            <text:p>65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3.903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5:24:52</text:p>
          </table:table-cell>
          <table:table-cell office:value-type="string" calcext:value-type="string">
            <text:p>2019.03307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5675-</text:p>
            <text:p>3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7.398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5:24:53</text:p>
          </table:table-cell>
          <table:table-cell office:value-type="string" calcext:value-type="string">
            <text:p>2019.0314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5675-</text:p>
            <text:p>3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2.194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5:32:57</text:p>
          </table:table-cell>
          <table:table-cell office:value-type="string" calcext:value-type="string">
            <text:p>2019.0324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64701-</text:p>
            <text:p>69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0.541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5:33:01</text:p>
          </table:table-cell>
          <table:table-cell office:value-type="string" calcext:value-type="string">
            <text:p>2019.0324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2243-</text:p>
            <text:p>71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2.360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5:36:46</text:p>
          </table:table-cell>
          <table:table-cell office:value-type="string" calcext:value-type="string">
            <text:p>2019.0322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6086-</text:p>
            <text:p>70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4.218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6:36:20</text:p>
          </table:table-cell>
          <table:table-cell office:value-type="string" calcext:value-type="string">
            <text:p>2019.0318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967-</text:p>
            <text:p>5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4.695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6:36:22</text:p>
          </table:table-cell>
          <table:table-cell office:value-type="string" calcext:value-type="string">
            <text:p>2019.0332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4967-</text:p>
            <text:p>5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64.638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6:36:25</text:p>
          </table:table-cell>
          <table:table-cell office:value-type="string" calcext:value-type="string">
            <text:p>2019.0325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8687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3.390,4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9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6:36:42</text:p>
          </table:table-cell>
          <table:table-cell office:value-type="string" calcext:value-type="string">
            <text:p>2019.0330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8687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3.390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7:37:00</text:p>
          </table:table-cell>
          <table:table-cell office:value-type="string" calcext:value-type="string">
            <text:p>2019.03286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9738-</text:p>
            <text:p>13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1.077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8/06/2019</text:p>
            <text:p>17:49:36</text:p>
          </table:table-cell>
          <table:table-cell office:value-type="string" calcext:value-type="string">
            <text:p>2019.0332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4602-</text:p>
            <text:p>32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5.476,1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3:59:03</text:p>
          </table:table-cell>
          <table:table-cell office:value-type="string" calcext:value-type="string">
            <text:p>2019.0292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8402-</text:p>
            <text:p>46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6.824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4:38:30</text:p>
          </table:table-cell>
          <table:table-cell office:value-type="string" calcext:value-type="string">
            <text:p>2019.03177-3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01141-</text:p>
            <text:p>03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75.094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4:42:26</text:p>
          </table:table-cell>
          <table:table-cell office:value-type="string" calcext:value-type="string">
            <text:p>2019.0325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5992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1.699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4:42:28</text:p>
          </table:table-cell>
          <table:table-cell office:value-type="string" calcext:value-type="string">
            <text:p>2019.0322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5992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.142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4:42:29</text:p>
          </table:table-cell>
          <table:table-cell office:value-type="string" calcext:value-type="string">
            <text:p>2019.0291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65992-</text:p>
            <text:p>2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.142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4:42:32</text:p>
          </table:table-cell>
          <table:table-cell office:value-type="string" calcext:value-type="string">
            <text:p>2019.0317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88687-</text:p>
            <text:p>8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.737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4:42:34</text:p>
          </table:table-cell>
          <table:table-cell office:value-type="string" calcext:value-type="string">
            <text:p>2019.0370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58090-</text:p>
            <text:p>4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5.310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5:07:47</text:p>
          </table:table-cell>
          <table:table-cell office:value-type="string" calcext:value-type="string">
            <text:p>2019.0317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6449-</text:p>
            <text:p>71.2013.8.19.0002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89.604,2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97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19/06/2019</text:p>
          </table:table-cell>
          <table:table-cell office:value-type="string" calcext:value-type="string">
            <text:p>2019.03134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23054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6.885,0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18:52</text:p>
          </table:table-cell>
          <table:table-cell table:number-columns-repeated="2"/>
          <table:table-cell office:value-type="string" calcext:value-type="string">
            <text:p>25.2005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9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5:18:55</text:p>
          </table:table-cell>
          <table:table-cell office:value-type="string" calcext:value-type="string">
            <text:p>2019.0317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70286-</text:p>
            <text:p>36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.697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6:49:45</text:p>
          </table:table-cell>
          <table:table-cell office:value-type="string" calcext:value-type="string">
            <text:p>2019.0308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5483-</text:p>
            <text:p>52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8.627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6:49:45</text:p>
          </table:table-cell>
          <table:table-cell office:value-type="string" calcext:value-type="string">
            <text:p>2019.0317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5483-</text:p>
            <text:p>52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7.983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7:30:34</text:p>
          </table:table-cell>
          <table:table-cell office:value-type="string" calcext:value-type="string">
            <text:p>2019.0339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0692-</text:p>
            <text:p>93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.327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8:05:59</text:p>
          </table:table-cell>
          <table:table-cell office:value-type="string" calcext:value-type="string">
            <text:p>2019.0343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222-</text:p>
            <text:p>78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11.657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8:06:01</text:p>
          </table:table-cell>
          <table:table-cell office:value-type="string" calcext:value-type="string">
            <text:p>2019.0313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4222-</text:p>
            <text:p>78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291.201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8:06:03</text:p>
          </table:table-cell>
          <table:table-cell office:value-type="string" calcext:value-type="string">
            <text:p>2019.0306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7521-</text:p>
            <text:p>72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76.952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8:06:22</text:p>
          </table:table-cell>
          <table:table-cell office:value-type="string" calcext:value-type="string">
            <text:p>2019.0293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00992-</text:p>
            <text:p>8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94.742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8:06:24</text:p>
          </table:table-cell>
          <table:table-cell office:value-type="string" calcext:value-type="string">
            <text:p>2019.0307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2549-</text:p>
            <text:p>90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.386,54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8:08:08</text:p>
          </table:table-cell>
          <table:table-cell office:value-type="string" calcext:value-type="string">
            <text:p>2019.0305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7627-</text:p>
            <text:p>38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6.220,3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98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19/06/2019</text:p>
            <text:p>18:15:34</text:p>
          </table:table-cell>
          <table:table-cell office:value-type="string" calcext:value-type="string">
            <text:p>2019.03218-4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259106-</text:p>
            <text:p>4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.643,83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9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8:23:32</text:p>
          </table:table-cell>
          <table:table-cell office:value-type="string" calcext:value-type="string">
            <text:p>2019.0312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9292-</text:p>
            <text:p>86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.750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8:23:33</text:p>
          </table:table-cell>
          <table:table-cell office:value-type="string" calcext:value-type="string">
            <text:p>2019.03169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2515-</text:p>
            <text:p>8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.632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8:23:35</text:p>
          </table:table-cell>
          <table:table-cell office:value-type="string" calcext:value-type="string">
            <text:p>2019.0381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2515-</text:p>
            <text:p>8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.632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8:23:37</text:p>
          </table:table-cell>
          <table:table-cell office:value-type="string" calcext:value-type="string">
            <text:p>2019.0370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2515-</text:p>
            <text:p>8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.632,3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8:23:39</text:p>
          </table:table-cell>
          <table:table-cell office:value-type="string" calcext:value-type="string">
            <text:p>2019.0321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2515-</text:p>
            <text:p>8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7.896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8:35:12</text:p>
          </table:table-cell>
          <table:table-cell office:value-type="string" calcext:value-type="string">
            <text:p>2019.0308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5242-</text:p>
            <text:p>98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7.384,71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19:22:49</text:p>
          </table:table-cell>
          <table:table-cell office:value-type="string" calcext:value-type="string">
            <text:p>2019.0308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4555-</text:p>
            <text:p>32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11.387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9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20:15:36</text:p>
          </table:table-cell>
          <table:table-cell office:value-type="string" calcext:value-type="string">
            <text:p>2019.03194-3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.075,94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20:15:38</text:p>
          </table:table-cell>
          <table:table-cell office:value-type="string" calcext:value-type="string">
            <text:p>2019.03084-0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1.128,0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20:15:40</text:p>
          </table:table-cell>
          <table:table-cell office:value-type="string" calcext:value-type="string">
            <text:p>2019.03089-0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1.128,0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20:15:42</text:p>
          </table:table-cell>
          <table:table-cell office:value-type="string" calcext:value-type="string">
            <text:p>2019.02922-1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.470,09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9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20:15:44</text:p>
          </table:table-cell>
          <table:table-cell office:value-type="string" calcext:value-type="string">
            <text:p>2019.03073-4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.470,0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20:15:46</text:p>
          </table:table-cell>
          <table:table-cell office:value-type="string" calcext:value-type="string">
            <text:p>2019.03062-9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.470,0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20:15:48</text:p>
          </table:table-cell>
          <table:table-cell office:value-type="string" calcext:value-type="string">
            <text:p>2019.03074-2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.445,5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20:15:50</text:p>
          </table:table-cell>
          <table:table-cell office:value-type="string" calcext:value-type="string">
            <text:p>2019.03293-1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1.128,0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20:15:53</text:p>
          </table:table-cell>
          <table:table-cell office:value-type="string" calcext:value-type="string">
            <text:p>2019.03284-2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.075,94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20:15:55</text:p>
          </table:table-cell>
          <table:table-cell office:value-type="string" calcext:value-type="string">
            <text:p>2019.03080-7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1.128,0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9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20:15:57</text:p>
          </table:table-cell>
          <table:table-cell office:value-type="string" calcext:value-type="string">
            <text:p>2019.03410-1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.075,94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20:15:59</text:p>
          </table:table-cell>
          <table:table-cell office:value-type="string" calcext:value-type="string">
            <text:p>2019.03097-1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.445,5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20:16:23</text:p>
          </table:table-cell>
          <table:table-cell office:value-type="string" calcext:value-type="string">
            <text:p>2019.0326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9590-</text:p>
            <text:p>16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8.955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19/06/2019</text:p>
            <text:p>20:16:28</text:p>
          </table:table-cell>
          <table:table-cell office:value-type="string" calcext:value-type="string">
            <text:p>2019.0319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8751-</text:p>
            <text:p>84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5.008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1/06/2019</text:p>
            <text:p>14:58:55</text:p>
          </table:table-cell>
          <table:table-cell office:value-type="string" calcext:value-type="string">
            <text:p>2019.03411-0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451112-</text:p>
            <text:p>1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8.139,7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00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4/06/2019</text:p>
          </table:table-cell>
          <table:table-cell office:value-type="string" calcext:value-type="string">
            <text:p>2019.03233-8</text:p>
          </table:table-cell>
          <table:table-cell office:value-type="string" calcext:value-type="string">
            <text:p>Suspenso</text:p>
          </table:table-cell>
          <table:table-cell table:style-name="ce1" office:value-type="string" calcext:value-type="string">
            <text:p>0021601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2.108,3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19:52</text:p>
          </table:table-cell>
          <table:table-cell table:number-columns-repeated="2"/>
          <table:table-cell office:value-type="string" calcext:value-type="string">
            <text:p>70.199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0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19:59</text:p>
          </table:table-cell>
          <table:table-cell office:value-type="string" calcext:value-type="string">
            <text:p>2019.0345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7.538,3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0:07</text:p>
          </table:table-cell>
          <table:table-cell office:value-type="string" calcext:value-type="string">
            <text:p>2019.03404-7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197.740,3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0:15</text:p>
          </table:table-cell>
          <table:table-cell office:value-type="string" calcext:value-type="string">
            <text:p>2019.0339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3.460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0:22</text:p>
          </table:table-cell>
          <table:table-cell office:value-type="string" calcext:value-type="string">
            <text:p>2019.03344-0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4.570,1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0:29</text:p>
          </table:table-cell>
          <table:table-cell office:value-type="string" calcext:value-type="string">
            <text:p>2019.0336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62.622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0:38</text:p>
          </table:table-cell>
          <table:table-cell office:value-type="string" calcext:value-type="string">
            <text:p>2019.03417-9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193.871,67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0:44</text:p>
          </table:table-cell>
          <table:table-cell office:value-type="string" calcext:value-type="string">
            <text:p>2019.0335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.870,8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0:50</text:p>
          </table:table-cell>
          <table:table-cell office:value-type="string" calcext:value-type="string">
            <text:p>2019.03345-8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691.093,3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0:59</text:p>
          </table:table-cell>
          <table:table-cell office:value-type="string" calcext:value-type="string">
            <text:p>2019.0339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6.980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1:06</text:p>
          </table:table-cell>
          <table:table-cell office:value-type="string" calcext:value-type="string">
            <text:p>2019.0329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97.404,4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01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4/06/2019</text:p>
            <text:p>15:21:13</text:p>
          </table:table-cell>
          <table:table-cell office:value-type="string" calcext:value-type="string">
            <text:p>2019.03436-5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318.282,67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0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1:19</text:p>
          </table:table-cell>
          <table:table-cell office:value-type="string" calcext:value-type="string">
            <text:p>2019.0321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57.388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1:26</text:p>
          </table:table-cell>
          <table:table-cell office:value-type="string" calcext:value-type="string">
            <text:p>2019.0344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2.584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1:33</text:p>
          </table:table-cell>
          <table:table-cell office:value-type="string" calcext:value-type="string">
            <text:p>2019.03371-7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.696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1:46</text:p>
          </table:table-cell>
          <table:table-cell office:value-type="string" calcext:value-type="string">
            <text:p>2019.0370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08.467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1:53</text:p>
          </table:table-cell>
          <table:table-cell office:value-type="string" calcext:value-type="string">
            <text:p>2019.0339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022.745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1:59</text:p>
          </table:table-cell>
          <table:table-cell office:value-type="string" calcext:value-type="string">
            <text:p>2019.0336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9.469,5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2:06</text:p>
          </table:table-cell>
          <table:table-cell office:value-type="string" calcext:value-type="string">
            <text:p>2019.0338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3.643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2:12</text:p>
          </table:table-cell>
          <table:table-cell office:value-type="string" calcext:value-type="string">
            <text:p>2019.0336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98.026,8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2:24</text:p>
          </table:table-cell>
          <table:table-cell office:value-type="string" calcext:value-type="string">
            <text:p>2019.0336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5.464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2:30</text:p>
          </table:table-cell>
          <table:table-cell office:value-type="string" calcext:value-type="string">
            <text:p>2019.03341-5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147.668,2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2:36</text:p>
          </table:table-cell>
          <table:table-cell office:value-type="string" calcext:value-type="string">
            <text:p>2019.0319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476.743,50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0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2:43</text:p>
          </table:table-cell>
          <table:table-cell office:value-type="string" calcext:value-type="string">
            <text:p>2019.03505-1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87.632,21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2:50</text:p>
          </table:table-cell>
          <table:table-cell office:value-type="string" calcext:value-type="string">
            <text:p>2019.0341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5.115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2:56</text:p>
          </table:table-cell>
          <table:table-cell office:value-type="string" calcext:value-type="string">
            <text:p>2019.0324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60.749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3:03</text:p>
          </table:table-cell>
          <table:table-cell office:value-type="string" calcext:value-type="string">
            <text:p>2019.03247-8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64.357,3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3:09</text:p>
          </table:table-cell>
          <table:table-cell office:value-type="string" calcext:value-type="string">
            <text:p>2019.03400-4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32.148,32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3:16</text:p>
          </table:table-cell>
          <table:table-cell office:value-type="string" calcext:value-type="string">
            <text:p>2019.0339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6.207,98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3:22</text:p>
          </table:table-cell>
          <table:table-cell office:value-type="string" calcext:value-type="string">
            <text:p>2019.03373-3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0.478,8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3:31</text:p>
          </table:table-cell>
          <table:table-cell office:value-type="string" calcext:value-type="string">
            <text:p>2019.0345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362.781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3:37</text:p>
          </table:table-cell>
          <table:table-cell office:value-type="string" calcext:value-type="string">
            <text:p>2019.03460-8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31.865,1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3:47</text:p>
          </table:table-cell>
          <table:table-cell office:value-type="string" calcext:value-type="string">
            <text:p>2019.03342-3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.151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29:52</text:p>
          </table:table-cell>
          <table:table-cell office:value-type="string" calcext:value-type="string">
            <text:p>2019.0343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81.077,9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3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4/06/2019</text:p>
          </table:table-cell>
          <table:table-cell office:value-type="string" calcext:value-type="string">
            <text:p>2019.03287-7</text:p>
          </table:table-cell>
          <table:table-cell office:value-type="string" calcext:value-type="string">
            <text:p>Arquivado</text:p>
          </table:table-cell>
          <table:table-cell table:style-name="ce1" office:value-type="string" calcext:value-type="string">
            <text:p>0021601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5.768,54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30:33</text:p>
          </table:table-cell>
          <table:table-cell table:number-columns-repeated="2"/>
          <table:table-cell office:value-type="string" calcext:value-type="string">
            <text:p>70.199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0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55:16</text:p>
          </table:table-cell>
          <table:table-cell office:value-type="string" calcext:value-type="string">
            <text:p>2019.0326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3902-</text:p>
            <text:p>78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1.427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55:18</text:p>
          </table:table-cell>
          <table:table-cell office:value-type="string" calcext:value-type="string">
            <text:p>2019.0335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3902-</text:p>
            <text:p>78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92.271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55:20</text:p>
          </table:table-cell>
          <table:table-cell office:value-type="string" calcext:value-type="string">
            <text:p>2019.0339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3902-</text:p>
            <text:p>78.199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3.144,6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55:23</text:p>
          </table:table-cell>
          <table:table-cell office:value-type="string" calcext:value-type="string">
            <text:p>2019.0336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4493-</text:p>
            <text:p>7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5.726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5:55:25</text:p>
          </table:table-cell>
          <table:table-cell office:value-type="string" calcext:value-type="string">
            <text:p>2019.0361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4493-</text:p>
            <text:p>7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.431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6:12:00</text:p>
          </table:table-cell>
          <table:table-cell office:value-type="string" calcext:value-type="string">
            <text:p>2019.0366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9093-</text:p>
            <text:p>58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9.334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6:17:59</text:p>
          </table:table-cell>
          <table:table-cell office:value-type="string" calcext:value-type="string">
            <text:p>2019.0345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8843-</text:p>
            <text:p>16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71.715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7:00:06</text:p>
          </table:table-cell>
          <table:table-cell office:value-type="string" calcext:value-type="string">
            <text:p>2019.03280-0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327.108,77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7:00:06</text:p>
          </table:table-cell>
          <table:table-cell office:value-type="string" calcext:value-type="string">
            <text:p>2019.0338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63.989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7:13:49</text:p>
          </table:table-cell>
          <table:table-cell office:value-type="string" calcext:value-type="string">
            <text:p>2019.03696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0616-</text:p>
            <text:p>39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427.711,2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04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4/06/2019</text:p>
            <text:p>17:13:51</text:p>
          </table:table-cell>
          <table:table-cell office:value-type="string" calcext:value-type="string">
            <text:p>2019.03422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0616-</text:p>
            <text:p>39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2.778,5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0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7:13:53</text:p>
          </table:table-cell>
          <table:table-cell office:value-type="string" calcext:value-type="string">
            <text:p>2019.0331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0616-</text:p>
            <text:p>39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427.711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7:14:08</text:p>
          </table:table-cell>
          <table:table-cell office:value-type="string" calcext:value-type="string">
            <text:p>2019.0361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8606-</text:p>
            <text:p>64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2.221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7:23:50</text:p>
          </table:table-cell>
          <table:table-cell office:value-type="string" calcext:value-type="string">
            <text:p>2019.0342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7138-</text:p>
            <text:p>98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2.148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7:24:00</text:p>
          </table:table-cell>
          <table:table-cell office:value-type="string" calcext:value-type="string">
            <text:p>2019.0341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451-</text:p>
            <text:p>55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5.319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7:28:21</text:p>
          </table:table-cell>
          <table:table-cell office:value-type="string" calcext:value-type="string">
            <text:p>2019.0335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0960-</text:p>
            <text:p>8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.723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7:28:24</text:p>
          </table:table-cell>
          <table:table-cell office:value-type="string" calcext:value-type="string">
            <text:p>2019.0338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0960-</text:p>
            <text:p>8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.723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7:28:26</text:p>
          </table:table-cell>
          <table:table-cell office:value-type="string" calcext:value-type="string">
            <text:p>2019.0370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10960-</text:p>
            <text:p>8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.723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7:35:40</text:p>
          </table:table-cell>
          <table:table-cell office:value-type="string" calcext:value-type="string">
            <text:p>2019.03267-2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77916-</text:p>
            <text:p>26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.409,5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7:35:41</text:p>
          </table:table-cell>
          <table:table-cell office:value-type="string" calcext:value-type="string">
            <text:p>2019.03662-7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77916-</text:p>
            <text:p>26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.409,5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7:35:43</text:p>
          </table:table-cell>
          <table:table-cell office:value-type="string" calcext:value-type="string">
            <text:p>2019.03203-6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77916-</text:p>
            <text:p>26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.409,5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0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7:35:49</text:p>
          </table:table-cell>
          <table:table-cell office:value-type="string" calcext:value-type="string">
            <text:p>2019.0334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0074-</text:p>
            <text:p>38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8.766,0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0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7:56:36</text:p>
          </table:table-cell>
          <table:table-cell office:value-type="string" calcext:value-type="string">
            <text:p>2019.0322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5181-</text:p>
            <text:p>26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4.141,1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8:16:09</text:p>
          </table:table-cell>
          <table:table-cell office:value-type="string" calcext:value-type="string">
            <text:p>2019.0332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7703-</text:p>
            <text:p>9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.907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8:16:24</text:p>
          </table:table-cell>
          <table:table-cell office:value-type="string" calcext:value-type="string">
            <text:p>2019.0349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24935-</text:p>
            <text:p>12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5.569,7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8:16:26</text:p>
          </table:table-cell>
          <table:table-cell office:value-type="string" calcext:value-type="string">
            <text:p>2019.0329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24935-</text:p>
            <text:p>12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.392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9:12:39</text:p>
          </table:table-cell>
          <table:table-cell office:value-type="string" calcext:value-type="string">
            <text:p>2019.0367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1169-</text:p>
            <text:p>27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432.132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9:12:47</text:p>
          </table:table-cell>
          <table:table-cell office:value-type="string" calcext:value-type="string">
            <text:p>2019.0327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827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13.078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9:12:49</text:p>
          </table:table-cell>
          <table:table-cell office:value-type="string" calcext:value-type="string">
            <text:p>2019.0338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827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.420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9:12:50</text:p>
          </table:table-cell>
          <table:table-cell office:value-type="string" calcext:value-type="string">
            <text:p>2019.03470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827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.420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9:12:54</text:p>
          </table:table-cell>
          <table:table-cell office:value-type="string" calcext:value-type="string">
            <text:p>2019.0326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13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.680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9:12:55</text:p>
          </table:table-cell>
          <table:table-cell office:value-type="string" calcext:value-type="string">
            <text:p>2019.0340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213-</text:p>
            <text:p>3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7.413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9:12:58</text:p>
          </table:table-cell>
          <table:table-cell office:value-type="string" calcext:value-type="string">
            <text:p>2019.0361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485-</text:p>
            <text:p>4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22.781,9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07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4/06/2019</text:p>
          </table:table-cell>
          <table:table-cell office:value-type="string" calcext:value-type="string">
            <text:p>2019.03195-1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73485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.621,1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9:13:00</text:p>
          </table:table-cell>
          <table:table-cell table:number-columns-repeated="2"/>
          <table:table-cell office:value-type="string" calcext:value-type="string">
            <text:p>48.2014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0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9:13:01</text:p>
          </table:table-cell>
          <table:table-cell office:value-type="string" calcext:value-type="string">
            <text:p>2019.0329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814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31.936,3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9:13:03</text:p>
          </table:table-cell>
          <table:table-cell office:value-type="string" calcext:value-type="string">
            <text:p>2019.0345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3814-</text:p>
            <text:p>6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.092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9:13:12</text:p>
          </table:table-cell>
          <table:table-cell office:value-type="string" calcext:value-type="string">
            <text:p>2019.0344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5764-</text:p>
            <text:p>4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.313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9:13:14</text:p>
          </table:table-cell>
          <table:table-cell office:value-type="string" calcext:value-type="string">
            <text:p>2019.0343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8504-</text:p>
            <text:p>98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0.721,6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4/06/2019</text:p>
            <text:p>19:13:18</text:p>
          </table:table-cell>
          <table:table-cell office:value-type="string" calcext:value-type="string">
            <text:p>2019.0334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2751-</text:p>
            <text:p>46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1.378,0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3:58:14</text:p>
          </table:table-cell>
          <table:table-cell office:value-type="string" calcext:value-type="string">
            <text:p>2019.0361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8212-</text:p>
            <text:p>63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148.051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3:58:16</text:p>
          </table:table-cell>
          <table:table-cell office:value-type="string" calcext:value-type="string">
            <text:p>2019.0369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617-</text:p>
            <text:p>45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9.582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4:59:46</text:p>
          </table:table-cell>
          <table:table-cell office:value-type="string" calcext:value-type="string">
            <text:p>2019.0352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92-</text:p>
            <text:p>85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9.915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4:59:48</text:p>
          </table:table-cell>
          <table:table-cell office:value-type="string" calcext:value-type="string">
            <text:p>2019.0338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92-</text:p>
            <text:p>85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.024,4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4:59:49</text:p>
          </table:table-cell>
          <table:table-cell office:value-type="string" calcext:value-type="string">
            <text:p>2019.0351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92-</text:p>
            <text:p>85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3.871,62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08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5/06/2019</text:p>
            <text:p>14:59:50</text:p>
          </table:table-cell>
          <table:table-cell office:value-type="string" calcext:value-type="string">
            <text:p>2019.0345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92-</text:p>
            <text:p>85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6.024,4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0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4:59:51</text:p>
          </table:table-cell>
          <table:table-cell office:value-type="string" calcext:value-type="string">
            <text:p>2019.0350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92-</text:p>
            <text:p>85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5.511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4:59:53</text:p>
          </table:table-cell>
          <table:table-cell office:value-type="string" calcext:value-type="string">
            <text:p>2019.0338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92-</text:p>
            <text:p>85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5.102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5:09:10</text:p>
          </table:table-cell>
          <table:table-cell office:value-type="string" calcext:value-type="string">
            <text:p>2019.0370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9569-</text:p>
            <text:p>30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0.920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5:09:12</text:p>
          </table:table-cell>
          <table:table-cell office:value-type="string" calcext:value-type="string">
            <text:p>2019.0351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9901-</text:p>
            <text:p>51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0.598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3:36</text:p>
          </table:table-cell>
          <table:table-cell office:value-type="string" calcext:value-type="string">
            <text:p>2019.0356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2228-</text:p>
            <text:p>47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0.393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3:39</text:p>
          </table:table-cell>
          <table:table-cell office:value-type="string" calcext:value-type="string">
            <text:p>2019.0343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7.209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3:43</text:p>
          </table:table-cell>
          <table:table-cell office:value-type="string" calcext:value-type="string">
            <text:p>2019.0354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0.730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3:46</text:p>
          </table:table-cell>
          <table:table-cell office:value-type="string" calcext:value-type="string">
            <text:p>2019.0355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7.20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3:50</text:p>
          </table:table-cell>
          <table:table-cell office:value-type="string" calcext:value-type="string">
            <text:p>2019.0351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3.691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3:53</text:p>
          </table:table-cell>
          <table:table-cell office:value-type="string" calcext:value-type="string">
            <text:p>2019.0365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5.863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3:57</text:p>
          </table:table-cell>
          <table:table-cell office:value-type="string" calcext:value-type="string">
            <text:p>2019.0346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5.320,3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0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00</text:p>
          </table:table-cell>
          <table:table-cell office:value-type="string" calcext:value-type="string">
            <text:p>2019.03441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6.265,1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03</text:p>
          </table:table-cell>
          <table:table-cell office:value-type="string" calcext:value-type="string">
            <text:p>2019.0346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0.595,8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07</text:p>
          </table:table-cell>
          <table:table-cell office:value-type="string" calcext:value-type="string">
            <text:p>2019.0352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5.863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10</text:p>
          </table:table-cell>
          <table:table-cell office:value-type="string" calcext:value-type="string">
            <text:p>2019.0346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79.471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0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14</text:p>
          </table:table-cell>
          <table:table-cell office:value-type="string" calcext:value-type="string">
            <text:p>2019.0366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15.136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17</text:p>
          </table:table-cell>
          <table:table-cell office:value-type="string" calcext:value-type="string">
            <text:p>2019.0349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583.873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21</text:p>
          </table:table-cell>
          <table:table-cell office:value-type="string" calcext:value-type="string">
            <text:p>2019.0351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5.320,3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24</text:p>
          </table:table-cell>
          <table:table-cell office:value-type="string" calcext:value-type="string">
            <text:p>2019.0350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7.20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27</text:p>
          </table:table-cell>
          <table:table-cell office:value-type="string" calcext:value-type="string">
            <text:p>2019.0371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1.706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31</text:p>
          </table:table-cell>
          <table:table-cell office:value-type="string" calcext:value-type="string">
            <text:p>2019.0355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7.20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34</text:p>
          </table:table-cell>
          <table:table-cell office:value-type="string" calcext:value-type="string">
            <text:p>2019.0364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7.209,4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0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5/06/2019</text:p>
          </table:table-cell>
          <table:table-cell office:value-type="string" calcext:value-type="string">
            <text:p>2019.03517-5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45007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5.863,1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44:37</text:p>
          </table:table-cell>
          <table:table-cell table:number-columns-repeated="2"/>
          <table:table-cell office:value-type="string" calcext:value-type="string">
            <text:p>89.1998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1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41</text:p>
          </table:table-cell>
          <table:table-cell office:value-type="string" calcext:value-type="string">
            <text:p>2019.03483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7.117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44</text:p>
          </table:table-cell>
          <table:table-cell office:value-type="string" calcext:value-type="string">
            <text:p>2019.0350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7.20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48</text:p>
          </table:table-cell>
          <table:table-cell office:value-type="string" calcext:value-type="string">
            <text:p>2019.03558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5.863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51</text:p>
          </table:table-cell>
          <table:table-cell office:value-type="string" calcext:value-type="string">
            <text:p>2019.0352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7.20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55</text:p>
          </table:table-cell>
          <table:table-cell office:value-type="string" calcext:value-type="string">
            <text:p>2019.0343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7.209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4:58</text:p>
          </table:table-cell>
          <table:table-cell office:value-type="string" calcext:value-type="string">
            <text:p>2019.0353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4.163,4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7:45:01</text:p>
          </table:table-cell>
          <table:table-cell office:value-type="string" calcext:value-type="string">
            <text:p>2019.0345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007-</text:p>
            <text:p>89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9.665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8:21:44</text:p>
          </table:table-cell>
          <table:table-cell office:value-type="string" calcext:value-type="string">
            <text:p>2019.03616-3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43456-</text:p>
            <text:p>69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6.903,9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8:26:25</text:p>
          </table:table-cell>
          <table:table-cell office:value-type="string" calcext:value-type="string">
            <text:p>2019.0370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46887-</text:p>
            <text:p>7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8.485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19:16:47</text:p>
          </table:table-cell>
          <table:table-cell office:value-type="string" calcext:value-type="string">
            <text:p>2019.03704-6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06602-</text:p>
            <text:p>1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3.258,6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111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5/06/2019</text:p>
            <text:p>19:16:58</text:p>
          </table:table-cell>
          <table:table-cell office:value-type="string" calcext:value-type="string">
            <text:p>2019.0346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25600-</text:p>
            <text:p>59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.283,1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1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21:06:51</text:p>
          </table:table-cell>
          <table:table-cell office:value-type="string" calcext:value-type="string">
            <text:p>2019.0353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3711-</text:p>
            <text:p>06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5.180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5/06/2019</text:p>
            <text:p>21:07:00</text:p>
          </table:table-cell>
          <table:table-cell office:value-type="string" calcext:value-type="string">
            <text:p>2019.0364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1096-</text:p>
            <text:p>93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0.541,3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0:25:36</text:p>
          </table:table-cell>
          <table:table-cell office:value-type="string" calcext:value-type="string">
            <text:p>2019.0348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489-</text:p>
            <text:p>18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0.497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0:25:38</text:p>
          </table:table-cell>
          <table:table-cell office:value-type="string" calcext:value-type="string">
            <text:p>2019.0391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489-</text:p>
            <text:p>18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0.497,9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0:25:41</text:p>
          </table:table-cell>
          <table:table-cell office:value-type="string" calcext:value-type="string">
            <text:p>2019.0357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2498-</text:p>
            <text:p>50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8.537,9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0:25:43</text:p>
          </table:table-cell>
          <table:table-cell office:value-type="string" calcext:value-type="string">
            <text:p>2019.0390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2498-</text:p>
            <text:p>50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63.255,2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2:35:45</text:p>
          </table:table-cell>
          <table:table-cell office:value-type="string" calcext:value-type="string">
            <text:p>2019.03902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6103-</text:p>
            <text:p>21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.240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2:35:47</text:p>
          </table:table-cell>
          <table:table-cell office:value-type="string" calcext:value-type="string">
            <text:p>2019.0380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6103-</text:p>
            <text:p>21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.240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2:35:51</text:p>
          </table:table-cell>
          <table:table-cell office:value-type="string" calcext:value-type="string">
            <text:p>2019.03726-7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26103-</text:p>
            <text:p>21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165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2:35:54</text:p>
          </table:table-cell>
          <table:table-cell office:value-type="string" calcext:value-type="string">
            <text:p>2019.03539-6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26103-</text:p>
            <text:p>21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.339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2:35:56</text:p>
          </table:table-cell>
          <table:table-cell office:value-type="string" calcext:value-type="string">
            <text:p>2019.03577-9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26103-</text:p>
            <text:p>21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.687,1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1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2:35:59</text:p>
          </table:table-cell>
          <table:table-cell office:value-type="string" calcext:value-type="string">
            <text:p>2019.0357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6103-</text:p>
            <text:p>21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.240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2:36:01</text:p>
          </table:table-cell>
          <table:table-cell office:value-type="string" calcext:value-type="string">
            <text:p>2019.0410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6103-</text:p>
            <text:p>21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.711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2:36:04</text:p>
          </table:table-cell>
          <table:table-cell office:value-type="string" calcext:value-type="string">
            <text:p>2019.03808-5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26103-</text:p>
            <text:p>21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.745,6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2:36:07</text:p>
          </table:table-cell>
          <table:table-cell office:value-type="string" calcext:value-type="string">
            <text:p>2019.03895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6103-</text:p>
            <text:p>21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.916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4:34:49</text:p>
          </table:table-cell>
          <table:table-cell office:value-type="string" calcext:value-type="string">
            <text:p>2019.0379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5099-</text:p>
            <text:p>46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05.583,7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6:22:00</text:p>
          </table:table-cell>
          <table:table-cell office:value-type="string" calcext:value-type="string">
            <text:p>2019.0358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7916-</text:p>
            <text:p>26.199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.955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6:22:04</text:p>
          </table:table-cell>
          <table:table-cell office:value-type="string" calcext:value-type="string">
            <text:p>2019.0354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3090-</text:p>
            <text:p>97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7.393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6:34:55</text:p>
          </table:table-cell>
          <table:table-cell office:value-type="string" calcext:value-type="string">
            <text:p>2019.0340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4.608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6:45:07</text:p>
          </table:table-cell>
          <table:table-cell office:value-type="string" calcext:value-type="string">
            <text:p>2019.0368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7536-</text:p>
            <text:p>94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2.433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7:05:13</text:p>
          </table:table-cell>
          <table:table-cell office:value-type="string" calcext:value-type="string">
            <text:p>2019.0358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62954-</text:p>
            <text:p>50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7.402,6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7:05:15</text:p>
          </table:table-cell>
          <table:table-cell office:value-type="string" calcext:value-type="string">
            <text:p>2019.0358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362954-</text:p>
            <text:p>50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14.690,0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4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6/06/2019</text:p>
          </table:table-cell>
          <table:table-cell office:value-type="string" calcext:value-type="string">
            <text:p>2019.03886-7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432528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4.176,86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05:23</text:p>
          </table:table-cell>
          <table:table-cell table:number-columns-repeated="2"/>
          <table:table-cell office:value-type="string" calcext:value-type="string">
            <text:p>63.2013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1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7:05:25</text:p>
          </table:table-cell>
          <table:table-cell office:value-type="string" calcext:value-type="string">
            <text:p>2019.03594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32528-</text:p>
            <text:p>63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2.486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7:08:50</text:p>
          </table:table-cell>
          <table:table-cell office:value-type="string" calcext:value-type="string">
            <text:p>2019.0359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259-</text:p>
            <text:p>85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7.265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7:16:01</text:p>
          </table:table-cell>
          <table:table-cell office:value-type="string" calcext:value-type="string">
            <text:p>2019.0391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0416-</text:p>
            <text:p>07.2015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3.697,1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1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7:16:03</text:p>
          </table:table-cell>
          <table:table-cell office:value-type="string" calcext:value-type="string">
            <text:p>2019.0407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0416-</text:p>
            <text:p>07.2015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.565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8:50:27</text:p>
          </table:table-cell>
          <table:table-cell office:value-type="string" calcext:value-type="string">
            <text:p>2019.03489-6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21601-</text:p>
            <text:p>70.199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2.731,5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1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8:54:04</text:p>
          </table:table-cell>
          <table:table-cell office:value-type="string" calcext:value-type="string">
            <text:p>2019.0413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6403-</text:p>
            <text:p>7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.403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8:54:05</text:p>
          </table:table-cell>
          <table:table-cell office:value-type="string" calcext:value-type="string">
            <text:p>2019.0359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6403-</text:p>
            <text:p>7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7.019,8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1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8:54:07</text:p>
          </table:table-cell>
          <table:table-cell office:value-type="string" calcext:value-type="string">
            <text:p>2019.0384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6403-</text:p>
            <text:p>7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.403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8:54:12</text:p>
          </table:table-cell>
          <table:table-cell office:value-type="string" calcext:value-type="string">
            <text:p>2019.0357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4069-</text:p>
            <text:p>73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8.897,3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6/06/2019</text:p>
            <text:p>18:54:17</text:p>
          </table:table-cell>
          <table:table-cell office:value-type="string" calcext:value-type="string">
            <text:p>2019.0364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837-</text:p>
            <text:p>4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0.279,7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15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6/06/2019</text:p>
            <text:p>19:06:18</text:p>
          </table:table-cell>
          <table:table-cell office:value-type="string" calcext:value-type="string">
            <text:p>2019.0358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0462-</text:p>
            <text:p>60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6.219,9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1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00:47:09</text:p>
          </table:table-cell>
          <table:table-cell office:value-type="string" calcext:value-type="string">
            <text:p>2019.0398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214-</text:p>
            <text:p>08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2.997,9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00:47:11</text:p>
          </table:table-cell>
          <table:table-cell office:value-type="string" calcext:value-type="string">
            <text:p>2019.0393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214-</text:p>
            <text:p>08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1.840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00:47:19</text:p>
          </table:table-cell>
          <table:table-cell office:value-type="string" calcext:value-type="string">
            <text:p>2019.0397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0214-</text:p>
            <text:p>08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.713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09:36:40</text:p>
          </table:table-cell>
          <table:table-cell office:value-type="string" calcext:value-type="string">
            <text:p>2019.03899-9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69107-</text:p>
            <text:p>3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.676,9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1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0:49:10</text:p>
          </table:table-cell>
          <table:table-cell office:value-type="string" calcext:value-type="string">
            <text:p>2019.0395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8244-</text:p>
            <text:p>17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6.22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0:49:13</text:p>
          </table:table-cell>
          <table:table-cell office:value-type="string" calcext:value-type="string">
            <text:p>2019.0384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78434-</text:p>
            <text:p>08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9.88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1:27:28</text:p>
          </table:table-cell>
          <table:table-cell office:value-type="string" calcext:value-type="string">
            <text:p>2019.0398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0928-</text:p>
            <text:p>39.2008.8.19.0042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8.54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1:48:46</text:p>
          </table:table-cell>
          <table:table-cell office:value-type="string" calcext:value-type="string">
            <text:p>2019.0376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83074-</text:p>
            <text:p>0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7.246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2:30:49</text:p>
          </table:table-cell>
          <table:table-cell office:value-type="string" calcext:value-type="string">
            <text:p>2019.0386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8116-</text:p>
            <text:p>7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5.13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2:30:53</text:p>
          </table:table-cell>
          <table:table-cell office:value-type="string" calcext:value-type="string">
            <text:p>2019.03853-0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331190-</text:p>
            <text:p>41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8.471,76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1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2:30:56</text:p>
          </table:table-cell>
          <table:table-cell office:value-type="string" calcext:value-type="string">
            <text:p>2019.0397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64427-</text:p>
            <text:p>16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.962,1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1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2:45:07</text:p>
          </table:table-cell>
          <table:table-cell office:value-type="string" calcext:value-type="string">
            <text:p>2019.04000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2781-</text:p>
            <text:p>61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5.361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2:45:12</text:p>
          </table:table-cell>
          <table:table-cell office:value-type="string" calcext:value-type="string">
            <text:p>2019.0389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636-</text:p>
            <text:p>1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.201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2:45:15</text:p>
          </table:table-cell>
          <table:table-cell office:value-type="string" calcext:value-type="string">
            <text:p>2019.04068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8636-</text:p>
            <text:p>1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.201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3:45:08</text:p>
          </table:table-cell>
          <table:table-cell office:value-type="string" calcext:value-type="string">
            <text:p>2019.0386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2793-</text:p>
            <text:p>39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2.210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6:35:05</text:p>
          </table:table-cell>
          <table:table-cell office:value-type="string" calcext:value-type="string">
            <text:p>2019.0365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63913-</text:p>
            <text:p>18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2.775,1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6:50:34</text:p>
          </table:table-cell>
          <table:table-cell office:value-type="string" calcext:value-type="string">
            <text:p>2019.0386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1440-</text:p>
            <text:p>24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67.403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6:50:36</text:p>
          </table:table-cell>
          <table:table-cell office:value-type="string" calcext:value-type="string">
            <text:p>2019.0379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1252-</text:p>
            <text:p>75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70.788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6:50:39</text:p>
          </table:table-cell>
          <table:table-cell office:value-type="string" calcext:value-type="string">
            <text:p>2019.0400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1252-</text:p>
            <text:p>75.201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3.539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7:08:08</text:p>
          </table:table-cell>
          <table:table-cell office:value-type="string" calcext:value-type="string">
            <text:p>2019.0378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280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8.682,3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7:08:14</text:p>
          </table:table-cell>
          <table:table-cell office:value-type="string" calcext:value-type="string">
            <text:p>2019.0376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280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70.654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7:08:18</text:p>
          </table:table-cell>
          <table:table-cell office:value-type="string" calcext:value-type="string">
            <text:p>2019.0387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280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8.536,4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17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7/06/2019</text:p>
          </table:table-cell>
          <table:table-cell office:value-type="string" calcext:value-type="string">
            <text:p>2019.03737-2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49280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7.387,41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7:08:24</text:p>
          </table:table-cell>
          <table:table-cell table:number-columns-repeated="2"/>
          <table:table-cell office:value-type="string" calcext:value-type="string">
            <text:p>72.200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1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7:08:28</text:p>
          </table:table-cell>
          <table:table-cell office:value-type="string" calcext:value-type="string">
            <text:p>2019.0405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280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8.977,2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7:08:33</text:p>
          </table:table-cell>
          <table:table-cell office:value-type="string" calcext:value-type="string">
            <text:p>2019.0400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280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8.364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7:08:39</text:p>
          </table:table-cell>
          <table:table-cell office:value-type="string" calcext:value-type="string">
            <text:p>2019.0405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280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7.717,7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7:08:45</text:p>
          </table:table-cell>
          <table:table-cell office:value-type="string" calcext:value-type="string">
            <text:p>2019.0408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280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2.968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7:08:50</text:p>
          </table:table-cell>
          <table:table-cell office:value-type="string" calcext:value-type="string">
            <text:p>2019.0378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280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3.690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7:08:55</text:p>
          </table:table-cell>
          <table:table-cell office:value-type="string" calcext:value-type="string">
            <text:p>2019.0373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280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0.810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7:09:01</text:p>
          </table:table-cell>
          <table:table-cell office:value-type="string" calcext:value-type="string">
            <text:p>2019.0393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9280-</text:p>
            <text:p>72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6.111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7:22:13</text:p>
          </table:table-cell>
          <table:table-cell office:value-type="string" calcext:value-type="string">
            <text:p>2019.0383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6618-</text:p>
            <text:p>80.2000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0.348,7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7:31:13</text:p>
          </table:table-cell>
          <table:table-cell office:value-type="string" calcext:value-type="string">
            <text:p>2019.0386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3392-</text:p>
            <text:p>51.201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0.373,4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7:50:36</text:p>
          </table:table-cell>
          <table:table-cell office:value-type="string" calcext:value-type="string">
            <text:p>2019.0377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327-</text:p>
            <text:p>45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.773,5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185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7/06/2019</text:p>
            <text:p>17:50:39</text:p>
          </table:table-cell>
          <table:table-cell office:value-type="string" calcext:value-type="string">
            <text:p>2019.0399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327-</text:p>
            <text:p>45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7.414,84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1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7:50:42</text:p>
          </table:table-cell>
          <table:table-cell office:value-type="string" calcext:value-type="string">
            <text:p>2019.0391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327-</text:p>
            <text:p>45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.773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7:50:45</text:p>
          </table:table-cell>
          <table:table-cell office:value-type="string" calcext:value-type="string">
            <text:p>2019.0400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327-</text:p>
            <text:p>45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.773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8:15:27</text:p>
          </table:table-cell>
          <table:table-cell office:value-type="string" calcext:value-type="string">
            <text:p>2019.0372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610-</text:p>
            <text:p>65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6.069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8:15:31</text:p>
          </table:table-cell>
          <table:table-cell office:value-type="string" calcext:value-type="string">
            <text:p>2019.0397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3475-</text:p>
            <text:p>7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86.793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7/06/2019</text:p>
            <text:p>18:33:28</text:p>
          </table:table-cell>
          <table:table-cell office:value-type="string" calcext:value-type="string">
            <text:p>2019.03961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5804-</text:p>
            <text:p>84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26.349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1:59:47</text:p>
          </table:table-cell>
          <table:table-cell office:value-type="string" calcext:value-type="string">
            <text:p>2019.0436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8346-</text:p>
            <text:p>2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7.24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3:01:42</text:p>
          </table:table-cell>
          <table:table-cell office:value-type="string" calcext:value-type="string">
            <text:p>2019.04466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7109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.366,2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3:01:44</text:p>
          </table:table-cell>
          <table:table-cell office:value-type="string" calcext:value-type="string">
            <text:p>2019.0437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57109-</text:p>
            <text:p>84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6.092,5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3:01:45</text:p>
          </table:table-cell>
          <table:table-cell office:value-type="string" calcext:value-type="string">
            <text:p>2019.04233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098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0.289,4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3:01:47</text:p>
          </table:table-cell>
          <table:table-cell office:value-type="string" calcext:value-type="string">
            <text:p>2019.0442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098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.120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3:01:48</text:p>
          </table:table-cell>
          <table:table-cell office:value-type="string" calcext:value-type="string">
            <text:p>2019.0446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2098-</text:p>
            <text:p>95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.120,5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1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3:02:00</text:p>
          </table:table-cell>
          <table:table-cell office:value-type="string" calcext:value-type="string">
            <text:p>2019.0392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7993-</text:p>
            <text:p>90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00.555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3:02:26</text:p>
          </table:table-cell>
          <table:table-cell office:value-type="string" calcext:value-type="string">
            <text:p>2019.04412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2729-</text:p>
            <text:p>18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10.994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1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3:57:24</text:p>
          </table:table-cell>
          <table:table-cell office:value-type="string" calcext:value-type="string">
            <text:p>2019.0435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9429-</text:p>
            <text:p>70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08.317,4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3:57:26</text:p>
          </table:table-cell>
          <table:table-cell office:value-type="string" calcext:value-type="string">
            <text:p>2019.0422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59429-</text:p>
            <text:p>70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.244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3:57:29</text:p>
          </table:table-cell>
          <table:table-cell office:value-type="string" calcext:value-type="string">
            <text:p>2019.0446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5937-</text:p>
            <text:p>76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0.667,4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4:03:26</text:p>
          </table:table-cell>
          <table:table-cell office:value-type="string" calcext:value-type="string">
            <text:p>2019.04795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7862-</text:p>
            <text:p>65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7.734,1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4:03:28</text:p>
          </table:table-cell>
          <table:table-cell office:value-type="string" calcext:value-type="string">
            <text:p>2019.04323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382-</text:p>
            <text:p>91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6.012,7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5:24:24</text:p>
          </table:table-cell>
          <table:table-cell office:value-type="string" calcext:value-type="string">
            <text:p>2019.0424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6352-</text:p>
            <text:p>68.198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0.080,5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5:26:25</text:p>
          </table:table-cell>
          <table:table-cell office:value-type="string" calcext:value-type="string">
            <text:p>2019.04272-4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08500-</text:p>
            <text:p>9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.612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5:26:27</text:p>
          </table:table-cell>
          <table:table-cell office:value-type="string" calcext:value-type="string">
            <text:p>2019.04275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8500-</text:p>
            <text:p>9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6.250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5:26:28</text:p>
          </table:table-cell>
          <table:table-cell office:value-type="string" calcext:value-type="string">
            <text:p>2019.0428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8500-</text:p>
            <text:p>9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8.645,7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08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8/06/2019</text:p>
          </table:table-cell>
          <table:table-cell office:value-type="string" calcext:value-type="string">
            <text:p>2019.04426-3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08500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8.773,5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26:30</text:p>
          </table:table-cell>
          <table:table-cell table:number-columns-repeated="2"/>
          <table:table-cell office:value-type="string" calcext:value-type="string">
            <text:p>90.200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2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5:26:31</text:p>
          </table:table-cell>
          <table:table-cell office:value-type="string" calcext:value-type="string">
            <text:p>2019.0444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8500-</text:p>
            <text:p>9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15.938,2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5:26:32</text:p>
          </table:table-cell>
          <table:table-cell office:value-type="string" calcext:value-type="string">
            <text:p>2019.0430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8500-</text:p>
            <text:p>9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7.568,7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5:26:34</text:p>
          </table:table-cell>
          <table:table-cell office:value-type="string" calcext:value-type="string">
            <text:p>2019.0443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8500-</text:p>
            <text:p>90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.965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5:26:35</text:p>
          </table:table-cell>
          <table:table-cell office:value-type="string" calcext:value-type="string">
            <text:p>2019.0445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190-</text:p>
            <text:p>8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.667,8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5:26:37</text:p>
          </table:table-cell>
          <table:table-cell office:value-type="string" calcext:value-type="string">
            <text:p>2019.04121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1190-</text:p>
            <text:p>83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7.450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5:48:56</text:p>
          </table:table-cell>
          <table:table-cell office:value-type="string" calcext:value-type="string">
            <text:p>2019.04527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0979-</text:p>
            <text:p>08.2005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0.742,0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6:07:49</text:p>
          </table:table-cell>
          <table:table-cell office:value-type="string" calcext:value-type="string">
            <text:p>2019.0450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9192-</text:p>
            <text:p>85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8.330,8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6:45:01</text:p>
          </table:table-cell>
          <table:table-cell office:value-type="string" calcext:value-type="string">
            <text:p>2019.0444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7839-</text:p>
            <text:p>4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3.551,6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6:45:01</text:p>
          </table:table-cell>
          <table:table-cell office:value-type="string" calcext:value-type="string">
            <text:p>2019.04468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7839-</text:p>
            <text:p>4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52.943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6:45:07</text:p>
          </table:table-cell>
          <table:table-cell office:value-type="string" calcext:value-type="string">
            <text:p>2019.0417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7839-</text:p>
            <text:p>4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2.434,4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219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8/06/2019</text:p>
            <text:p>16:45:10</text:p>
          </table:table-cell>
          <table:table-cell office:value-type="string" calcext:value-type="string">
            <text:p>2019.04423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7839-</text:p>
            <text:p>4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60.419,2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2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6:52:15</text:p>
          </table:table-cell>
          <table:table-cell office:value-type="string" calcext:value-type="string">
            <text:p>2019.04403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7736-</text:p>
            <text:p>4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.830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6:52:17</text:p>
          </table:table-cell>
          <table:table-cell office:value-type="string" calcext:value-type="string">
            <text:p>2019.0417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7736-</text:p>
            <text:p>45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.707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6:54:39</text:p>
          </table:table-cell>
          <table:table-cell office:value-type="string" calcext:value-type="string">
            <text:p>2019.04228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9487-</text:p>
            <text:p>24.200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77.483,7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6:54:47</text:p>
          </table:table-cell>
          <table:table-cell office:value-type="string" calcext:value-type="string">
            <text:p>2019.04301-1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62530-</text:p>
            <text:p>7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7.24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6:54:51</text:p>
          </table:table-cell>
          <table:table-cell office:value-type="string" calcext:value-type="string">
            <text:p>2019.04266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5769-</text:p>
            <text:p>80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5.034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6:54:57</text:p>
          </table:table-cell>
          <table:table-cell office:value-type="string" calcext:value-type="string">
            <text:p>2019.04368-2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205469-</text:p>
            <text:p>21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9.880,00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2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6:55:47</text:p>
          </table:table-cell>
          <table:table-cell office:value-type="string" calcext:value-type="string">
            <text:p>2019.0435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5775-</text:p>
            <text:p>74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57.24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7:12:08</text:p>
          </table:table-cell>
          <table:table-cell office:value-type="string" calcext:value-type="string">
            <text:p>2019.0443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10983-</text:p>
            <text:p>5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63.192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7:18:37</text:p>
          </table:table-cell>
          <table:table-cell office:value-type="string" calcext:value-type="string">
            <text:p>2019.0441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4608-</text:p>
            <text:p>89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8.230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7:18:39</text:p>
          </table:table-cell>
          <table:table-cell office:value-type="string" calcext:value-type="string">
            <text:p>2019.0436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6227-</text:p>
            <text:p>94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7.708,45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2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7:18:55</text:p>
          </table:table-cell>
          <table:table-cell office:value-type="string" calcext:value-type="string">
            <text:p>2019.04188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0505-</text:p>
            <text:p>81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0.179,1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2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7:19:39</text:p>
          </table:table-cell>
          <table:table-cell office:value-type="string" calcext:value-type="string">
            <text:p>2019.04304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7933-</text:p>
            <text:p>89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3.560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7:19:40</text:p>
          </table:table-cell>
          <table:table-cell office:value-type="string" calcext:value-type="string">
            <text:p>2019.04156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7933-</text:p>
            <text:p>89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0.651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7:20:31</text:p>
          </table:table-cell>
          <table:table-cell office:value-type="string" calcext:value-type="string">
            <text:p>2019.0437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7933-</text:p>
            <text:p>89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5.211,6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7:22:27</text:p>
          </table:table-cell>
          <table:table-cell office:value-type="string" calcext:value-type="string">
            <text:p>2019.0386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77609-</text:p>
            <text:p>16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94.348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7:25:30</text:p>
          </table:table-cell>
          <table:table-cell office:value-type="string" calcext:value-type="string">
            <text:p>2019.0422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3527-</text:p>
            <text:p>33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9.863,3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7:25:31</text:p>
          </table:table-cell>
          <table:table-cell office:value-type="string" calcext:value-type="string">
            <text:p>2019.0426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7091-</text:p>
            <text:p>42.201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7.806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7:45:28</text:p>
          </table:table-cell>
          <table:table-cell office:value-type="string" calcext:value-type="string">
            <text:p>2019.0402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9097-</text:p>
            <text:p>21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R$47.703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36:56</text:p>
          </table:table-cell>
          <table:table-cell office:value-type="string" calcext:value-type="string">
            <text:p>2019.0450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3942-</text:p>
            <text:p>38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94.075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37:00</text:p>
          </table:table-cell>
          <table:table-cell office:value-type="string" calcext:value-type="string">
            <text:p>2019.04151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5665-</text:p>
            <text:p>87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5.692,47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2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37:00</text:p>
          </table:table-cell>
          <table:table-cell office:value-type="string" calcext:value-type="string">
            <text:p>2019.0430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5665-</text:p>
            <text:p>87.2001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.629,94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2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02</text:p>
          </table:table-cell>
          <table:table-cell office:value-type="string" calcext:value-type="string">
            <text:p>2019.0440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60.886,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42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8/06/2019</text:p>
          </table:table-cell>
          <table:table-cell office:value-type="string" calcext:value-type="string">
            <text:p>2019.04431-0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081244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659.029,1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44:05</text:p>
          </table:table-cell>
          <table:table-cell table:number-columns-repeated="2"/>
          <table:table-cell office:value-type="string" calcext:value-type="string">
            <text:p>85.1996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2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07</text:p>
          </table:table-cell>
          <table:table-cell office:value-type="string" calcext:value-type="string">
            <text:p>2019.04499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99.41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09</text:p>
          </table:table-cell>
          <table:table-cell office:value-type="string" calcext:value-type="string">
            <text:p>2019.04287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80.327,6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11</text:p>
          </table:table-cell>
          <table:table-cell office:value-type="string" calcext:value-type="string">
            <text:p>2019.04429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28.04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13</text:p>
          </table:table-cell>
          <table:table-cell office:value-type="string" calcext:value-type="string">
            <text:p>2019.0428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45.367,1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14</text:p>
          </table:table-cell>
          <table:table-cell office:value-type="string" calcext:value-type="string">
            <text:p>2019.0440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117.50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16</text:p>
          </table:table-cell>
          <table:table-cell office:value-type="string" calcext:value-type="string">
            <text:p>2019.04333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02.38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18</text:p>
          </table:table-cell>
          <table:table-cell office:value-type="string" calcext:value-type="string">
            <text:p>2019.0434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37.48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20</text:p>
          </table:table-cell>
          <table:table-cell office:value-type="string" calcext:value-type="string">
            <text:p>2019.0423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9.63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22</text:p>
          </table:table-cell>
          <table:table-cell office:value-type="string" calcext:value-type="string">
            <text:p>2019.0416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1.18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24</text:p>
          </table:table-cell>
          <table:table-cell office:value-type="string" calcext:value-type="string">
            <text:p>2019.0440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7.940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253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28/06/2019</text:p>
            <text:p>18:44:25</text:p>
          </table:table-cell>
          <table:table-cell office:value-type="string" calcext:value-type="string">
            <text:p>2019.04074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265.340,0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25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27</text:p>
          </table:table-cell>
          <table:table-cell office:value-type="string" calcext:value-type="string">
            <text:p>2019.04510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02.85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29</text:p>
          </table:table-cell>
          <table:table-cell office:value-type="string" calcext:value-type="string">
            <text:p>2019.0433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50.13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31</text:p>
          </table:table-cell>
          <table:table-cell office:value-type="string" calcext:value-type="string">
            <text:p>2019.0440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30.70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33</text:p>
          </table:table-cell>
          <table:table-cell office:value-type="string" calcext:value-type="string">
            <text:p>2019.04116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45.879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35</text:p>
          </table:table-cell>
          <table:table-cell office:value-type="string" calcext:value-type="string">
            <text:p>2019.04282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42.910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5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37</text:p>
          </table:table-cell>
          <table:table-cell office:value-type="string" calcext:value-type="string">
            <text:p>2019.0417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67.25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38</text:p>
          </table:table-cell>
          <table:table-cell office:value-type="string" calcext:value-type="string">
            <text:p>2019.0429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86.903,5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40</text:p>
          </table:table-cell>
          <table:table-cell office:value-type="string" calcext:value-type="string">
            <text:p>2019.0419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15.962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42</text:p>
          </table:table-cell>
          <table:table-cell office:value-type="string" calcext:value-type="string">
            <text:p>2019.04245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70.27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44</text:p>
          </table:table-cell>
          <table:table-cell office:value-type="string" calcext:value-type="string">
            <text:p>2019.04404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73.437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46</text:p>
          </table:table-cell>
          <table:table-cell office:value-type="string" calcext:value-type="string">
            <text:p>2019.0429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.300.867,89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26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48</text:p>
          </table:table-cell>
          <table:table-cell office:value-type="string" calcext:value-type="string">
            <text:p>2019.04458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45.93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49</text:p>
          </table:table-cell>
          <table:table-cell office:value-type="string" calcext:value-type="string">
            <text:p>2019.0435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22.49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51</text:p>
          </table:table-cell>
          <table:table-cell office:value-type="string" calcext:value-type="string">
            <text:p>2019.0405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77.518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18:44:53</text:p>
          </table:table-cell>
          <table:table-cell office:value-type="string" calcext:value-type="string">
            <text:p>2019.04390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1244-</text:p>
            <text:p>85.199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80.614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6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21:08:58</text:p>
          </table:table-cell>
          <table:table-cell office:value-type="string" calcext:value-type="string">
            <text:p>2019.0436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4621-</text:p>
            <text:p>30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1.906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21:09:07</text:p>
          </table:table-cell>
          <table:table-cell office:value-type="string" calcext:value-type="string">
            <text:p>2019.04061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8970-</text:p>
            <text:p>48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6.847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21:09:10</text:p>
          </table:table-cell>
          <table:table-cell office:value-type="string" calcext:value-type="string">
            <text:p>2019.04778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8970-</text:p>
            <text:p>48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67.119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21:09:12</text:p>
          </table:table-cell>
          <table:table-cell office:value-type="string" calcext:value-type="string">
            <text:p>2019.04445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8970-</text:p>
            <text:p>48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67.119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21:09:26</text:p>
          </table:table-cell>
          <table:table-cell office:value-type="string" calcext:value-type="string">
            <text:p>2019.04043-8</text:p>
          </table:table-cell>
          <table:table-cell office:value-type="string" calcext:value-type="string">
            <text:p>Arquivado</text:p>
          </table:table-cell>
          <table:table-cell office:value-type="string" calcext:value-type="string">
            <text:p>0045028-</text:p>
            <text:p>67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5.941,31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27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21:09:28</text:p>
          </table:table-cell>
          <table:table-cell office:value-type="string" calcext:value-type="string">
            <text:p>2019.04181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5028-</text:p>
            <text:p>67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0.207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21:09:48</text:p>
          </table:table-cell>
          <table:table-cell office:value-type="string" calcext:value-type="string">
            <text:p>2019.04220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18695-</text:p>
            <text:p>32.200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21.363,4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276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28/06/2019</text:p>
          </table:table-cell>
          <table:table-cell office:value-type="string" calcext:value-type="string">
            <text:p>2019.04217-1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48957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70.086,78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21:10:09</text:p>
          </table:table-cell>
          <table:table-cell table:number-columns-repeated="2"/>
          <table:table-cell office:value-type="string" calcext:value-type="string">
            <text:p>04.2001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27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21:10:30</text:p>
          </table:table-cell>
          <table:table-cell office:value-type="string" calcext:value-type="string">
            <text:p>2019.04224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29583-</text:p>
            <text:p>92.2010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6.184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21:29:00</text:p>
          </table:table-cell>
          <table:table-cell office:value-type="string" calcext:value-type="string">
            <text:p>2019.04756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7839-</text:p>
            <text:p>4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7.481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7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21:29:03</text:p>
          </table:table-cell>
          <table:table-cell office:value-type="string" calcext:value-type="string">
            <text:p>2019.04374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7839-</text:p>
            <text:p>4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82.927,2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21:29:06</text:p>
          </table:table-cell>
          <table:table-cell office:value-type="string" calcext:value-type="string">
            <text:p>2019.04101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7839-</text:p>
            <text:p>48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1.715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21:29:10</text:p>
          </table:table-cell>
          <table:table-cell office:value-type="string" calcext:value-type="string">
            <text:p>2019.0436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0258-</text:p>
            <text:p>1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6.514,5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22:40:13</text:p>
          </table:table-cell>
          <table:table-cell office:value-type="string" calcext:value-type="string">
            <text:p>2019.04187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682-</text:p>
            <text:p>2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.347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22:40:15</text:p>
          </table:table-cell>
          <table:table-cell office:value-type="string" calcext:value-type="string">
            <text:p>2019.0426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682-</text:p>
            <text:p>2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3.609,0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22:40:17</text:p>
          </table:table-cell>
          <table:table-cell office:value-type="string" calcext:value-type="string">
            <text:p>2019.0431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682-</text:p>
            <text:p>2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.347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28/06/2019</text:p>
            <text:p>22:55:46</text:p>
          </table:table-cell>
          <table:table-cell office:value-type="string" calcext:value-type="string">
            <text:p>2019.04500-6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260563-</text:p>
            <text:p>12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9.880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30/06/2019</text:p>
            <text:p>14:38:44</text:p>
          </table:table-cell>
          <table:table-cell office:value-type="string" calcext:value-type="string">
            <text:p>2019.0462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01221-</text:p>
            <text:p>41.2014.8.19.0028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645.926,9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1287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1/07/2019</text:p>
            <text:p>11:32:32</text:p>
          </table:table-cell>
          <table:table-cell office:value-type="string" calcext:value-type="string">
            <text:p>2019.0458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4343-</text:p>
            <text:p>6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3.539,0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28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1:32:32</text:p>
          </table:table-cell>
          <table:table-cell office:value-type="string" calcext:value-type="string">
            <text:p>2019.04682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4343-</text:p>
            <text:p>6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.945,3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8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1:32:33</text:p>
          </table:table-cell>
          <table:table-cell office:value-type="string" calcext:value-type="string">
            <text:p>2019.0455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3109-</text:p>
            <text:p>0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0.610,99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1:32:34</text:p>
          </table:table-cell>
          <table:table-cell office:value-type="string" calcext:value-type="string">
            <text:p>2019.04769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13109-</text:p>
            <text:p>02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9.235,5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1:32:38</text:p>
          </table:table-cell>
          <table:table-cell office:value-type="string" calcext:value-type="string">
            <text:p>2019.04704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1624-</text:p>
            <text:p>09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0.929,0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1:32:39</text:p>
          </table:table-cell>
          <table:table-cell office:value-type="string" calcext:value-type="string">
            <text:p>2019.04796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51624-</text:p>
            <text:p>09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2.787,1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2:02:56</text:p>
          </table:table-cell>
          <table:table-cell office:value-type="string" calcext:value-type="string">
            <text:p>2019.0476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92144-</text:p>
            <text:p>11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5.453,7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2:37:20</text:p>
          </table:table-cell>
          <table:table-cell office:value-type="string" calcext:value-type="string">
            <text:p>2019.04620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713-</text:p>
            <text:p>4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6.463,8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2:37:22</text:p>
          </table:table-cell>
          <table:table-cell office:value-type="string" calcext:value-type="string">
            <text:p>2019.04645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713-</text:p>
            <text:p>4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84.695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2:37:23</text:p>
          </table:table-cell>
          <table:table-cell office:value-type="string" calcext:value-type="string">
            <text:p>2019.04685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3713-</text:p>
            <text:p>48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08.174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2:37:25</text:p>
          </table:table-cell>
          <table:table-cell office:value-type="string" calcext:value-type="string">
            <text:p>2019.04640-1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194142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0.775,9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29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2:37:26</text:p>
          </table:table-cell>
          <table:table-cell office:value-type="string" calcext:value-type="string">
            <text:p>2019.04519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4142-</text:p>
            <text:p>11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.035.887,93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29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2:50:10</text:p>
          </table:table-cell>
          <table:table-cell office:value-type="string" calcext:value-type="string">
            <text:p>2019.0468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7933-</text:p>
            <text:p>89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4.540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2:50:11</text:p>
          </table:table-cell>
          <table:table-cell office:value-type="string" calcext:value-type="string">
            <text:p>2019.04666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7933-</text:p>
            <text:p>89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49.100,9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3:38:10</text:p>
          </table:table-cell>
          <table:table-cell office:value-type="string" calcext:value-type="string">
            <text:p>2019.0467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141-</text:p>
            <text:p>7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79.825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3:38:12</text:p>
          </table:table-cell>
          <table:table-cell office:value-type="string" calcext:value-type="string">
            <text:p>2019.0476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141-</text:p>
            <text:p>7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7.613,4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3:38:13</text:p>
          </table:table-cell>
          <table:table-cell office:value-type="string" calcext:value-type="string">
            <text:p>2019.0452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29141-</text:p>
            <text:p>79.201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7.613,0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3:58:58</text:p>
          </table:table-cell>
          <table:table-cell office:value-type="string" calcext:value-type="string">
            <text:p>2019.04513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25719-</text:p>
            <text:p>60.199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2.889,2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4:22:41</text:p>
          </table:table-cell>
          <table:table-cell office:value-type="string" calcext:value-type="string">
            <text:p>2019.0484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970-</text:p>
            <text:p>1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69.548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4:22:42</text:p>
          </table:table-cell>
          <table:table-cell office:value-type="string" calcext:value-type="string">
            <text:p>2019.04602-9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3970-</text:p>
            <text:p>17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54.159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5:28:15</text:p>
          </table:table-cell>
          <table:table-cell office:value-type="string" calcext:value-type="string">
            <text:p>2019.04877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91756-</text:p>
            <text:p>71.2015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58.019,4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5:55:13</text:p>
          </table:table-cell>
          <table:table-cell office:value-type="string" calcext:value-type="string">
            <text:p>2019.04699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96284-</text:p>
            <text:p>54.198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33.556,0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0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5:59:14</text:p>
          </table:table-cell>
          <table:table-cell office:value-type="string" calcext:value-type="string">
            <text:p>2019.04789-0</text:p>
          </table:table-cell>
          <table:table-cell office:value-type="string" calcext:value-type="string">
            <text:p>Suspenso</text:p>
          </table:table-cell>
          <table:table-cell office:value-type="string" calcext:value-type="string">
            <text:p>0010169-</text:p>
            <text:p>73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48.477,5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310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1/07/2019</text:p>
          </table:table-cell>
          <table:table-cell office:value-type="string" calcext:value-type="string">
            <text:p>2019.04707-6</text:p>
          </table:table-cell>
          <table:table-cell office:value-type="string" calcext:value-type="string">
            <text:p>Suspenso</text:p>
          </table:table-cell>
          <table:table-cell table:style-name="ce1" office:value-type="string" calcext:value-type="string">
            <text:p>0010169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326.342,60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5:59:26</text:p>
          </table:table-cell>
          <table:table-cell table:number-columns-repeated="2"/>
          <table:table-cell office:value-type="string" calcext:value-type="string">
            <text:p>73.2002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31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6:05:53</text:p>
          </table:table-cell>
          <table:table-cell office:value-type="string" calcext:value-type="string">
            <text:p>2019.04785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0878-</text:p>
            <text:p>41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8.346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1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6:05:56</text:p>
          </table:table-cell>
          <table:table-cell office:value-type="string" calcext:value-type="string">
            <text:p>2019.04710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80878-</text:p>
            <text:p>41.199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8.346,4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1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6:32:57</text:p>
          </table:table-cell>
          <table:table-cell office:value-type="string" calcext:value-type="string">
            <text:p>2019.04551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46280-</text:p>
            <text:p>47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7.575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1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07:55</text:p>
          </table:table-cell>
          <table:table-cell office:value-type="string" calcext:value-type="string">
            <text:p>2019.0468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37478-</text:p>
            <text:p>77.2002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7.333,7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1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09:31</text:p>
          </table:table-cell>
          <table:table-cell office:value-type="string" calcext:value-type="string">
            <text:p>2019.04604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714-</text:p>
            <text:p>29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.818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1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09:37</text:p>
          </table:table-cell>
          <table:table-cell office:value-type="string" calcext:value-type="string">
            <text:p>2019.04742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714-</text:p>
            <text:p>29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7.227,1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1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09:40</text:p>
          </table:table-cell>
          <table:table-cell office:value-type="string" calcext:value-type="string">
            <text:p>2019.04558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714-</text:p>
            <text:p>29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4.818,11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31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09:44</text:p>
          </table:table-cell>
          <table:table-cell office:value-type="string" calcext:value-type="string">
            <text:p>2019.04675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714-</text:p>
            <text:p>29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4.818,11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31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09:48</text:p>
          </table:table-cell>
          <table:table-cell office:value-type="string" calcext:value-type="string">
            <text:p>2019.0456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714-</text:p>
            <text:p>29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4.818,11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32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09:51</text:p>
          </table:table-cell>
          <table:table-cell office:value-type="string" calcext:value-type="string">
            <text:p>2019.0469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714-</text:p>
            <text:p>29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44.818,11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1321o</text:p>
          </table:table-cell>
          <table:table-cell office:value-type="string" calcext:value-type="string">
            <text:p>ESTADO DO</text:p>
            <text:p>RIO DE</text:p>
          </table:table-cell>
          <table:table-cell office:value-type="string" calcext:value-type="string">
            <text:p>01/07/2019</text:p>
            <text:p>17:09:55</text:p>
          </table:table-cell>
          <table:table-cell office:value-type="string" calcext:value-type="string">
            <text:p>2019.04601-0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08301-</text:p>
            <text:p>44.1994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.266,17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1">
          <table:table-cell/>
          <table:table-cell office:value-type="string" calcext:value-type="string">
            <text:p>JANEIRO</text:p>
          </table:table-cell>
          <table:table-cell table:number-columns-repeated="7"/>
          <table:table-cell table:style-name="Default"/>
          <table:table-cell/>
        </table:table-row>
        <table:table-row table:style-name="ro3">
          <table:table-cell office:value-type="string" calcext:value-type="string">
            <text:p>132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10:01</text:p>
          </table:table-cell>
          <table:table-cell office:value-type="string" calcext:value-type="string">
            <text:p>2019.04679-7</text:p>
          </table:table-cell>
          <table:table-cell office:value-type="string" calcext:value-type="string">
            <text:p>Para arquivar</text:p>
          </table:table-cell>
          <table:table-cell office:value-type="string" calcext:value-type="string">
            <text:p>0008301-</text:p>
            <text:p>44.1994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.266,19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132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10:05</text:p>
          </table:table-cell>
          <table:table-cell office:value-type="string" calcext:value-type="string">
            <text:p>2019.04859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7714-</text:p>
            <text:p>29.1999.8.19.0000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4.818,1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2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25:20</text:p>
          </table:table-cell>
          <table:table-cell office:value-type="string" calcext:value-type="string">
            <text:p>2019.04711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4445-</text:p>
            <text:p>71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9.692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2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25:20</text:p>
          </table:table-cell>
          <table:table-cell office:value-type="string" calcext:value-type="string">
            <text:p>2019.0472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44445-</text:p>
            <text:p>71.201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78.770,9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2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25:23</text:p>
          </table:table-cell>
          <table:table-cell office:value-type="string" calcext:value-type="string">
            <text:p>2019.04688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7499-</text:p>
            <text:p>3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2.658,5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2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25:23</text:p>
          </table:table-cell>
          <table:table-cell office:value-type="string" calcext:value-type="string">
            <text:p>2019.04834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7499-</text:p>
            <text:p>36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01.120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2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25:24</text:p>
          </table:table-cell>
          <table:table-cell office:value-type="string" calcext:value-type="string">
            <text:p>2019.04791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22565-</text:p>
            <text:p>2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5.990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2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25:25</text:p>
          </table:table-cell>
          <table:table-cell office:value-type="string" calcext:value-type="string">
            <text:p>2019.04827-7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422565-</text:p>
            <text:p>26.2016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48.663,6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46:18</text:p>
          </table:table-cell>
          <table:table-cell office:value-type="string" calcext:value-type="string">
            <text:p>2019.04837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9608-</text:p>
            <text:p>07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8.793,86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7:46:20</text:p>
          </table:table-cell>
          <table:table-cell office:value-type="string" calcext:value-type="string">
            <text:p>2019.0452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39608-</text:p>
            <text:p>07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8.527,0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09:10</text:p>
          </table:table-cell>
          <table:table-cell office:value-type="string" calcext:value-type="string">
            <text:p>2019.04808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4099-</text:p>
            <text:p>14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1.827,87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3">
          <table:table-cell office:value-type="string" calcext:value-type="string">
            <text:p>133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10:36</text:p>
          </table:table-cell>
          <table:table-cell office:value-type="string" calcext:value-type="string">
            <text:p>2019.04815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4099-</text:p>
            <text:p>14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65.483,6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4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24:42</text:p>
          </table:table-cell>
          <table:table-cell office:value-type="string" calcext:value-type="string">
            <text:p>2019.0462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0884-</text:p>
            <text:p>95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54.220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24:43</text:p>
          </table:table-cell>
          <table:table-cell office:value-type="string" calcext:value-type="string">
            <text:p>2019.0456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60884-</text:p>
            <text:p>95.199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54.220,24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25:38</text:p>
          </table:table-cell>
          <table:table-cell office:value-type="string" calcext:value-type="string">
            <text:p>2019.04734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01216-</text:p>
            <text:p>21.200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15.800,93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44:29</text:p>
          </table:table-cell>
          <table:table-cell office:value-type="string" calcext:value-type="string">
            <text:p>2019.0471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076664-</text:p>
            <text:p>31.2004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1.263,4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44:30</text:p>
          </table:table-cell>
          <table:table-cell office:value-type="string" calcext:value-type="string">
            <text:p>2019.04779-3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719-</text:p>
            <text:p>4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43.515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3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44:32</text:p>
          </table:table-cell>
          <table:table-cell office:value-type="string" calcext:value-type="string">
            <text:p>2019.0468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719-</text:p>
            <text:p>4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03.959,6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44:33</text:p>
          </table:table-cell>
          <table:table-cell office:value-type="string" calcext:value-type="string">
            <text:p>2019.04792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719-</text:p>
            <text:p>4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1.621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44:34</text:p>
          </table:table-cell>
          <table:table-cell office:value-type="string" calcext:value-type="string">
            <text:p>2019.04610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719-</text:p>
            <text:p>4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28.031,87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44:34</text:p>
          </table:table-cell>
          <table:table-cell office:value-type="string" calcext:value-type="string">
            <text:p>2019.04852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719-</text:p>
            <text:p>4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87.031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44:35</text:p>
          </table:table-cell>
          <table:table-cell office:value-type="string" calcext:value-type="string">
            <text:p>2019.0485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719-</text:p>
            <text:p>4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20.168,7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344o</text:p>
          </table:table-cell>
          <table:table-cell office:value-type="string" calcext:value-type="string">
            <text:p>ESTADO DO</text:p>
          </table:table-cell>
          <table:table-cell table:style-name="ce1" office:value-type="string" calcext:value-type="string">
            <text:p>01/07/2019</text:p>
          </table:table-cell>
          <table:table-cell office:value-type="string" calcext:value-type="string">
            <text:p>2019.04547-2</text:p>
          </table:table-cell>
          <table:table-cell office:value-type="string" calcext:value-type="string">
            <text:p>Ativo</text:p>
          </table:table-cell>
          <table:table-cell table:style-name="ce1" office:value-type="string" calcext:value-type="string">
            <text:p>0146719-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3.515,55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Ordem</text:p>
          </table:table-cell>
          <table:table-cell office:value-type="string" calcext:value-type="string">
            <text:p>Entidade</text:p>
            <text:p>Devedora</text:p>
          </table:table-cell>
          <table:table-cell office:value-type="string" calcext:value-type="string">
            <text:p>Protocolo</text:p>
          </table:table-cell>
          <table:table-cell office:value-type="string" calcext:value-type="string">
            <text:p>Precatório</text:p>
          </table:table-cell>
          <table:table-cell office:value-type="string" calcext:value-type="string">
            <text:p>Situação</text:p>
          </table:table-cell>
          <table:table-cell office:value-type="string" calcext:value-type="string">
            <text:p>Proc. Originário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Priori.</text:p>
          </table:table-cell>
          <table:table-cell table:style-name="Default" office:value-type="string" calcext:value-type="string">
            <text:p>Valor Histórico</text:p>
          </table:table-cell>
          <table:table-cell office:value-type="string" calcext:value-type="string">
            <text:p>Pago</text:p>
          </table:table-cell>
        </table:table-row>
        <table:table-row table:style-name="ro2">
          <table:table-cell/>
          <table:table-cell office:value-type="string" calcext:value-type="string">
            <text:p>RIO DE</text:p>
            <text:p>JANEIRO</text:p>
          </table:table-cell>
          <table:table-cell table:style-name="ce1" office:value-type="string" calcext:value-type="string">
            <text:p>18:44:36</text:p>
          </table:table-cell>
          <table:table-cell table:number-columns-repeated="2"/>
          <table:table-cell office:value-type="string" calcext:value-type="string">
            <text:p>41.2003.8.19.0001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office:value-type="string" calcext:value-type="string">
            <text:p>1345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44:37</text:p>
          </table:table-cell>
          <table:table-cell office:value-type="string" calcext:value-type="string">
            <text:p>2019.04607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719-</text:p>
            <text:p>4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287.031,1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6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44:38</text:p>
          </table:table-cell>
          <table:table-cell office:value-type="string" calcext:value-type="string">
            <text:p>2019.04669-0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719-</text:p>
            <text:p>4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251.621,38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7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44:39</text:p>
          </table:table-cell>
          <table:table-cell office:value-type="string" calcext:value-type="string">
            <text:p>2019.04810-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719-</text:p>
            <text:p>4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43.515,55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8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44:40</text:p>
          </table:table-cell>
          <table:table-cell office:value-type="string" calcext:value-type="string">
            <text:p>2019.04797-1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46719-</text:p>
            <text:p>41.2003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91.688,5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49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47:07</text:p>
          </table:table-cell>
          <table:table-cell office:value-type="string" calcext:value-type="string">
            <text:p>2019.04593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6440-</text:p>
            <text:p>13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15.223,2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50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47:07</text:p>
          </table:table-cell>
          <table:table-cell office:value-type="string" calcext:value-type="string">
            <text:p>2019.04706-8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236440-</text:p>
            <text:p>13.2017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60.892,81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51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52:41</text:p>
          </table:table-cell>
          <table:table-cell office:value-type="string" calcext:value-type="string">
            <text:p>2019.04689-4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7197-</text:p>
            <text:p>67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910.358,72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52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18:52:41</text:p>
          </table:table-cell>
          <table:table-cell office:value-type="string" calcext:value-type="string">
            <text:p>2019.04733-5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7197-</text:p>
            <text:p>67.1998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R$303.452,90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1353o</text:p>
          </table:table-cell>
          <table:table-cell office:value-type="string" calcext:value-type="string">
            <text:p>ESTADO DO</text:p>
            <text:p>RIO DE</text:p>
            <text:p>JANEIRO</text:p>
          </table:table-cell>
          <table:table-cell office:value-type="string" calcext:value-type="string">
            <text:p>01/07/2019</text:p>
            <text:p>20:31:10</text:p>
          </table:table-cell>
          <table:table-cell office:value-type="string" calcext:value-type="string">
            <text:p>2019.04822-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0188338-</text:p>
            <text:p>38.2009.8.19.0001</text:p>
          </table:table-cell>
          <table:table-cell office:value-type="string" calcext:value-type="string">
            <text:p>Alimentíc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$139.433,02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540" meta:object-count="0"/>
    <meta:generator>LibreOffice/6.0.7.3$Linux_X86_64 LibreOffice_project/00m0$Build-3</meta:generator>
  </office:meta>
</office:document-meta>
</file>